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3" style:family="table">
      <style:table-properties style:width="3.888cm" fo:margin-left="0cm" fo:margin-right="0.4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0.4cm" style:rel-column-width="6749*"/>
    </style:style>
    <style:style style:name="Tableau3.C" style:family="table-column">
      <style:table-column-properties style:column-width="1.028cm" style:rel-column-width="17335*"/>
    </style:style>
    <style:style style:name="Tableau3.D" style:family="table-column">
      <style:table-column-properties style:column-width="1.03cm" style:rel-column-width="17364*"/>
    </style:style>
    <style:style style:name="Tableau3.E" style:family="table-column">
      <style:table-column-properties style:column-width="1.028cm" style:rel-column-width="17338*"/>
    </style:style>
    <style:style style:name="Tableau3.1" style:family="table-row">
      <style:table-row-properties style:row-height="0.75cm" fo:background-color="transparent" fo:keep-together="auto">
        <style:background-image/>
      </style:table-row-properties>
    </style:style>
    <style:style style:name="Tableau3.A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3.C1" style:family="table-cell" style:data-style-name="N0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3.B2" style:family="table-cell">
      <style:table-cell-properties style:vertical-align="middle" fo:background-color="transparent" fo:padding="0cm" fo:border-left="none" fo:border-right="none" fo:border-top="none" fo:border-bottom="0.5pt solid #000000" style:writing-mode="page">
        <style:background-image/>
      </style:table-cell-properties>
    </style:style>
    <style:style style:name="Tableau3.C2" style:family="table-cell">
      <style:table-cell-properties style:vertical-align="middle" fo:background-color="transparent" fo:padding="0cm" fo:border-left="none" fo:border-right="none" fo:border-top="none" fo:border-bottom="0.5pt solid #000000" style:writing-mode="page">
        <style:background-image/>
      </style:table-cell-properties>
    </style:style>
    <style:style style:name="Tableau3.D2" style:family="table-cell" style:data-style-name="N0">
      <style:table-cell-properties style:vertical-align="middle" fo:background-color="transparent" fo:padding="0cm" fo:border-left="none" fo:border-right="none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3.888cm" fo:margin-left="0cm" fo:margin-right="0.4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402cm" style:rel-column-width="6793*"/>
    </style:style>
    <style:style style:name="Table1.B" style:family="table-column">
      <style:table-column-properties style:column-width="0.404cm" style:rel-column-width="6821*"/>
    </style:style>
    <style:style style:name="Table1.C" style:family="table-column">
      <style:table-column-properties style:column-width="1.028cm" style:rel-column-width="17325*"/>
    </style:style>
    <style:style style:name="Table1.D" style:family="table-column">
      <style:table-column-properties style:column-width="1.025cm" style:rel-column-width="17268*"/>
    </style:style>
    <style:style style:name="Table1.E" style:family="table-column">
      <style:table-column-properties style:column-width="1.028cm" style:rel-column-width="17328*"/>
    </style:style>
    <style:style style:name="Table1.1" style:family="table-row">
      <style:table-row-properties style:row-height="0.75cm"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1.E1" style:family="table-cell" style:data-style-name="N0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cm" fo:border-left="none" fo:border-right="none" fo:border-top="none" fo:border-bottom="0.5pt solid #000000" style:writing-mode="page">
        <style:background-image/>
      </style:table-cell-properties>
    </style:style>
    <style:style style:name="Table1.C2" style:family="table-cell" style:data-style-name="N0">
      <style:table-cell-properties style:vertical-align="middle" fo:background-color="transparent" fo:padding="0cm" fo:border-left="none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style:vertical-align="middle" fo:background-color="transparent" fo:padding="0cm" fo:border-left="none" fo:border-right="none" fo:border-top="none" fo:border-bottom="0.5pt solid #000000" style:writing-mode="page">
        <style:background-image/>
      </style:table-cell-properties>
    </style:style>
    <style:style style:name="Tableau9" style:family="table">
      <style:table-properties style:width="4.71cm" fo:break-before="auto" fo:break-after="auto" table:align="right" fo:background-color="transparent" fo:keep-with-next="auto" style:may-break-between-rows="true" style:writing-mode="page">
        <style:background-image/>
      </style:table-properties>
    </style:style>
    <style:style style:name="Tableau9.A" style:family="table-column">
      <style:table-column-properties style:column-width="0.395cm"/>
    </style:style>
    <style:style style:name="Tableau9.B" style:family="table-column">
      <style:table-column-properties style:column-width="0.409cm"/>
    </style:style>
    <style:style style:name="Tableau9.C" style:family="table-column">
      <style:table-column-properties style:column-width="0.951cm"/>
    </style:style>
    <style:style style:name="Tableau9.D" style:family="table-column">
      <style:table-column-properties style:column-width="0.984cm"/>
    </style:style>
    <style:style style:name="Tableau9.E" style:family="table-column">
      <style:table-column-properties style:column-width="0.986cm"/>
    </style:style>
    <style:style style:name="Tableau9.1" style:family="table-row">
      <style:table-row-properties style:row-height="0.75cm" fo:background-color="transparent" fo:keep-together="auto">
        <style:background-image/>
      </style:table-row-properties>
    </style:style>
    <style:style style:name="Tableau9.A1" style:family="table-cell">
      <style:table-cell-properties style:vertical-align="middle" fo:padding="0cm" fo:border="none"/>
    </style:style>
    <style:style style:name="Tableau9.C1" style:family="table-cell" style:data-style-name="N0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9.D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9.A2" style:family="table-cell">
      <style:table-cell-properties style:vertical-align="middle" fo:padding="0.097cm" fo:border-left="none" fo:border-right="none" fo:border-top="none" fo:border-bottom="0.5pt solid #000000"/>
    </style:style>
    <style:style style:name="Tableau9.B2" style:family="table-cell">
      <style:table-cell-properties style:vertical-align="middle" fo:padding="0cm" fo:border-left="none" fo:border-right="none" fo:border-top="none" fo:border-bottom="0.5pt solid #000000"/>
    </style:style>
    <style:style style:name="Tableau9.C2" style:family="table-cell">
      <style:table-cell-properties style:vertical-align="middle" fo:background-color="transparent" fo:padding="0cm" fo:border-left="none" fo:border-right="none" fo:border-top="none" fo:border-bottom="0.5pt solid #000000" style:writing-mode="page">
        <style:background-image/>
      </style:table-cell-properties>
    </style:style>
    <style:style style:name="Tableau9.D2" style:family="table-cell" style:data-style-name="N0">
      <style:table-cell-properties style:vertical-align="middle" fo:background-color="transparent" fo:padding="0cm" fo:border-left="none" fo:border-right="none" fo:border-top="none" fo:border-bottom="0.5pt solid #000000" style:writing-mode="page">
        <style:background-image/>
      </style:table-cell-properties>
    </style:style>
    <style:style style:name="Tableau9.E2" style:family="table-cell">
      <style:table-cell-properties style:vertical-align="middle" fo:background-color="transparent" fo:padding="0cm" fo:border-left="none" fo:border-right="none" fo:border-top="none" fo:border-bottom="0.5pt solid #000000" style:writing-mode="page">
        <style:background-image/>
      </style:table-cell-properties>
    </style:style>
    <style:style style:name="Tableau9.B3" style:family="table-cell" style:data-style-name="N0">
      <style:table-cell-properties style:vertical-align="middle" fo:padding="0cm" fo:border="none"/>
    </style:style>
    <style:style style:name="Tableau9.F3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0" style:family="table">
      <style:table-properties style:width="4.71cm" fo:break-before="auto" fo:break-after="auto" table:align="right" fo:background-color="transparent" fo:keep-with-next="auto" style:may-break-between-rows="true" style:writing-mode="page">
        <style:background-image/>
      </style:table-properties>
    </style:style>
    <style:style style:name="Tableau10.A" style:family="table-column">
      <style:table-column-properties style:column-width="0.494cm"/>
    </style:style>
    <style:style style:name="Tableau10.B" style:family="table-column">
      <style:table-column-properties style:column-width="0.275cm"/>
    </style:style>
    <style:style style:name="Tableau10.C" style:family="table-column">
      <style:table-column-properties style:column-width="0.984cm"/>
    </style:style>
    <style:style style:name="Tableau10.D" style:family="table-column">
      <style:table-column-properties style:column-width="0.988cm"/>
    </style:style>
    <style:style style:name="Tableau10.E" style:family="table-column">
      <style:table-column-properties style:column-width="0.986cm"/>
    </style:style>
    <style:style style:name="Tableau10.F" style:family="table-column">
      <style:table-column-properties style:column-width="0.982cm"/>
    </style:style>
    <style:style style:name="Tableau10.1" style:family="table-row">
      <style:table-row-properties style:row-height="0.75cm" fo:background-color="transparent" fo:keep-together="auto">
        <style:background-image/>
      </style:table-row-properties>
    </style:style>
    <style:style style:name="Tableau10.A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0.E1" style:family="table-cell" style:data-style-name="N0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0.B2" style:family="table-cell">
      <style:table-cell-properties style:vertical-align="middle" fo:background-color="transparent" fo:padding="0cm" fo:border-left="none" fo:border-right="none" fo:border-top="none" fo:border-bottom="0.5pt solid #000000" style:writing-mode="page">
        <style:background-image/>
      </style:table-cell-properties>
    </style:style>
    <style:style style:name="Tableau10.C2" style:family="table-cell" style:data-style-name="N0">
      <style:table-cell-properties style:vertical-align="middle" fo:background-color="transparent" fo:padding="0cm" fo:border-left="none" fo:border-right="none" fo:border-top="none" fo:border-bottom="0.5pt solid #000000" style:writing-mode="page">
        <style:background-image/>
      </style:table-cell-properties>
    </style:style>
    <style:style style:name="Tableau10.E2" style:family="table-cell">
      <style:table-cell-properties style:vertical-align="middle" fo:background-color="transparent" fo:padding="0cm" fo:border-left="none" fo:border-right="none" fo:border-top="none" fo:border-bottom="0.5pt solid #000000" style:writing-mode="page">
        <style:background-image/>
      </style:table-cell-properties>
    </style:style>
    <style:style style:name="Tableau13" style:family="table">
      <style:table-properties style:width="3.44cm" table:align="center"/>
    </style:style>
    <style:style style:name="Tableau13.A" style:family="table-column">
      <style:table-column-properties style:column-width="0.411cm"/>
    </style:style>
    <style:style style:name="Tableau13.B" style:family="table-column">
      <style:table-column-properties style:column-width="1.009cm"/>
    </style:style>
    <style:style style:name="Tableau13.C" style:family="table-column">
      <style:table-column-properties style:column-width="1.005cm"/>
    </style:style>
    <style:style style:name="Tableau13.D" style:family="table-column">
      <style:table-column-properties style:column-width="1.014cm"/>
    </style:style>
    <style:style style:name="Tableau13.1" style:family="table-row">
      <style:table-row-properties style:row-height="0.75cm"/>
    </style:style>
    <style:style style:name="Tableau13.A1" style:family="table-cell">
      <style:table-cell-properties style:vertical-align="middle" fo:background-color="transparent">
        <style:background-image/>
      </style:table-cell-properties>
    </style:style>
    <style:style style:name="Tableau13.B1" style:family="table-cell" style:data-style-name="N0">
      <style:table-cell-properties style:vertical-align="middle" fo:background-color="transparent">
        <style:background-image/>
      </style:table-cell-properties>
    </style:style>
    <style:style style:name="Tableau13.A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13.B2" style:family="table-cell" style:data-style-name="N0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14" style:family="table">
      <style:table-properties style:width="3.44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eau14.A" style:family="table-column">
      <style:table-column-properties style:column-width="0.407cm"/>
    </style:style>
    <style:style style:name="Tableau14.B" style:family="table-column">
      <style:table-column-properties style:column-width="1.011cm"/>
    </style:style>
    <style:style style:name="Tableau14.C" style:family="table-column">
      <style:table-column-properties style:column-width="1.009cm"/>
    </style:style>
    <style:style style:name="Tableau14.D" style:family="table-column">
      <style:table-column-properties style:column-width="1.012cm"/>
    </style:style>
    <style:style style:name="Tableau14.1" style:family="table-row">
      <style:table-row-properties style:row-height="0.75cm" fo:background-color="transparent" fo:keep-together="auto">
        <style:background-image/>
      </style:table-row-properties>
    </style:style>
    <style:style style:name="Tableau14.A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4.B1" style:family="table-cell" style:data-style-name="N0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4.A2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leau14.B2" style:family="table-cell" style:data-style-name="N0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leau14.C2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leau14.D2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leau15" style:family="table">
      <style:table-properties style:width="4.48cm" fo:break-before="auto" fo:break-after="auto" table:align="right" fo:background-color="transparent" fo:keep-with-next="auto" style:may-break-between-rows="true" style:writing-mode="page">
        <style:background-image/>
      </style:table-properties>
    </style:style>
    <style:style style:name="Tableau15.A" style:family="table-column">
      <style:table-column-properties style:column-width="0.402cm"/>
    </style:style>
    <style:style style:name="Tableau15.B" style:family="table-column">
      <style:table-column-properties style:column-width="1.02cm"/>
    </style:style>
    <style:style style:name="Tableau15.1" style:family="table-row">
      <style:table-row-properties style:row-height="0.75cm" fo:background-color="transparent" fo:keep-together="auto">
        <style:background-image/>
      </style:table-row-properties>
    </style:style>
    <style:style style:name="Tableau15.A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5.B1" style:family="table-cell" style:data-style-name="N0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5.A2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leau15.B2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leau15.C2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leau15.D2" style:family="table-cell" style:data-style-name="N0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leau12" style:family="table">
      <style:table-properties style:width="4.531cm" fo:margin-left="0.019cm" fo:margin-right="0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12.A" style:family="table-column">
      <style:table-column-properties style:column-width="0.407cm" style:rel-column-width="5901*"/>
    </style:style>
    <style:style style:name="Tableau12.B" style:family="table-column">
      <style:table-column-properties style:column-width="1.037cm" style:rel-column-width="14999*"/>
    </style:style>
    <style:style style:name="Tableau12.C" style:family="table-column">
      <style:table-column-properties style:column-width="1.039cm" style:rel-column-width="15025*"/>
    </style:style>
    <style:style style:name="Tableau12.E" style:family="table-column">
      <style:table-column-properties style:column-width="1.009cm" style:rel-column-width="14585*"/>
    </style:style>
    <style:style style:name="Tableau12.1" style:family="table-row">
      <style:table-row-properties style:row-height="0.75cm" fo:background-color="transparent" fo:keep-together="auto">
        <style:background-image/>
      </style:table-row-properties>
    </style:style>
    <style:style style:name="Tableau12.A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2.C1" style:family="table-cell" style:data-style-name="N0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2.A2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leau12.B2" style:family="table-cell" style:data-style-name="N0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leau12.C2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leau12.D2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le2" style:family="table">
      <style:table-properties style:width="9.149cm" fo:margin-left="0cm" fo:margin-right="0.002cm" table:align="margins"/>
    </style:style>
    <style:style style:name="Table2.A" style:family="table-column">
      <style:table-column-properties style:column-width="3.05cm" style:rel-column-width="21845*"/>
    </style:style>
    <style:style style:name="Table2.1" style:family="table-row">
      <style:table-row-properties style:row-height="4.001cm"/>
    </style:style>
    <style:style style:name="Table2.A1" style:family="table-cell">
      <style:table-cell-properties fo:padding="0.101cm" fo:border-left="0.5pt solid #000000" fo:border-right="none" fo:border-top="0.5pt solid #000000" fo:border-bottom="0.5pt solid #000000"/>
    </style:style>
    <style:style style:name="Table2.C1" style:family="table-cell">
      <style:table-cell-properties fo:padding="0.101cm" fo:border="0.5pt solid #000000"/>
    </style:style>
    <style:style style:name="Table2.A2" style:family="table-cell">
      <style:table-cell-properties fo:padding="0.101cm" fo:border-left="0.5pt solid #000000" fo:border-right="none" fo:border-top="none" fo:border-bottom="0.5pt solid #000000"/>
    </style:style>
    <style:style style:name="Table2.C2" style:family="table-cell">
      <style:table-cell-properties fo:padding="0.101cm" fo:border-left="0.5pt solid #000000" fo:border-right="0.5pt solid #000000" fo:border-top="none" fo:border-bottom="0.5pt solid #000000"/>
    </style:style>
    <style:style style:name="Table3" style:family="table">
      <style:table-properties style:width="9.149cm" fo:margin-left="0cm" fo:margin-right="0.002cm" table:align="margins"/>
    </style:style>
    <style:style style:name="Table3.A" style:family="table-column">
      <style:table-column-properties style:column-width="3.05cm" style:rel-column-width="21845*"/>
    </style:style>
    <style:style style:name="Table3.1" style:family="table-row">
      <style:table-row-properties style:row-height="7.001cm"/>
    </style:style>
    <style:style style:name="Table3.A1" style:family="table-cell">
      <style:table-cell-properties fo:padding="0.101cm" fo:border-left="0.5pt solid #000000" fo:border-right="none" fo:border-top="0.5pt solid #000000" fo:border-bottom="0.5pt solid #000000"/>
    </style:style>
    <style:style style:name="Table3.C1" style:family="table-cell">
      <style:table-cell-properties fo:padding="0.101cm" fo:border="0.5pt solid #000000"/>
    </style:style>
    <style:style style:name="Table4" style:family="table">
      <style:table-properties style:width="9.151cm" table:align="margins" style:may-break-between-rows="false"/>
    </style:style>
    <style:style style:name="Table4.A" style:family="table-column">
      <style:table-column-properties style:column-width="4.576cm" style:rel-column-width="32767*"/>
    </style:style>
    <style:style style:name="Table4.B" style:family="table-column">
      <style:table-column-properties style:column-width="4.576cm" style:rel-column-width="32768*"/>
    </style:style>
    <style:style style:name="Table4.A1" style:family="table-cell">
      <style:table-cell-properties fo:padding-left="0.4cm" fo:padding-right="0.049cm" fo:padding-top="0.049cm" fo:padding-bottom="0.049cm" fo:border="none" style:writing-mode="page"/>
    </style:style>
    <style:style style:name="Table4.B1" style:family="table-cell">
      <style:table-cell-properties fo:padding-left="0.4cm" fo:padding-right="0.049cm" fo:padding-top="0.049cm" fo:padding-bottom="0.049cm" fo:border-left="1pt solid #d7e12c" fo:border-right="none" fo:border-top="none" fo:border-bottom="none" style:writing-mode="page"/>
    </style:style>
    <style:style style:name="Table5" style:family="table">
      <style:table-properties style:width="9.151cm" table:align="margins" style:may-break-between-rows="true"/>
    </style:style>
    <style:style style:name="Table5.A" style:family="table-column">
      <style:table-column-properties style:column-width="4.574cm" style:rel-column-width="32755*"/>
    </style:style>
    <style:style style:name="Table5.B" style:family="table-column">
      <style:table-column-properties style:column-width="4.577cm" style:rel-column-width="32780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-left="0.4cm" fo:padding-right="0.049cm" fo:padding-top="0.049cm" fo:padding-bottom="0.049cm" fo:border="none" style:writing-mode="page"/>
    </style:style>
    <style:style style:name="Table5.B1" style:family="table-cell">
      <style:table-cell-properties fo:padding-left="0.4cm" fo:padding-right="0.049cm" fo:padding-top="0.049cm" fo:padding-bottom="0.049cm" fo:border-left="1pt solid #d7e12c" fo:border-right="none" fo:border-top="none" fo:border-bottom="none" style:writing-mode="page"/>
    </style:style>
    <style:style style:name="Tableau11" style:family="table">
      <style:table-properties style:width="19.009cm" fo:margin-left="0cm" fo:margin-right="-0.009cm" fo:margin-top="0.15cm" fo:margin-bottom="0cm" table:align="margins"/>
    </style:style>
    <style:style style:name="Tableau11.A" style:family="table-column">
      <style:table-column-properties style:column-width="3.708cm" style:rel-column-width="12782*"/>
    </style:style>
    <style:style style:name="Tableau11.B" style:family="table-column">
      <style:table-column-properties style:column-width="10.927cm" style:rel-column-width="37671*"/>
    </style:style>
    <style:style style:name="Tableau11.C" style:family="table-column">
      <style:table-column-properties style:column-width="4.374cm" style:rel-column-width="15082*"/>
    </style:style>
    <style:style style:name="Tableau11.A1" style:family="table-cell">
      <style:table-cell-properties style:vertical-align="middle" fo:background-color="#ecf191" fo:padding="0cm" fo:border-left="0.5pt solid #000000" fo:border-right="none" fo:border-top="0.5pt solid #000000" fo:border-bottom="0.5pt solid #000000">
        <style:background-image/>
      </style:table-cell-properties>
    </style:style>
    <style:style style:name="Tableau11.C1" style:family="table-cell">
      <style:table-cell-properties style:vertical-align="middle" fo:background-color="#ecf191" fo:padding="0cm" fo:border="0.5pt solid #000000">
        <style:background-image/>
      </style:table-cell-properties>
    </style:style>
    <style:style style:name="Tableau11.2" style:family="table-row">
      <style:table-row-properties style:min-row-height="0.85cm"/>
    </style:style>
    <style:style style:name="Tableau11.A2" style:family="table-cell">
      <style:table-cell-properties style:vertical-align="middle" fo:padding-left="0.199cm" fo:padding-right="0cm" fo:padding-top="0cm" fo:padding-bottom="0cm" fo:border-left="0.5pt solid #000000" fo:border-right="none" fo:border-top="none" fo:border-bottom="0.5pt solid #000000"/>
    </style:style>
    <style:style style:name="Tableau11.B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1.C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11.A3" style:family="table-cell">
      <style:table-cell-properties style:vertical-align="middle" fo:padding-left="0.199cm" fo:padding-right="0cm" fo:padding-top="0cm" fo:padding-bottom="0cm" fo:border-left="0.5pt solid #000000" fo:border-right="none" fo:border-top="none" fo:border-bottom="0.5pt solid #000000"/>
    </style:style>
    <style:style style:name="Tableau11.B3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1.C3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11.A4" style:family="table-cell">
      <style:table-cell-properties style:vertical-align="middle" fo:padding-left="0.199cm" fo:padding-right="0cm" fo:padding-top="0cm" fo:padding-bottom="0cm" fo:border-left="0.5pt solid #000000" fo:border-right="none" fo:border-top="none" fo:border-bottom="0.5pt solid #000000"/>
    </style:style>
    <style:style style:name="Tableau11.B4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1.C4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11.A5" style:family="table-cell">
      <style:table-cell-properties style:vertical-align="middle" fo:padding-left="0.199cm" fo:padding-right="0cm" fo:padding-top="0cm" fo:padding-bottom="0cm" fo:border-left="0.5pt solid #000000" fo:border-right="none" fo:border-top="none" fo:border-bottom="0.5pt solid #000000"/>
    </style:style>
    <style:style style:name="Tableau11.B5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1.C5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11.A6" style:family="table-cell">
      <style:table-cell-properties style:vertical-align="middle" fo:padding-left="0.199cm" fo:padding-right="0cm" fo:padding-top="0cm" fo:padding-bottom="0cm" fo:border-left="0.5pt solid #000000" fo:border-right="none" fo:border-top="none" fo:border-bottom="0.5pt solid #000000"/>
    </style:style>
    <style:style style:name="Tableau11.B6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1.C6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11.A7" style:family="table-cell">
      <style:table-cell-properties style:vertical-align="middle" fo:padding-left="0.199cm" fo:padding-right="0cm" fo:padding-top="0cm" fo:padding-bottom="0cm" fo:border-left="0.5pt solid #000000" fo:border-right="none" fo:border-top="none" fo:border-bottom="0.5pt solid #000000"/>
    </style:style>
    <style:style style:name="Tableau11.B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1.C7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11.A8" style:family="table-cell">
      <style:table-cell-properties style:vertical-align="middle" fo:padding-left="0.199cm" fo:padding-right="0cm" fo:padding-top="0cm" fo:padding-bottom="0cm" fo:border-left="0.5pt solid #000000" fo:border-right="none" fo:border-top="none" fo:border-bottom="0.5pt solid #000000"/>
    </style:style>
    <style:style style:name="Tableau11.B8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1.C8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11.A9" style:family="table-cell">
      <style:table-cell-properties style:vertical-align="middle" fo:padding-left="0.199cm" fo:padding-right="0cm" fo:padding-top="0cm" fo:padding-bottom="0cm" fo:border-left="0.5pt solid #000000" fo:border-right="none" fo:border-top="none" fo:border-bottom="0.5pt solid #000000"/>
    </style:style>
    <style:style style:name="Tableau11.B9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1.C9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Header">
      <style:paragraph-properties fo:margin-left="0cm" fo:margin-right="0cm" fo:text-indent="0cm" style:auto-text-indent="false"/>
    </style:style>
    <style:style style:name="P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10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11" style:family="paragraph" style:parent-style-name="Footer">
      <style:paragraph-properties fo:text-align="end" style:justify-single-word="false"/>
      <style:text-properties officeooo:paragraph-rsid="00d4df5c"/>
    </style:style>
    <style:style style:name="P12" style:family="paragraph" style:parent-style-name="Footer">
      <style:paragraph-properties fo:text-align="start" style:justify-single-word="false"/>
      <style:text-properties officeooo:paragraph-rsid="00d4df5c"/>
    </style:style>
    <style:style style:name="P13" style:family="paragraph" style:parent-style-name="Footer">
      <style:paragraph-properties fo:text-align="start" style:justify-single-word="false"/>
      <style:text-properties officeooo:paragraph-rsid="0211dd7e"/>
    </style:style>
    <style:style style:name="P14" style:family="paragraph" style:parent-style-name="Footer">
      <style:text-properties officeooo:rsid="00178920" officeooo:paragraph-rsid="00178920"/>
    </style:style>
    <style:style style:name="P15" style:family="paragraph" style:parent-style-name="Footer">
      <style:text-properties officeooo:paragraph-rsid="00c384cf"/>
    </style:style>
    <style:style style:name="P16" style:family="paragraph" style:parent-style-name="Footer">
      <style:text-properties officeooo:paragraph-rsid="00d4df5c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25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26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34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35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47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48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49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50" style:family="paragraph" style:parent-style-name="Footer">
      <style:text-properties officeooo:paragraph-rsid="00863005"/>
    </style:style>
    <style:style style:name="P51" style:family="paragraph" style:parent-style-name="Footer">
      <style:text-properties officeooo:paragraph-rsid="030c4d7d"/>
    </style:style>
    <style:style style:name="P52" style:family="paragraph" style:parent-style-name="Footer">
      <style:text-properties officeooo:paragraph-rsid="008d016c"/>
    </style:style>
    <style:style style:name="P53" style:family="paragraph" style:parent-style-name="Footer">
      <style:text-properties officeooo:paragraph-rsid="010f7046"/>
    </style:style>
    <style:style style:name="P54" style:family="paragraph" style:parent-style-name="Footer">
      <style:text-properties officeooo:paragraph-rsid="01120261"/>
    </style:style>
    <style:style style:name="P55" style:family="paragraph" style:parent-style-name="Footer">
      <style:text-properties officeooo:rsid="0242edd8" officeooo:paragraph-rsid="0242edd8"/>
    </style:style>
    <style:style style:name="P56" style:family="paragraph" style:parent-style-name="Footer">
      <style:text-properties officeooo:paragraph-rsid="00a59a60"/>
    </style:style>
    <style:style style:name="P57" style:family="paragraph" style:parent-style-name="Footer">
      <style:text-properties officeooo:paragraph-rsid="004274bc"/>
    </style:style>
    <style:style style:name="P58" style:family="paragraph" style:parent-style-name="Footer">
      <style:text-properties officeooo:paragraph-rsid="00d8520c"/>
    </style:style>
    <style:style style:name="P59" style:family="paragraph" style:parent-style-name="Footer">
      <style:text-properties officeooo:paragraph-rsid="002aa84d"/>
    </style:style>
    <style:style style:name="P60" style:family="paragraph" style:parent-style-name="Footer">
      <style:text-properties officeooo:rsid="001f8a2d" officeooo:paragraph-rsid="00bd36bc"/>
    </style:style>
    <style:style style:name="P61" style:family="paragraph" style:parent-style-name="Footer">
      <style:text-properties officeooo:rsid="001f8a2d" officeooo:paragraph-rsid="002b33ed"/>
    </style:style>
    <style:style style:name="P62" style:family="paragraph" style:parent-style-name="Footer">
      <style:text-properties officeooo:rsid="011350d1" officeooo:paragraph-rsid="011350d1"/>
    </style:style>
    <style:style style:name="P63" style:family="paragraph" style:parent-style-name="Footer">
      <style:text-properties officeooo:rsid="0096b4e2" officeooo:paragraph-rsid="0096b4e2"/>
    </style:style>
    <style:style style:name="P64" style:family="paragraph" style:parent-style-name="Footer">
      <style:text-properties officeooo:paragraph-rsid="0096b4e2"/>
    </style:style>
    <style:style style:name="P65" style:family="paragraph" style:parent-style-name="Footer">
      <style:text-properties officeooo:paragraph-rsid="02a682f9"/>
    </style:style>
    <style:style style:name="P66" style:family="paragraph" style:parent-style-name="_5f_Header_20_G_20_page_20_impaire_20__28_D_29_">
      <style:text-properties officeooo:paragraph-rsid="01259ec2"/>
    </style:style>
    <style:style style:name="P67" style:family="paragraph" style:parent-style-name="_5f_Header_20_G_20_page_20_impaire_20__28_D_29_">
      <style:text-properties officeooo:paragraph-rsid="00c87b35"/>
    </style:style>
    <style:style style:name="P68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69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70" style:family="paragraph" style:parent-style-name="_5f_Header_20_G_20_page_20_paire_20__28_G_29_">
      <style:text-properties officeooo:paragraph-rsid="00eb2abc"/>
    </style:style>
    <style:style style:name="P71" style:family="paragraph" style:parent-style-name="_5f_Header_20_G_20_page_20_paire_20__28_G_29_">
      <style:paragraph-properties fo:text-align="start" style:justify-single-word="false"/>
    </style:style>
    <style:style style:name="P72" style:family="paragraph" style:parent-style-name="_5f_Header_20_G_20_page_20_paire_20__28_G_29_">
      <style:text-properties officeooo:paragraph-rsid="0334a5be"/>
    </style:style>
    <style:style style:name="P73" style:family="paragraph" style:parent-style-name="_5f_Header_20_N_20_page_20_impaire_20__28_D_29_">
      <style:paragraph-properties fo:text-align="start" style:justify-single-word="false"/>
    </style:style>
    <style:style style:name="P74" style:family="paragraph" style:parent-style-name="_5f_Header_20_N_20_page_20_impaire_20__28_D_29_">
      <style:text-properties officeooo:rsid="027aa87d" officeooo:paragraph-rsid="027aa87d"/>
    </style:style>
    <style:style style:name="P75" style:family="paragraph" style:parent-style-name="_5f_Header_20_N_20_page_20_impaire_20__28_D_29_">
      <style:text-properties officeooo:rsid="0277791e" officeooo:paragraph-rsid="0277791e"/>
    </style:style>
    <style:style style:name="P76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77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7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8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8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8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8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8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8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P8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9c03d7" officeooo:paragraph-rsid="00863005"/>
    </style:style>
    <style:style style:name="P87" style:family="paragraph" style:parent-style-name="Header">
      <style:paragraph-properties fo:text-align="center" style:justify-single-word="false"/>
      <style:text-properties officeooo:paragraph-rsid="00ab054e"/>
    </style:style>
    <style:style style:name="P88" style:family="paragraph" style:parent-style-name="Header">
      <style:paragraph-properties fo:text-align="center" style:justify-single-word="false"/>
      <style:text-properties officeooo:paragraph-rsid="00c10aa6"/>
    </style:style>
    <style:style style:name="P89" style:family="paragraph" style:parent-style-name="Header">
      <style:paragraph-properties fo:text-align="start" style:justify-single-word="false"/>
      <style:text-properties officeooo:paragraph-rsid="0289fb01"/>
    </style:style>
    <style:style style:name="P90" style:family="paragraph" style:parent-style-name="Header">
      <style:paragraph-properties fo:text-align="start" style:justify-single-word="false"/>
      <style:text-properties officeooo:paragraph-rsid="0211dd7e"/>
    </style:style>
    <style:style style:name="P91" style:family="paragraph" style:parent-style-name="Header">
      <style:paragraph-properties fo:text-align="start" style:justify-single-word="false"/>
      <style:text-properties officeooo:paragraph-rsid="02a56131"/>
    </style:style>
    <style:style style:name="P92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93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94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95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96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97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8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9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100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101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10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3" style:family="paragraph" style:parent-style-name="_5f_Paragraphe_5f_Correction">
      <style:paragraph-properties fo:text-align="center" style:justify-single-word="false"/>
      <style:text-properties fo:color="#000000" loext:opacity="100%" style:font-name="Bitstream Vera Sans" fo:font-size="10pt" fo:language="fr" fo:country="FR" officeooo:paragraph-rsid="01dc6d8d" style:letter-kerning="true" fo:background-color="#ffff0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04" style:family="paragraph" style:parent-style-name="_5f_Paragraphe_5f_Correction">
      <style:paragraph-properties fo:text-align="center" style:justify-single-word="false"/>
      <style:text-properties fo:color="#000000" loext:opacity="100%" style:font-name="Bitstream Vera Sans" fo:font-size="10pt" fo:language="fr" fo:country="FR" officeooo:paragraph-rsid="01dda854" style:letter-kerning="true" fo:background-color="#ffff0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05" style:family="paragraph" style:parent-style-name="_5f_Paragraphe_5f_Correction">
      <style:paragraph-properties fo:text-align="center" style:justify-single-word="false"/>
      <style:text-properties fo:color="#000000" loext:opacity="100%" style:font-name="Bitstream Vera Sans" fo:font-size="10pt" fo:language="fr" fo:country="FR" officeooo:paragraph-rsid="01de5785" style:letter-kerning="true" fo:background-color="#ffff0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06" style:family="paragraph" style:parent-style-name="_5f_Paragraphe_5f_Correction">
      <style:paragraph-properties fo:text-align="center" style:justify-single-word="false"/>
      <style:text-properties fo:color="#000000" loext:opacity="100%" style:font-name="Bitstream Vera Sans" fo:font-size="10pt" fo:language="fr" fo:country="FR" officeooo:paragraph-rsid="01ed77c1" style:letter-kerning="true" fo:background-color="#ffff0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07" style:family="paragraph" style:parent-style-name="_5f_Paragraphe_5f_Correction">
      <style:paragraph-properties fo:text-align="end" style:justify-single-word="false"/>
      <style:text-properties fo:color="#000000" loext:opacity="100%" style:font-name="Bitstream Vera Sans" fo:font-size="10pt" fo:language="fr" fo:country="FR" officeooo:paragraph-rsid="01def058" style:letter-kerning="true" fo:background-color="#ffff0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08" style:family="paragraph" style:parent-style-name="_5f_Paragraphe_5f_Correction">
      <style:paragraph-properties fo:text-align="end" style:justify-single-word="false"/>
      <style:text-properties fo:color="#000000" loext:opacity="100%" style:font-name="Bitstream Vera Sans" fo:font-size="10pt" fo:language="fr" fo:country="FR" officeooo:paragraph-rsid="01df628c" style:letter-kerning="true" fo:background-color="#ffff0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09" style:family="paragraph" style:parent-style-name="_5f_Paragraphe_5f_Correction">
      <style:paragraph-properties fo:text-align="end" style:justify-single-word="false"/>
    </style:style>
    <style:style style:name="P110" style:family="paragraph" style:parent-style-name="_5f_Paragraphe_5f_Correction">
      <style:paragraph-properties fo:text-align="end" style:justify-single-word="false"/>
      <style:text-properties officeooo:paragraph-rsid="01def058"/>
    </style:style>
    <style:style style:name="P111" style:family="paragraph" style:parent-style-name="_5f_Paragraphe_5f_Correction">
      <style:paragraph-properties fo:text-align="end" style:justify-single-word="false"/>
      <style:text-properties officeooo:paragraph-rsid="01df628c"/>
    </style:style>
    <style:style style:name="P112" style:family="paragraph" style:parent-style-name="_5f_Paragraphe_5f_Correction">
      <style:paragraph-properties fo:text-align="center" style:justify-single-word="false"/>
      <style:text-properties officeooo:paragraph-rsid="01dc6d8d"/>
    </style:style>
    <style:style style:name="P113" style:family="paragraph" style:parent-style-name="_5f_Paragraphe_5f_Correction">
      <style:paragraph-properties fo:text-align="center" style:justify-single-word="false"/>
      <style:text-properties officeooo:paragraph-rsid="01de5785"/>
    </style:style>
    <style:style style:name="P114" style:family="paragraph" style:parent-style-name="_5f_Paragraphe_5f_Correction">
      <style:paragraph-properties fo:text-align="center" style:justify-single-word="false"/>
      <style:text-properties fo:color="#b3b3b3" loext:opacity="100%" style:font-name="Bitstream Vera Sans4" fo:font-size="10pt" fo:language="fr" fo:country="FR" fo:font-style="normal" officeooo:paragraph-rsid="01dda854" style:letter-kerning="true" fo:background-color="transparent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15" style:family="paragraph" style:parent-style-name="_5f_Tableau_5f_Centré">
      <style:text-properties officeooo:paragraph-rsid="01dda854"/>
    </style:style>
    <style:style style:name="P116" style:family="paragraph" style:parent-style-name="_5f_Tableau_5f_Centré">
      <style:paragraph-properties fo:text-align="end" style:justify-single-word="false"/>
      <style:text-properties officeooo:paragraph-rsid="01de5785"/>
    </style:style>
    <style:style style:name="P117" style:family="paragraph" style:parent-style-name="_5f_Tableau_5f_Centré">
      <style:text-properties officeooo:paragraph-rsid="01ead65d"/>
    </style:style>
    <style:style style:name="P118" style:family="paragraph" style:parent-style-name="_5f_Paragraphe">
      <style:text-properties officeooo:paragraph-rsid="01ea18d6"/>
    </style:style>
    <style:style style:name="P119" style:family="paragraph" style:parent-style-name="_5f_Paragraphe_5f_Réponse_5f_Pointillés_5f_Grisés">
      <style:text-properties officeooo:paragraph-rsid="01e4239e"/>
    </style:style>
    <style:style style:name="P120" style:family="paragraph" style:parent-style-name="_5f_Footer_20_page_20_impaire_20__28_D_29_"/>
    <style:style style:name="P121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22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23" style:family="paragraph" style:parent-style-name="_5f_Footer_20_page_20_paire_20__28_G_29_">
      <style:text-properties fo:font-size="9pt" style:font-size-asian="9pt" style:font-size-complex="9pt"/>
    </style:style>
    <style:style style:name="P124" style:family="paragraph" style:parent-style-name="_5f_Footer_20_page_20_paire_20__28_G_29_"/>
    <style:style style:name="P125" style:family="paragraph" style:parent-style-name="_5f_Paragraphe_5f_Réponse_5f_Elève" style:list-style-name="_5f_Numérotation_20_des_20_exercices"/>
    <style:style style:name="P126" style:family="paragraph" style:parent-style-name="_5f_Paragraphe_5f_Réponse_5f_Elève" style:list-style-name="_5f_Numérotation_20_des_20_exercices">
      <style:text-properties officeooo:paragraph-rsid="01e2458b"/>
    </style:style>
    <style:style style:name="P127" style:family="paragraph" style:parent-style-name="_5f_Paragraphe_5f_Réponse_5f_Elève" style:list-style-name="_5f_Numérotation_20_des_20_exercices">
      <style:text-properties officeooo:paragraph-rsid="01e02aeb"/>
    </style:style>
    <style:style style:name="P128" style:family="paragraph" style:parent-style-name="_5f_Paragraphe_5f_Réponse_5f_Elève" style:list-style-name="_5f_Numérotation_20_des_20_exercices">
      <style:text-properties officeooo:paragraph-rsid="01e5eba4"/>
    </style:style>
    <style:style style:name="P129" style:family="paragraph" style:parent-style-name="_5f_Paragraphe_5f_Réponse_5f_Elève" style:list-style-name="_5f_Numérotation_20_des_20_exercices">
      <style:text-properties officeooo:paragraph-rsid="01e7e44e"/>
    </style:style>
    <style:style style:name="P130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31" style:family="paragraph" style:parent-style-name="_5f_Paragraphe_5f_Réponse_5f_Elève" style:list-style-name="_5f_Numérotation_20_des_20_exercices">
      <style:paragraph-properties fo:text-align="end" style:justify-single-word="false"/>
      <style:text-properties officeooo:paragraph-rsid="01e2458b"/>
    </style:style>
    <style:style style:name="P132" style:family="paragraph" style:parent-style-name="_5f_Paragraphe_5f_Réponse_5f_Elève" style:list-style-name=""/>
    <style:style style:name="P133" style:family="paragraph" style:parent-style-name="_5f_Paragraphe_5f_Réponse_5f_Elève" style:list-style-name="">
      <style:text-properties officeooo:paragraph-rsid="01d38db8"/>
    </style:style>
    <style:style style:name="P134" style:family="paragraph" style:parent-style-name="_5f_Paragraphe_5f_Réponse_5f_Elève" style:list-style-name="">
      <style:text-properties officeooo:paragraph-rsid="01e7fc63"/>
    </style:style>
    <style:style style:name="P135" style:family="paragraph" style:parent-style-name="_5f_Paragraphe_5f_Réponse_5f_Elève" style:list-style-name="">
      <style:text-properties officeooo:paragraph-rsid="01efdceb"/>
    </style:style>
    <style:style style:name="P136" style:family="paragraph" style:parent-style-name="_5f_Paragraphe_5f_Réponse_5f_Elève" style:list-style-name="">
      <style:text-properties officeooo:paragraph-rsid="01e8e938"/>
    </style:style>
    <style:style style:name="P137" style:family="paragraph" style:parent-style-name="_5f_Paragraphe_5f_Réponse_5f_Elève_5f_Droit" style:list-style-name=""/>
    <style:style style:name="P138" style:family="paragraph" style:parent-style-name="_5f_Paragraphe_5f_Réponse_5f_Elève_5f_Droit" style:list-style-name="">
      <style:text-properties officeooo:paragraph-rsid="01e2458b"/>
    </style:style>
    <style:style style:name="P139" style:family="paragraph" style:parent-style-name="_5f_Paragraphe_5f_Réponse_5f_Elève_5f_Droit" style:list-style-name="">
      <style:text-properties officeooo:paragraph-rsid="01cce09c"/>
    </style:style>
    <style:style style:name="P140" style:family="paragraph" style:parent-style-name="_5f_Paragraphe_5f_avec_5f_Num_5f_Question" style:list-style-name="_5f_Numérotation_20_des_20_exercices"/>
    <style:style style:name="P141" style:family="paragraph" style:parent-style-name="_5f_Paragraphe_5f_avec_5f_Num_5f_Question" style:list-style-name="_5f_Numérotation_20_des_20_exercices">
      <style:text-properties officeooo:paragraph-rsid="01dff314"/>
    </style:style>
    <style:style style:name="P142" style:family="paragraph" style:parent-style-name="_5f_Paragraphe_5f_avec_5f_Num_5f_Question" style:list-style-name="_5f_Numérotation_20_des_20_exercices">
      <style:text-properties officeooo:paragraph-rsid="01e3b619"/>
    </style:style>
    <style:style style:name="P143" style:family="paragraph" style:parent-style-name="_5f_Premier_5f_Titre_5f_Exercices_5f_avec_5f_Num_5f_Exo_5f_sans_5f_Titre" style:list-style-name="_5f_Numérotation_20_des_20_exercices" style:master-page-name="_33__5f_1_5f_SERIE_5f_N_5f_GAUCHE_5f_ET_5f_DROITE_5f_2COL">
      <style:paragraph-properties style:page-number="145" fo:break-before="auto" fo:break-after="auto"/>
    </style:style>
    <style:style style:name="P144" style:family="paragraph" style:parent-style-name="_5f_Premier_5f_Titre_5f_Exercices_5f_avec_5f_Num_5f_Exo_5f_sans_5f_Titre" style:master-page-name="_33__5f_1_5f_SERIE_5f_N_5f_GAUCHE_5f_ET_5f_DROITE_5f_1COL">
      <style:paragraph-properties style:page-number="auto"/>
    </style:style>
    <style:style style:name="P145" style:family="paragraph" style:parent-style-name="_5f_Titre_5f_Exercices_5f_avec_5f_Titre" style:list-style-name="" style:master-page-name="">
      <style:paragraph-properties fo:margin-top="0cm" fo:margin-bottom="0.101cm" style:contextual-spacing="false" style:page-number="auto"/>
      <style:text-properties officeooo:paragraph-rsid="01f61356"/>
    </style:style>
    <style:style style:name="P146" style:family="paragraph" style:parent-style-name="_5f_Titre_5f_Exercices_5f_avec_5f_Titre">
      <style:paragraph-properties fo:margin-top="0cm" fo:margin-bottom="0.101cm" style:contextual-spacing="false" fo:break-before="page"/>
      <style:text-properties officeooo:paragraph-rsid="01f61356"/>
    </style:style>
    <style:style style:name="P147" style:family="paragraph" style:parent-style-name="_5f_Titre_5f_Exercices_5f_avec_5f_Titre">
      <style:paragraph-properties fo:break-before="column"/>
    </style:style>
    <style:style style:name="P148" style:family="paragraph" style:parent-style-name="_5f_Titre_5f_Exercices_5f_sans_5f_Titre" style:list-style-name="_5f_Numérotation_20_des_20_exercices"/>
    <style:style style:name="P149" style:family="paragraph" style:parent-style-name="_5f_Titre_5f_Exercices_5f_sans_5f_Titre" style:list-style-name=""/>
    <style:style style:name="P150" style:family="paragraph" style:parent-style-name="_5f_Titre_5f_Exercices_5f_sans_5f_Titre" style:list-style-name="">
      <style:paragraph-properties fo:text-align="start" style:justify-single-word="false"/>
    </style:style>
    <style:style style:name="P151" style:family="paragraph" style:parent-style-name="_5f_Titre_5f_Exercices_5f_sans_5f_Titre">
      <style:paragraph-properties fo:break-before="column"/>
    </style:style>
    <style:style style:name="P152" style:family="paragraph" style:parent-style-name="_5f_Titre_5f_Exercices_5f_sans_5f_Titre" style:list-style-name="_5f_Numérotation_20_des_20_exercices">
      <style:paragraph-properties fo:break-before="column"/>
    </style:style>
    <style:style style:name="P153" style:family="paragraph" style:parent-style-name="_5f_Titre_5f_Exercices_5f_sans_5f_Titre">
      <style:paragraph-properties fo:break-before="page"/>
    </style:style>
    <style:style style:name="P154" style:family="paragraph">
      <style:paragraph-properties fo:text-align="center"/>
    </style:style>
    <style:style style:name="P15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59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161" style:family="paragraph">
      <loext:graphic-properties draw:fill="solid" draw:fill-color="#7fb241"/>
    </style:style>
    <style:style style:name="P162" style:family="paragraph">
      <loext:graphic-properties draw:fill="solid" draw:fill-color="#1ca2b8"/>
    </style:style>
    <style:style style:name="P163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4" style:family="paragraph">
      <loext:graphic-properties draw:fill="solid" draw:fill-color="#d62e4e"/>
    </style:style>
    <style:style style:name="P165" style:family="paragraph">
      <loext:graphic-properties draw:fill="solid" draw:fill-color="#d7e12c"/>
    </style:style>
    <style:style style:name="P16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2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2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8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16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2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1" style:family="paragraph">
      <style:paragraph-properties fo:margin-left="0cm" fo:margin-right="0cm" fo:margin-top="0cm" fo:margin-bottom="0cm" fo:line-height="100%" fo:text-indent="0cm"/>
    </style:style>
    <style:style style:name="P17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b6dc57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20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21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22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23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24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53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54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55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56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57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58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64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65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66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67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68" style:family="text">
      <style:text-properties fo:font-variant="small-caps" officeooo:rsid="0054f64f"/>
    </style:style>
    <style:style style:name="T69" style:family="text">
      <style:text-properties fo:font-variant="small-caps" officeooo:rsid="0096b4e2"/>
    </style:style>
    <style:style style:name="T70" style:family="text">
      <style:text-properties fo:font-variant="small-caps" officeooo:rsid="00a847d5"/>
    </style:style>
    <style:style style:name="T71" style:family="text">
      <style:text-properties fo:font-variant="small-caps" officeooo:rsid="007d7a6f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6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6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officeooo:rsid="00b5d2d1"/>
    </style:style>
    <style:style style:name="T148" style:family="text">
      <style:text-properties officeooo:rsid="015f088a"/>
    </style:style>
    <style:style style:name="T149" style:family="text">
      <style:text-properties officeooo:rsid="0160d7ef"/>
    </style:style>
    <style:style style:name="T150" style:family="text">
      <style:text-properties officeooo:rsid="02735980"/>
    </style:style>
    <style:style style:name="T151" style:family="text">
      <style:text-properties officeooo:rsid="02757f12"/>
    </style:style>
    <style:style style:name="T152" style:family="text">
      <style:text-properties officeooo:rsid="0272f9e5"/>
    </style:style>
    <style:style style:name="T153" style:family="text">
      <style:text-properties officeooo:rsid="026ec296"/>
    </style:style>
    <style:style style:name="T154" style:family="text">
      <style:text-properties officeooo:rsid="0268e0aa"/>
    </style:style>
    <style:style style:name="T155" style:family="text">
      <style:text-properties officeooo:rsid="0072f07f"/>
    </style:style>
    <style:style style:name="T156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57" style:family="text">
      <style:text-properties officeooo:rsid="01f8729d"/>
    </style:style>
    <style:style style:name="T158" style:family="text">
      <style:text-properties officeooo:rsid="010c4d3a"/>
    </style:style>
    <style:style style:name="T159" style:family="text">
      <style:text-properties fo:font-size="16pt" style:font-size-asian="16pt" style:font-size-complex="16pt"/>
    </style:style>
    <style:style style:name="T160" style:family="text">
      <style:text-properties officeooo:rsid="00b6801f"/>
    </style:style>
    <style:style style:name="T161" style:family="text">
      <style:text-properties officeooo:rsid="0334a5be"/>
    </style:style>
    <style:style style:name="T162" style:family="text">
      <style:text-properties officeooo:rsid="0315af39"/>
    </style:style>
    <style:style style:name="T163" style:family="text">
      <style:text-properties officeooo:rsid="014407b5"/>
    </style:style>
    <style:style style:name="T164" style:family="text">
      <style:text-properties officeooo:rsid="008d016c"/>
    </style:style>
    <style:style style:name="T165" style:family="text">
      <style:text-properties officeooo:rsid="009e3fdd"/>
    </style:style>
    <style:style style:name="T166" style:family="text">
      <style:text-properties officeooo:rsid="00a4cf55"/>
    </style:style>
    <style:style style:name="T167" style:family="text">
      <style:text-properties officeooo:rsid="005a3fa8"/>
    </style:style>
    <style:style style:name="T168" style:family="text">
      <style:text-properties officeooo:rsid="00415f3a"/>
    </style:style>
    <style:style style:name="T169" style:family="text">
      <style:text-properties officeooo:rsid="00386ebd"/>
    </style:style>
    <style:style style:name="T170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1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2" style:family="text">
      <style:text-properties officeooo:rsid="00a59a60"/>
    </style:style>
    <style:style style:name="T173" style:family="text">
      <style:text-properties officeooo:rsid="01fe03f2"/>
    </style:style>
    <style:style style:name="T174" style:family="text">
      <style:text-properties officeooo:rsid="0096b4e2"/>
    </style:style>
    <style:style style:name="T175" style:family="text">
      <style:text-properties officeooo:rsid="0032e83a"/>
    </style:style>
    <style:style style:name="T176" style:family="text">
      <style:text-properties officeooo:rsid="002b33ed"/>
    </style:style>
    <style:style style:name="T177" style:family="text">
      <style:text-properties officeooo:rsid="00a59037"/>
    </style:style>
    <style:style style:name="T178" style:family="text">
      <style:text-properties fo:language="zxx" fo:country="none" style:language-asian="zxx" style:country-asian="none"/>
    </style:style>
    <style:style style:name="T179" style:family="text">
      <style:text-properties fo:color="#000000" loext:opacity="100%" style:font-name="Bitstream Vera Sans" fo:font-size="10pt" officeooo:rsid="01d0499c"/>
    </style:style>
    <style:style style:name="T180" style:family="text">
      <style:text-properties fo:color="#000000" loext:opacity="100%" style:font-name="Bitstream Vera Sans" fo:font-size="10pt" fo:language="fr" fo:country="FR" officeooo:rsid="01dda854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1" style:family="text">
      <style:text-properties fo:color="#000000" loext:opacity="100%" style:font-name="Bitstream Vera Sans" fo:font-size="10pt" fo:language="fr" fo:country="FR" officeooo:rsid="01e0dd7f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2" style:family="text">
      <style:text-properties fo:color="#000000" loext:opacity="100%" style:font-name="Bitstream Vera Sans" fo:font-size="10pt" fo:language="fr" fo:country="FR" officeooo:rsid="01e2458b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3" style:family="text">
      <style:text-properties fo:color="#000000" loext:opacity="100%" style:font-name="Bitstream Vera Sans" fo:font-size="10pt" fo:language="fr" fo:country="FR" officeooo:rsid="01e3b619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4" style:family="text">
      <style:text-properties fo:color="#000000" loext:opacity="100%" style:font-name="Bitstream Vera Sans" fo:font-size="10pt" fo:language="fr" fo:country="FR" officeooo:rsid="01e4239e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5" style:family="text">
      <style:text-properties fo:color="#000000" loext:opacity="100%" style:font-name="Bitstream Vera Sans" fo:font-size="10pt" fo:language="fr" fo:country="FR" officeooo:rsid="01e5eba4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6" style:family="text">
      <style:text-properties fo:color="#000000" loext:opacity="100%" style:font-name="Bitstream Vera Sans" fo:font-size="10pt" fo:language="fr" fo:country="FR" officeooo:rsid="01e7e44e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7" style:family="text">
      <style:text-properties fo:color="#000000" loext:opacity="100%" style:font-name="Bitstream Vera Sans" fo:font-size="10pt" fo:language="fr" fo:country="FR" fo:font-style="normal" officeooo:rsid="01e2458b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8" style:family="text">
      <style:text-properties fo:color="#000000" loext:opacity="100%" style:font-name="Bitstream Vera Sans" fo:font-size="10pt" fo:language="fr" fo:country="FR" fo:font-style="normal" officeooo:rsid="01ead65d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9" style:family="text">
      <style:text-properties fo:color="#000000" loext:opacity="100%" style:font-name="Bitstream Vera Sans" fo:font-size="10pt" fo:language="fr" fo:country="FR" fo:font-style="italic" officeooo:rsid="01e4239e" style:letter-kerning="true" fo:background-color="#ffff00" loext:char-shading-value="0" style:font-name-asian="Bitstream Vera Sans6" style:font-size-asian="10pt" style:language-asian="zh" style:country-asian="CN" style:font-style-asian="italic" style:font-name-complex="Bitstream Vera Sans6" style:language-complex="hi" style:country-complex="IN" style:font-style-complex="italic"/>
    </style:style>
    <style:style style:name="T190" style:family="text">
      <style:text-properties fo:color="#000000" loext:opacity="100%" fo:language="fr" fo:country="FR" officeooo:rsid="01dc6d8d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1" style:family="text">
      <style:text-properties fo:color="#000000" loext:opacity="100%" fo:language="fr" fo:country="FR" officeooo:rsid="01dda854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2" style:family="text">
      <style:text-properties fo:color="#000000" loext:opacity="100%" fo:language="fr" fo:country="FR" officeooo:rsid="01de5785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3" style:family="text">
      <style:text-properties fo:color="#000000" loext:opacity="100%" fo:language="fr" fo:country="FR" officeooo:rsid="01dff314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4" style:family="text">
      <style:text-properties fo:color="#000000" loext:opacity="100%" fo:language="fr" fo:country="FR" officeooo:rsid="01e02aeb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5" style:family="text">
      <style:text-properties fo:color="#000000" loext:opacity="100%" fo:language="fr" fo:country="FR" officeooo:rsid="01e4239e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6" style:family="text">
      <style:text-properties fo:color="#000000" loext:opacity="100%" officeooo:rsid="01dda854" fo:background-color="#ffff00" loext:char-shading-value="0"/>
    </style:style>
    <style:style style:name="T197" style:family="text">
      <style:text-properties fo:color="#000000" loext:opacity="100%" style:font-name="Bitstream Vera Sans4" fo:font-size="10pt" fo:language="fr" fo:country="FR" fo:font-style="normal" officeooo:rsid="01e02aeb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8" style:family="text">
      <style:text-properties fo:color="#000000" loext:opacity="100%" style:text-position="sub 58%" fo:language="fr" fo:country="FR" officeooo:rsid="01ed77c1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9" style:family="text">
      <style:text-properties officeooo:rsid="01dc6d8d"/>
    </style:style>
    <style:style style:name="T200" style:family="text">
      <style:text-properties officeooo:rsid="01dda854"/>
    </style:style>
    <style:style style:name="T201" style:family="text">
      <style:text-properties officeooo:rsid="01de5785"/>
    </style:style>
    <style:style style:name="T202" style:family="text">
      <style:text-properties style:text-underline-style="solid" style:text-underline-width="auto" style:text-underline-color="font-color"/>
    </style:style>
    <style:style style:name="T203" style:family="text">
      <style:text-properties style:text-underline-style="solid" style:text-underline-width="auto" style:text-underline-color="font-color" officeooo:rsid="01de5785"/>
    </style:style>
    <style:style style:name="T204" style:family="text">
      <style:text-properties style:text-underline-style="solid" style:text-underline-width="auto" style:text-underline-color="font-color" officeooo:rsid="01def058"/>
    </style:style>
    <style:style style:name="T205" style:family="text">
      <style:text-properties style:text-underline-style="solid" style:text-underline-width="auto" style:text-underline-color="font-color" officeooo:rsid="01df628c"/>
    </style:style>
    <style:style style:name="T206" style:family="text">
      <style:text-properties style:text-underline-style="none"/>
    </style:style>
    <style:style style:name="T207" style:family="text">
      <style:text-properties style:text-underline-style="none" officeooo:rsid="01df628c"/>
    </style:style>
    <style:style style:name="T208" style:family="text">
      <style:text-properties style:text-underline-style="none" officeooo:rsid="01de5785"/>
    </style:style>
    <style:style style:name="T209" style:family="text">
      <style:text-properties style:text-underline-style="none" officeooo:rsid="01def058"/>
    </style:style>
    <style:style style:name="T210" style:family="text">
      <style:text-properties officeooo:rsid="01def058"/>
    </style:style>
    <style:style style:name="T211" style:family="text">
      <style:text-properties officeooo:rsid="01df628c"/>
    </style:style>
    <style:style style:name="T212" style:family="text">
      <style:text-properties officeooo:rsid="01dff314"/>
    </style:style>
    <style:style style:name="T213" style:family="text">
      <style:text-properties fo:color="#b3b3b3" loext:opacity="100%" style:font-name="Bitstream Vera Sans4" fo:font-size="10pt" fo:language="fr" fo:country="FR" fo:font-style="normal" officeooo:rsid="01ead65d" style:letter-kerning="true" fo:background-color="transparent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14" style:family="text">
      <style:text-properties fo:language="fr" fo:country="FR" officeooo:rsid="01e02aeb" style:letter-kerning="true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15" style:family="text">
      <style:text-properties fo:font-style="normal" officeooo:rsid="01e0dd7f"/>
    </style:style>
    <style:style style:name="T216" style:family="text">
      <style:text-properties fo:font-style="normal" officeooo:rsid="01e2458b"/>
    </style:style>
    <style:style style:name="T217" style:family="text">
      <style:text-properties fo:font-style="normal" officeooo:rsid="01e5eba4"/>
    </style:style>
    <style:style style:name="T218" style:family="text">
      <style:text-properties fo:font-style="normal" officeooo:rsid="01ead65d"/>
    </style:style>
    <style:style style:name="T219" style:family="text">
      <style:text-properties fo:font-style="normal" style:text-underline-style="none" officeooo:rsid="01df628c"/>
    </style:style>
    <style:style style:name="T220" style:family="text">
      <style:text-properties fo:font-size="8pt" fo:font-style="normal" officeooo:rsid="01e2458b" style:font-size-asian="8pt" style:font-size-complex="8pt"/>
    </style:style>
    <style:style style:name="T221" style:family="text">
      <style:text-properties officeooo:rsid="01e4239e"/>
    </style:style>
    <style:style style:name="T222" style:family="text">
      <style:text-properties officeooo:rsid="01e5eba4"/>
    </style:style>
    <style:style style:name="T223" style:family="text">
      <style:text-properties officeooo:rsid="01e7fc63"/>
    </style:style>
    <style:style style:name="T224" style:family="text">
      <style:text-properties officeooo:rsid="01e8e938"/>
    </style:style>
    <style:style style:name="T225" style:family="text">
      <style:text-properties fo:font-weight="normal" style:font-weight-asian="normal" style:font-weight-complex="normal"/>
    </style:style>
    <style:style style:name="T226" style:family="text">
      <style:text-properties fo:font-weight="normal" officeooo:rsid="01e8e938" style:font-weight-asian="normal" style:font-weight-complex="normal"/>
    </style:style>
    <style:style style:name="T227" style:family="text">
      <style:text-properties fo:font-weight="normal" officeooo:rsid="01ea18d6" style:font-weight-asian="normal" style:font-weight-complex="normal"/>
    </style:style>
    <style:style style:name="T228" style:family="text">
      <style:text-properties officeooo:rsid="01ea18d6"/>
    </style:style>
    <style:style style:name="T229" style:family="text">
      <style:text-properties fo:color="#c9211e" loext:opacity="100%" officeooo:rsid="01ed77c1"/>
    </style:style>
    <style:style style:name="T230" style:family="text">
      <style:text-properties fo:color="#c9211e" loext:opacity="100%" officeooo:rsid="01edffa6"/>
    </style:style>
    <style:style style:name="T231" style:family="text">
      <style:text-properties fo:color="#c9211e" loext:opacity="100%" style:text-underline-style="solid" style:text-underline-width="auto" style:text-underline-color="font-color" officeooo:rsid="01edffa6"/>
    </style:style>
    <style:style style:name="T232" style:family="text">
      <style:text-properties style:text-position="sub 58%" officeooo:rsid="01ed77c1"/>
    </style:style>
    <style:style style:name="T233" style:family="text">
      <style:text-properties officeooo:rsid="01efdceb"/>
    </style:style>
    <style:style style:name="T234" style:family="text"/>
    <style:style style:name="T235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T236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2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2pt" fo:font-style="normal" fo:text-shadow="none" style:text-underline-style="none" fo:font-weight="normal" style:letter-kerning="true" fo:background-color="#ffff00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T239" style:family="text">
      <style:text-properties fo:font-variant="normal" fo:text-transform="none" fo:color="#b3b3b3" loext:opacity="100%" style:text-outline="false" style:text-line-through-style="none" style:text-line-through-type="none" style:font-name="Bitstream Vera Sans" fo:font-size="12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fo:background-color="#ffff00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2">
          <style:column style:rel-width="31605*" fo:start-indent="0cm" fo:end-indent="0.025cm"/>
          <style:column style:rel-width="33930*" fo:start-indent="0.025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1" fo:column-gap="0cm"/>
      </style:section-properties>
    </style:style>
    <style:style style:name="Sect4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7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9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3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textarea-horizontal-align="justify" draw:textarea-vertical-align="middle" draw:auto-grow-height="false" fo:min-height="0.056cm" fo:min-width="1.4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textarea-horizontal-align="justify" draw:textarea-vertical-align="middle" draw:auto-grow-height="false" fo:min-height="0.053cm" fo:min-width="1.3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textarea-horizontal-align="justify" draw:textarea-vertical-align="middle" draw:auto-grow-height="false" fo:min-height="0.078cm" fo:min-width="1.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textarea-horizontal-align="justify" draw:textarea-vertical-align="middle" draw:auto-grow-height="false" fo:min-height="0.102cm" fo:min-width="1.3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solid" draw:stroke-dash="Dashed_20__28_var_29__20_2" svg:stroke-width="0.049cm" svg:stroke-color="#000000" draw:marker-start="" draw:marker-start-width="0.42cm" draw:marker-start-center="false" draw:marker-end="" draw:marker-end-width="0.42cm" draw:marker-end-center="false" draw:fill="none" draw:fill-color="#729fcf" draw:textarea-horizontal-align="justify" draw:textarea-vertical-align="middle" draw:auto-grow-height="false" fo:min-height="0.981cm" fo:min-width="0.981cm" fo:padding-top="0.025cm" fo:padding-bottom="0.025cm" fo:padding-left="0.025cm" fo:padding-right="0.0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draw:fill="solid" draw:fill-color="#d7e12c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6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27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solid" draw:stroke-dash="Dashed_20__28_var_29__20_2" svg:stroke-width="0.049cm" svg:stroke-color="#000000" draw:marker-start="" draw:marker-start-width="0.42cm" draw:marker-start-center="false" draw:marker-end="" draw:marker-end-width="0.42cm" draw:marker-end-center="false" draw:fill="none" draw:fill-color="#729fcf" draw:textarea-horizontal-align="justify" draw:textarea-vertical-align="middle" draw:auto-grow-height="false" fo:min-height="0.981cm" fo:min-width="0.981cm" fo:padding-top="0.025cm" fo:padding-bottom="0.025cm" fo:padding-left="0.025cm" fo:padding-right="0.025cm" draw:shadow="hidden" draw:shadow-offset-x="0.199cm" draw:shadow-offset-y="0.199cm" draw:shadow-color="#808080" style:run-through="foreground"/>
      <style:paragraph-properties style:writing-mode="lr-tb"/>
    </style:style>
    <style:style style:name="gr29" style:family="graphic">
      <style:graphic-properties draw:stroke="solid" draw:stroke-dash="Dashed_20__28_var_29__20_2" svg:stroke-width="0.049cm" svg:stroke-color="#000000" draw:marker-start="" draw:marker-start-width="0.42cm" draw:marker-start-center="false" draw:marker-end="" draw:marker-end-width="0.42cm" draw:marker-end-center="false" draw:fill="solid" draw:fill-color="#729fcf" draw:textarea-horizontal-align="center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30" style:family="graphic">
      <style:graphic-properties draw:stroke="solid" draw:stroke-dash="Dashed_20__28_var_29__20_2" svg:stroke-width="0.049cm" svg:stroke-color="#000000" draw:marker-start="" draw:marker-start-width="0.42cm" draw:marker-start-center="false" draw:marker-end="Concave" draw:marker-end-width="0.42cm" draw:marker-end-center="false" draw:fill="solid" draw:fill-color="#729fcf" draw:textarea-horizontal-align="center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3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style:run-through="foreground"/>
    </style:style>
    <style:style style:name="gr33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4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7" style:family="graphic">
      <style:graphic-properties draw:stroke="none" draw:fill="solid" draw:fill-color="#d7e12c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8" style:family="graphic">
      <style:graphic-properties draw:stroke="none" draw:fill="solid" draw:fill-color="#1ca2b8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3" draw:z-index="40" draw:name="Shape3_4" draw:style-name="gr22" draw:text-style-name="P154" svg:x1="12.786cm" svg:y1="1.388cm" svg:x2="21.956cm" svg:y2="1.388cm">
        <text:p/>
      </draw:line>
      <draw:frame text:anchor-type="page" text:anchor-page-number="3" draw:z-index="39" draw:name="Shape8_7" draw:style-name="gr23" draw:text-style-name="P160" svg:width="2.703cm" svg:height="0.715cm" draw:transform="rotate (0.0872664625997165) translate (1.32644444444444cm 1.21884722222222cm)">
        <draw:text-box>
          <text:p text:style-name="P154"><text:span text:style-name="T235">Série 1</text:span></text:p>
        </draw:text-box>
      </draw:frame>
      <draw:frame text:anchor-type="page" text:anchor-page-number="4" draw:z-index="38" draw:name="Shape8_6" draw:style-name="gr23" draw:text-style-name="P160" svg:width="2.703cm" svg:height="0.715cm" draw:transform="rotate (0.0872664625997165) translate (1.32644444444444cm 1.21884722222222cm)">
        <draw:text-box>
          <text:p text:style-name="P154"><text:span text:style-name="T235">Série 1</text:span></text:p>
        </draw:text-box>
      </draw:frame>
      <draw:frame text:anchor-type="page" text:anchor-page-number="4" draw:z-index="37" draw:name="Shape2_6" draw:style-name="gr24" draw:text-style-name="P168" svg:width="3.918cm" svg:height="1.031cm" draw:transform="rotate (0.0876155284501153) translate (0.137583333333333cm 0.342194444444444cm)">
        <draw:text-box>
          <text:p text:style-name="P154"><text:span text:style-name="T238">Fiche supplémentaire</text:span></text:p>
        </draw:text-box>
      </draw:frame>
      <draw:frame text:anchor-type="page" text:anchor-page-number="3" draw:z-index="36" draw:name="Shape2_5" draw:style-name="gr24" draw:text-style-name="P168" svg:width="3.918cm" svg:height="1.031cm" draw:transform="rotate (0.0876155284501153) translate (0.137583333333333cm 0.342194444444444cm)">
        <draw:text-box>
          <text:p text:style-name="P154"><text:span text:style-name="T238">Fiche supplémentaire</text:span></text:p>
        </draw:text-box>
      </draw:frame>
      <draw:path text:anchor-type="page" text:anchor-page-number="4" draw:z-index="35" draw:name="Shape1_11" draw:style-name="gr25" draw:text-style-name="P165" svg:width="4.329cm" svg:height="2.24cm" svg:x="0cm" svg:y="0cm" svg:viewBox="0 0 4330 2241" svg:d="M0 2241l3984-288c209-15 363-168 345-342l-170-1611h-4159z">
        <text:p/>
      </draw:path>
      <draw:path text:anchor-type="page" text:anchor-page-number="3" draw:z-index="34" draw:name="Shape1_10" draw:style-name="gr26" draw:text-style-name="P165" svg:width="4.329cm" svg:height="2.24cm" svg:x="0cm" svg:y="0cm" svg:viewBox="0 0 4330 2241" svg:d="M0 2241l3984-288c209-15 363-168 345-342l-170-1611h-4159z">
        <text:p/>
      </draw:path>
      <draw:frame text:anchor-type="page" text:anchor-page-number="3" draw:z-index="33" draw:name="Shape8_1" draw:style-name="gr23" draw:text-style-name="P160" svg:width="2.703cm" svg:height="0.715cm" draw:transform="rotate (0.0872664625997165) translate (1.32644444444444cm 1.21884722222222cm)">
        <draw:text-box>
          <text:p text:style-name="P154"><text:span text:style-name="T235">Série 1</text:span></text:p>
        </draw:text-box>
      </draw:frame>
      <draw:frame text:anchor-type="page" text:anchor-page-number="3" draw:z-index="32" draw:name="Shape2_4" draw:style-name="gr24" draw:text-style-name="P168" svg:width="3.918cm" svg:height="1.031cm" draw:transform="rotate (0.0876155284501153) translate (0.137583333333333cm 0.342194444444444cm)">
        <draw:text-box>
          <text:p text:style-name="P154"><text:span text:style-name="T238">Fiche supplémentaire</text:span></text:p>
        </draw:text-box>
      </draw:frame>
      <draw:frame text:anchor-type="page" text:anchor-page-number="4" draw:z-index="31" draw:name="Shape2_2" draw:style-name="gr24" draw:text-style-name="P168" svg:width="3.918cm" svg:height="1.031cm" draw:transform="rotate (0.0876155284501153) translate (0.137583333333333cm 0.342194444444444cm)">
        <draw:text-box>
          <text:p text:style-name="P154"><text:span text:style-name="T238">Fiche supplémentaire</text:span></text:p>
        </draw:text-box>
      </draw:frame>
      <draw:frame text:anchor-type="page" text:anchor-page-number="3" draw:z-index="30" draw:name="Shape2_1" draw:style-name="gr24" draw:text-style-name="P168" svg:width="3.918cm" svg:height="1.031cm" draw:transform="rotate (0.0876155284501153) translate (0.137583333333333cm 0.342194444444444cm)">
        <draw:text-box>
          <text:p text:style-name="P154"><text:span text:style-name="T238">Fiche supplémentaire</text:span></text:p>
        </draw:text-box>
      </draw:frame>
      <draw:frame text:anchor-type="page" text:anchor-page-number="1" draw:z-index="29" draw:name="Shape2_0" draw:style-name="gr24" draw:text-style-name="P168" svg:width="3.918cm" svg:height="1.031cm" draw:transform="rotate (0.0876155284501153) translate (0.137583333333333cm 0.342194444444444cm)">
        <draw:text-box>
          <text:p text:style-name="P154"><text:span text:style-name="T238">Fiche supplémentaire</text:span></text:p>
        </draw:text-box>
      </draw:frame>
      <draw:frame text:anchor-type="page" text:anchor-page-number="2" draw:z-index="28" draw:name="Shape2_3" draw:style-name="gr24" draw:text-style-name="P168" svg:width="3.918cm" svg:height="1.031cm" draw:transform="rotate (0.0876155284501153) translate (0.137583333333333cm 0.342194444444444cm)">
        <draw:text-box>
          <text:p text:style-name="P154"><text:span text:style-name="T238">Fiche supplémentaire</text:span></text:p>
        </draw:text-box>
      </draw:frame>
      <draw:line text:anchor-type="page" text:anchor-page-number="1" draw:z-index="17" draw:name="Shape3_0" draw:style-name="gr22" draw:text-style-name="P154" svg:x1="12.709cm" svg:y1="1.455cm" svg:x2="21.998cm" svg:y2="1.411cm">
        <text:p/>
      </draw:line>
      <draw:line text:anchor-type="page" text:anchor-page-number="2" draw:z-index="12" draw:name="Shape3_1" draw:style-name="gr22" draw:text-style-name="P154" svg:x1="12.786cm" svg:y1="1.388cm" svg:x2="21.956cm" svg:y2="1.388cm">
        <text:p/>
      </draw:line>
      <draw:line text:anchor-type="page" text:anchor-page-number="4" draw:z-index="11" draw:name="Shape9_6" draw:style-name="gr22" draw:text-style-name="P154" svg:x1="12.698cm" svg:y1="1.441cm" svg:x2="21.999cm" svg:y2="1.441cm">
        <text:p/>
      </draw:line>
      <draw:frame text:anchor-type="page" text:anchor-page-number="4" draw:z-index="10" draw:name="Shape8_16" draw:style-name="gr23" draw:text-style-name="P160" svg:width="2.703cm" svg:height="0.715cm" draw:transform="rotate (0.0872664625997165) translate (1.32644444444444cm 1.21884722222222cm)">
        <draw:text-box>
          <text:p text:style-name="P154"><text:span text:style-name="T235">Série 1</text:span></text:p>
        </draw:text-box>
      </draw:frame>
      <draw:path text:anchor-type="page" text:anchor-page-number="4" draw:z-index="9" draw:name="Shape7_33" draw:style-name="gr37" draw:text-style-name="P165" svg:width="4.329cm" svg:height="2.24cm" svg:x="0cm" svg:y="0cm" svg:viewBox="0 0 4330 2241" svg:d="M0 2241l3984-288c209-15 363-168 345-342l-170-1611h-4159z">
        <text:p/>
      </draw:path>
      <draw:frame text:anchor-type="page" text:anchor-page-number="4" draw:z-index="8" draw:name="Shape8_2" draw:style-name="gr23" draw:text-style-name="P160" svg:width="2.703cm" svg:height="0.715cm" draw:transform="rotate (0.0872664625997165) translate (1.32644444444444cm 1.21884722222222cm)">
        <draw:text-box>
          <text:p text:style-name="P154"><text:span text:style-name="T235">Série 3</text:span></text:p>
        </draw:text-box>
      </draw:frame>
      <draw:frame text:anchor-type="page" text:anchor-page-number="1" draw:z-index="7" draw:name="Shape8_0" draw:style-name="gr23" draw:text-style-name="P160" svg:width="2.703cm" svg:height="0.715cm" draw:transform="rotate (0.0872664625997165) translate (1.32644444444444cm 1.21884722222222cm)">
        <draw:text-box>
          <text:p text:style-name="P154"><text:span text:style-name="T235">Série 1</text:span></text:p>
        </draw:text-box>
      </draw:frame>
      <draw:path text:anchor-type="page" text:anchor-page-number="4" draw:z-index="6" draw:name="Shape7_0" draw:style-name="gr38" draw:text-style-name="P162" svg:width="4.329cm" svg:height="2.24cm" svg:x="0cm" svg:y="0cm" svg:viewBox="0 0 4330 2241" svg:d="M0 2241l3984-288c209-15 363-168 345-342l-170-1611h-4159z">
        <text:p/>
      </draw:path>
      <draw:frame text:anchor-type="page" text:anchor-page-number="3" draw:z-index="5" draw:name="Shape8" draw:style-name="gr23" draw:text-style-name="P160" svg:width="2.703cm" svg:height="0.715cm" draw:transform="rotate (0.0872664625997165) translate (1.32644444444444cm 1.21884722222222cm)">
        <draw:text-box>
          <text:p text:style-name="P154"><text:span text:style-name="T235">Série 1</text:span></text:p>
        </draw:text-box>
      </draw:frame>
      <draw:frame text:anchor-type="page" text:anchor-page-number="2" draw:z-index="4" draw:name="Shape8_3" draw:style-name="gr23" draw:text-style-name="P160" svg:width="2.703cm" svg:height="0.715cm" draw:transform="rotate (0.0872664625997165) translate (1.32644444444444cm 1.21884722222222cm)">
        <draw:text-box>
          <text:p text:style-name="P154"><text:span text:style-name="T235">Série 1</text:span></text:p>
        </draw:text-box>
      </draw:frame>
      <draw:path text:anchor-type="page" text:anchor-page-number="3" draw:z-index="3" draw:name="Shape7" draw:style-name="gr37" draw:text-style-name="P165" svg:width="4.329cm" svg:height="2.24cm" svg:x="0cm" svg:y="0cm" svg:viewBox="0 0 4330 2241" svg:d="M0 2241l3984-288c209-15 363-168 345-342l-170-1611h-4159z">
        <text:p/>
      </draw:path>
      <draw:path text:anchor-type="page" text:anchor-page-number="1" draw:z-index="2" draw:name="Shape1" draw:style-name="gr26" draw:text-style-name="P165" svg:width="4.329cm" svg:height="2.24cm" svg:x="0cm" svg:y="0cm" svg:viewBox="0 0 4330 2241" svg:d="M0 2241l3984-288c209-15 363-168 345-342l-170-1611h-4159z">
        <text:p/>
      </draw:path>
      <draw:path text:anchor-type="page" text:anchor-page-number="2" draw:z-index="1" draw:name="Shape1_0" draw:style-name="gr26" draw:text-style-name="P165" svg:width="4.329cm" svg:height="2.24cm" svg:x="0cm" svg:y="0cm" svg:viewBox="0 0 4330 2241" svg:d="M0 2241l3984-288c209-15 363-168 345-342l-170-1611h-4159z">
        <text:p/>
      </draw:path>
      <draw:path text:anchor-type="page" text:anchor-page-number="3" draw:z-index="0" draw:name="Shape1_2" draw:style-name="gr26" draw:text-style-name="P165" svg:width="4.329cm" svg:height="2.24cm" svg:x="0cm" svg:y="0cm" svg:viewBox="0 0 4330 2241" svg:d="M0 2241l3984-288c209-15 363-168 345-342l-170-1611h-4159z">
        <text:p/>
      </draw:path>
      <text:list xml:id="list3110462168" text:style-name="_5f_Numérotation_20_des_20_exercices">
        <text:list-item text:start-value="1">
          <text:h text:style-name="P143" text:outline-level="1" text:restart-numbering="true" text:start-value="1"><text:span text:style-name="_5f_Caractères">Complète ces additions.</text:span></text:h>
        </text:list-item>
      </text:list>
      <text:section text:style-name="Sect1" text:name="Section6">
        <table:table table:name="Tableau3" table:style-name="Tableau3">
          <table:table-column table:style-name="Tableau3.A" table:number-columns-repeated="2"/>
          <table:table-column table:style-name="Tableau3.C"/>
          <table:table-column table:style-name="Tableau3.D"/>
          <table:table-column table:style-name="Tableau3.E"/>
          <table:table-row table:style-name="Tableau3.1">
            <table:table-cell table:style-name="Tableau3.A1" office:value-type="string">
              <text:list xml:id="list85316840353301" text:continue-numbering="true" text:style-name="_5f_Numérotation_20_des_20_exercices">
                <text:list-item>
                  <text:list>
                    <text:list-item>
                      <text:p text:style-name="_5f_Paragraphe_5f_avec_5f_Num_5f_Question"><text:span text:style-name="_5f_Caractères"/></text:p>
                    </text:list-item>
                  </text:list>
                </text:list-item>
              </text:list>
            </table:table-cell>
            <table:table-cell table:style-name="Tableau3.A1" office:value-type="string">
              <text:h text:style-name="_5f_Tableau_5f_Centré" text:outline-level="1"><text:span text:style-name="_5f_Caractères"/></text:h>
            </table:table-cell>
            <table:table-cell table:style-name="Tableau3.C1" office:value-type="float" office:value="5">
              <text:h text:style-name="_5f_Tableau_5f_Centré" text:outline-level="1"><text:span text:style-name="_5f_Caractères">5</text:span></text:h>
            </table:table-cell>
            <table:table-cell table:style-name="Tableau3.A1" office:value-type="string">
              <text:h text:style-name="P112" text:outline-level="1"><text:span text:style-name="_5f_Caractères"><text:span text:style-name="T199">2</text:span></text:span></text:h>
            </table:table-cell>
            <table:table-cell table:style-name="Tableau3.C1" office:value-type="float" office:value="2">
              <text:h text:style-name="_5f_Tableau_5f_Centré" text:outline-level="1"><text:span text:style-name="_5f_Caractères">2</text:span></text:h>
            </table:table-cell>
          </table:table-row>
          <table:table-row table:style-name="Tableau3.1">
            <table:table-cell table:style-name="Tableau3.A1" office:value-type="string">
              <text:h text:style-name="_5f_Tableau_5f_Centré_5f_Gras" text:outline-level="1"><text:span text:style-name="_5f_Caractères"/></text:h>
            </table:table-cell>
            <table:table-cell table:style-name="Tableau3.B2" office:value-type="string">
              <text:h text:style-name="_5f_Tableau_5f_Centré" text:outline-level="1"><text:span text:style-name="_5f_Caractères">+</text:span></text:h>
            </table:table-cell>
            <table:table-cell table:style-name="Tableau3.C2" office:value-type="string">
              <text:h text:style-name="P112" text:outline-level="1"><text:span text:style-name="_5f_Caractères"><text:span text:style-name="T199">4</text:span></text:span></text:h>
            </table:table-cell>
            <table:table-cell table:style-name="Tableau3.D2" office:value-type="float" office:value="4">
              <text:h text:style-name="_5f_Tableau_5f_Centré" text:outline-level="1"><text:span text:style-name="_5f_Caractères">4</text:span></text:h>
            </table:table-cell>
            <table:table-cell table:style-name="Tableau3.D2" office:value-type="float" office:value="6">
              <text:h text:style-name="_5f_Tableau_5f_Centré" text:outline-level="1"><text:span text:style-name="_5f_Caractères">6</text:span></text:h>
            </table:table-cell>
          </table:table-row>
          <table:table-row table:style-name="Tableau3.1">
            <table:table-cell table:style-name="Tableau3.A1" office:value-type="string">
              <text:h text:style-name="_5f_Tableau_5f_Centré_5f_Gras" text:outline-level="1"><text:span text:style-name="_5f_Caractères"/></text:h>
            </table:table-cell>
            <table:table-cell table:style-name="Tableau3.A1" office:value-type="string">
              <text:h text:style-name="_5f_Tableau_5f_Centré" text:outline-level="1"><text:span text:style-name="_5f_Caractères"/></text:h>
            </table:table-cell>
            <table:table-cell table:style-name="Tableau3.C1" office:value-type="float" office:value="9">
              <text:h text:style-name="_5f_Tableau_5f_Centré" text:outline-level="1"><text:span text:style-name="_5f_Caractères">9</text:span></text:h>
            </table:table-cell>
            <table:table-cell table:style-name="Tableau3.C1" office:value-type="float" office:value="6">
              <text:h text:style-name="_5f_Tableau_5f_Centré" text:outline-level="1"><text:span text:style-name="_5f_Caractères">6</text:span></text:h>
            </table:table-cell>
            <table:table-cell table:style-name="Tableau3.A1" office:value-type="string">
              <text:h text:style-name="P103" text:outline-level="1"><text:span text:style-name="_5f_Caractères"><text:span text:style-name="T199">8</text:span></text:span></text:h>
            </table:table-cell>
          </table:table-row>
        </table:table>
        <text:h text:style-name="_5f_Paragraphe" text:outline-level="1"><text:span text:style-name="_5f_Caractères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list xml:id="list85316121688088" text:continue-numbering="true" text:style-name="_5f_Numérotation_20_des_20_exercices">
                <text:list-item>
                  <text:list>
                    <text:list-item>
                      <text:p text:style-name="_5f_Paragraphe_5f_avec_5f_Num_5f_Question"/>
                    </text:list-item>
                  </text:list>
                </text:list-item>
              </text:list>
            </table:table-cell>
            <table:table-cell table:style-name="Table1.A1" office:value-type="string">
              <text:h text:style-name="_5f_Tableau_5f_Centré" text:outline-level="1"/>
            </table:table-cell>
            <table:table-cell table:style-name="Table1.A1" office:value-type="string">
              <text:h text:style-name="P104" text:outline-level="1"><text:span text:style-name="_5f_Caractères"><text:span text:style-name="T200">0</text:span></text:span></text:h>
            </table:table-cell>
            <table:table-cell table:style-name="Table1.A1" office:value-type="string">
              <text:h text:style-name="P106" text:outline-level="1"><text:span text:style-name="_5f_Caractères_5f_correction"><text:span text:style-name="T208">6</text:span></text:span></text:h>
            </table:table-cell>
            <table:table-cell table:style-name="Table1.E1" office:value-type="float" office:value="8">
              <text:h text:style-name="_5f_Tableau_5f_Centré" text:outline-level="1">8</text:h>
            </table:table-cell>
          </table:table-row>
          <table:table-row table:style-name="Table1.1">
            <table:table-cell table:style-name="Table1.A1" office:value-type="string">
              <text:h text:style-name="_5f_Tableau_5f_Centré_5f_Gras" text:outline-level="1"/>
            </table:table-cell>
            <table:table-cell table:style-name="Table1.B2" office:value-type="string">
              <text:h text:style-name="_5f_Tableau_5f_Centré" text:outline-level="1">+</text:h>
            </table:table-cell>
            <table:table-cell table:style-name="Table1.C2" office:value-type="float" office:value="8">
              <text:h text:style-name="_5f_Tableau_5f_Centré" text:outline-level="1">8</text:h>
            </table:table-cell>
            <table:table-cell table:style-name="Table1.C2" office:value-type="float" office:value="5">
              <text:h text:style-name="_5f_Tableau_5f_Centré" text:outline-level="1">5</text:h>
            </table:table-cell>
            <table:table-cell table:style-name="Table1.E2" office:value-type="string">
              <text:h text:style-name="P106" text:outline-level="1"><text:span text:style-name="_5f_Caractères_5f_correction"><text:span text:style-name="T208">7</text:span></text:span></text:h>
            </table:table-cell>
          </table:table-row>
          <table:table-row table:style-name="Table1.1">
            <table:table-cell table:style-name="Table1.A1" office:value-type="string">
              <text:h text:style-name="_5f_Tableau_5f_Centré_5f_Gras" text:outline-level="1"/>
            </table:table-cell>
            <table:table-cell table:style-name="Table1.A1" office:value-type="string">
              <text:h text:style-name="_5f_Tableau_5f_Centré" text:outline-level="1"/>
            </table:table-cell>
            <table:table-cell table:style-name="Table1.E1" office:value-type="float" office:value="9">
              <text:h text:style-name="_5f_Tableau_5f_Centré" text:outline-level="1">9</text:h>
            </table:table-cell>
            <table:table-cell table:style-name="Table1.E1" office:value-type="float" office:value="2">
              <text:h text:style-name="_5f_Tableau_5f_Centré" text:outline-level="1">2</text:h>
            </table:table-cell>
            <table:table-cell table:style-name="Table1.E1" office:value-type="float" office:value="5">
              <text:h text:style-name="_5f_Tableau_5f_Centré" text:outline-level="1">5</text:h>
            </table:table-cell>
          </table:table-row>
        </table:table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column table:style-name="Tableau9.D"/>
          <table:table-column table:style-name="Tableau9.E"/>
          <table:table-column table:style-name="Tableau9.D"/>
          <table:table-row table:style-name="Tableau9.1">
            <table:table-cell table:style-name="Tableau9.A1" office:value-type="string">
              <text:list xml:id="list85315784029326" text:continue-numbering="true" text:style-name="_5f_Numérotation_20_des_20_exercices">
                <text:list-item>
                  <text:list>
                    <text:list-item>
                      <text:p text:style-name="_5f_Paragraphe_5f_avec_5f_Num_5f_Question"/>
                    </text:list-item>
                  </text:list>
                </text:list-item>
              </text:list>
            </table:table-cell>
            <table:table-cell table:style-name="Tableau9.A1" office:value-type="string">
              <text:h text:style-name="_5f_Tableau_5f_Centré" text:outline-level="1"/>
            </table:table-cell>
            <table:table-cell table:style-name="Tableau9.C1" office:value-type="float" office:value="5">
              <text:h text:style-name="_5f_Tableau_5f_Centré" text:outline-level="1">5</text:h>
            </table:table-cell>
            <table:table-cell table:style-name="Tableau9.D1" office:value-type="string">
              <text:h text:style-name="P104" text:outline-level="1"><text:span text:style-name="_5f_Caractères"><text:span text:style-name="T200">2</text:span></text:span></text:h>
            </table:table-cell>
            <table:table-cell table:style-name="Tableau9.C1" office:value-type="float" office:value="2">
              <text:h text:style-name="_5f_Tableau_5f_Centré" text:outline-level="1">2</text:h>
            </table:table-cell>
            <table:table-cell table:style-name="Tableau9.C1" office:value-type="float" office:value="4">
              <text:h text:style-name="_5f_Tableau_5f_Centré" text:outline-level="1">4</text:h>
            </table:table-cell>
          </table:table-row>
          <table:table-row table:style-name="Tableau9.1">
            <table:table-cell table:style-name="Tableau9.A2" office:value-type="string">
              <text:h text:style-name="_5f_Tableau_5f_Centré_5f_Gras" text:outline-level="1">+</text:h>
            </table:table-cell>
            <table:table-cell table:style-name="Tableau9.B2" office:value-type="string">
              <text:h text:style-name="_5f_Tableau_5f_Centré" text:outline-level="1"/>
            </table:table-cell>
            <table:table-cell table:style-name="Tableau9.C2" office:value-type="string">
              <text:h text:style-name="P115" text:outline-level="1"><text:span text:style-name="_5f_pointillés_20_gris">.</text:span><text:span text:style-name="_5f_Caractères"><text:span text:style-name="T180">7</text:span></text:span></text:h>
            </table:table-cell>
            <table:table-cell table:style-name="Tableau9.D2" office:value-type="float" office:value="7">
              <text:h text:style-name="_5f_Tableau_5f_Centré" text:outline-level="1">7</text:h>
            </table:table-cell>
            <table:table-cell table:style-name="Tableau9.E2" office:value-type="string">
              <text:h text:style-name="P104" text:outline-level="1"><text:span text:style-name="_5f_Caractères"><text:span text:style-name="T200">5</text:span></text:span></text:h>
            </table:table-cell>
            <table:table-cell table:style-name="Tableau9.D2" office:value-type="float" office:value="2">
              <text:h text:style-name="_5f_Tableau_5f_Centré" text:outline-level="1">2</text:h>
            </table:table-cell>
          </table:table-row>
          <table:table-row table:style-name="Tableau9.1">
            <table:table-cell table:style-name="Tableau9.A1" office:value-type="string">
              <text:h text:style-name="_5f_Tableau_5f_Centré_5f_Gras" text:outline-level="1"/>
            </table:table-cell>
            <table:table-cell table:style-name="Tableau9.B3" office:value-type="float" office:value="1">
              <text:h text:style-name="_5f_Tableau_5f_Centré" text:outline-level="1">1</text:h>
            </table:table-cell>
            <table:table-cell table:style-name="Tableau9.C1" office:value-type="float" office:value="2">
              <text:h text:style-name="_5f_Tableau_5f_Centré" text:outline-level="1">2</text:h>
            </table:table-cell>
            <table:table-cell table:style-name="Tableau9.C1" office:value-type="float" office:value="9">
              <text:h text:style-name="_5f_Tableau_5f_Centré" text:outline-level="1">9</text:h>
            </table:table-cell>
            <table:table-cell table:style-name="Tableau9.C1" office:value-type="float" office:value="7">
              <text:h text:style-name="P115" text:outline-level="1">7</text:h>
            </table:table-cell>
            <table:table-cell table:style-name="Tableau9.F3" office:value-type="string">
              <text:h text:style-name="P104" text:outline-level="1"><text:span text:style-name="_5f_Caractères"><text:span text:style-name="T200">6</text:span></text:span></text:h>
            </table:table-cell>
          </table:table-row>
        </table:table>
        <text:h text:style-name="_5f_Paragraphe" text:outline-level="1"/>
        <table:table table:name="Tableau10" table:style-name="Tableau10">
          <table:table-column table:style-name="Tableau10.A"/>
          <table:table-column table:style-name="Tableau10.B"/>
          <table:table-column table:style-name="Tableau10.C"/>
          <table:table-column table:style-name="Tableau10.D"/>
          <table:table-column table:style-name="Tableau10.E"/>
          <table:table-column table:style-name="Tableau10.F"/>
          <table:table-row table:style-name="Tableau10.1">
            <table:table-cell table:style-name="Tableau10.A1" office:value-type="string">
              <text:list xml:id="list85317086225555" text:continue-numbering="true" text:style-name="_5f_Numérotation_20_des_20_exercices">
                <text:list-item>
                  <text:list>
                    <text:list-item>
                      <text:p text:style-name="_5f_Paragraphe_5f_avec_5f_Num_5f_Question"/>
                    </text:list-item>
                  </text:list>
                </text:list-item>
              </text:list>
            </table:table-cell>
            <table:table-cell table:style-name="Tableau10.A1" office:value-type="string">
              <text:h text:style-name="_5f_Tableau_5f_Centré" text:outline-level="1"/>
            </table:table-cell>
            <table:table-cell table:style-name="Tableau10.A1" office:value-type="string">
              <text:h text:style-name="P115" text:outline-level="1"><text:span text:style-name="_5f_Caractères"><text:span text:style-name="T180">2</text:span></text:span></text:h>
            </table:table-cell>
            <table:table-cell table:style-name="Tableau10.A1" office:value-type="string">
              <text:h text:style-name="P114" text:outline-level="1"><text:span text:style-name="_5f_Caractères"><text:span text:style-name="T196">5</text:span></text:span></text:h>
            </table:table-cell>
            <table:table-cell table:style-name="Tableau10.E1" office:value-type="float" office:value="5">
              <text:h text:style-name="_5f_Tableau_5f_Centré" text:outline-level="1">5</text:h>
            </table:table-cell>
            <table:table-cell table:style-name="Tableau10.E1" office:value-type="float" office:value="4">
              <text:h text:style-name="_5f_Tableau_5f_Centré" text:outline-level="1">4</text:h>
            </table:table-cell>
          </table:table-row>
          <table:table-row table:style-name="Tableau10.1">
            <table:table-cell table:style-name="Tableau10.A1" office:value-type="string">
              <text:h text:style-name="_5f_Tableau_5f_Centré_5f_Gras" text:outline-level="1"/>
            </table:table-cell>
            <table:table-cell table:style-name="Tableau10.B2" office:value-type="string">
              <text:h text:style-name="_5f_Tableau_5f_Centré" text:outline-level="1">+</text:h>
            </table:table-cell>
            <table:table-cell table:style-name="Tableau10.C2" office:value-type="float" office:value="6">
              <text:h text:style-name="_5f_Tableau_5f_Centré" text:outline-level="1">6</text:h>
            </table:table-cell>
            <table:table-cell table:style-name="Tableau10.C2" office:value-type="float" office:value="9">
              <text:h text:style-name="_5f_Tableau_5f_Centré" text:outline-level="1">9</text:h>
            </table:table-cell>
            <table:table-cell table:style-name="Tableau10.E2" office:value-type="string">
              <text:h text:style-name="P104" text:outline-level="1"><text:span text:style-name="_5f_Caractères"><text:span text:style-name="T200">8</text:span></text:span></text:h>
            </table:table-cell>
            <table:table-cell table:style-name="Tableau10.C2" office:value-type="float" office:value="8">
              <text:h text:style-name="_5f_Tableau_5f_Centré" text:outline-level="1">8</text:h>
            </table:table-cell>
          </table:table-row>
          <table:table-row table:style-name="Tableau10.1">
            <table:table-cell table:style-name="Tableau10.A1" office:value-type="string">
              <text:h text:style-name="_5f_Tableau_5f_Centré_5f_Gras" text:outline-level="1"><text:span text:style-name="_5f_Caractères_5f_correction"><text:span text:style-name="T208"/></text:span></text:h>
            </table:table-cell>
            <table:table-cell table:style-name="Tableau10.E1">
              <text:h text:style-name="_5f_Tableau_5f_Centré" text:outline-level="1"/>
            </table:table-cell>
            <table:table-cell table:style-name="Tableau10.E1" office:value-type="float" office:value="9">
              <text:h text:style-name="_5f_Tableau_5f_Centré" text:outline-level="1">9</text:h>
            </table:table-cell>
            <table:table-cell table:style-name="Tableau10.E1" office:value-type="float" office:value="5">
              <text:h text:style-name="_5f_Tableau_5f_Centré" text:outline-level="1">5</text:h>
            </table:table-cell>
            <table:table-cell table:style-name="Tableau10.E1" office:value-type="float" office:value="4">
              <text:h text:style-name="_5f_Tableau_5f_Centré" text:outline-level="1">4</text:h>
            </table:table-cell>
            <table:table-cell table:style-name="Tableau10.A1" office:value-type="string">
              <text:h text:style-name="P115" text:outline-level="1"><text:span text:style-name="_5f_pointillés_20_gris">.</text:span><text:span text:style-name="_5f_Caractères"><text:span text:style-name="T191">2</text:span></text:span></text:h>
            </table:table-cell>
          </table:table-row>
        </table:table>
      </text:section>
      <text:list xml:id="list85315382057868" text:continue-numbering="true" text:style-name="_5f_Numérotation_20_des_20_exercices">
        <text:list-item>
          <text:h text:style-name="P148" text:outline-level="1"><text:span text:style-name="_5f_Caractères">Soustractions incomplètes</text:span></text:h>
          <text:list>
            <text:list-item text:start-value="1">
              <text:p text:style-name="_5f_Paragraphe_5f_avec_5f_Num_5f_Question"><text:span text:style-name="_5f_Caractères">Complète ces soustractions.</text:span></text:p>
            </text:list-item>
          </text:list>
        </text:list-item>
      </text:list>
      <text:section text:style-name="Sect2" text:name="Section7">
        <text:h text:style-name="_5f_Paragraphe" text:outline-level="1"><text:span text:style-name="_5f_Caractères"/></text:h>
        <table:table table:name="Tableau13" table:style-name="Tableau13">
          <table:table-column table:style-name="Tableau13.A"/>
          <table:table-column table:style-name="Tableau13.B"/>
          <table:table-column table:style-name="Tableau13.C"/>
          <table:table-column table:style-name="Tableau13.D"/>
          <table:table-row table:style-name="Tableau13.1">
            <table:table-cell table:style-name="Tableau13.A1" office:value-type="string">
              <text:h text:style-name="_5f_Paragraphe" text:outline-level="1"/>
            </table:table-cell>
            <table:table-cell table:style-name="Tableau13.B1" office:value-type="float" office:value="8">
              <text:h text:style-name="_5f_Tableau_5f_Centré" text:outline-level="1">8</text:h>
            </table:table-cell>
            <table:table-cell table:style-name="Tableau13.A1" office:value-type="string">
              <text:h text:style-name="P105" text:outline-level="1"><text:span text:style-name="_5f_Caractères"><text:span text:style-name="T201">7</text:span></text:span></text:h>
            </table:table-cell>
            <table:table-cell table:style-name="Tableau13.B1" office:value-type="float" office:value="5">
              <text:h text:style-name="_5f_Tableau_5f_Centré" text:outline-level="1">5</text:h>
            </table:table-cell>
          </table:table-row>
          <table:table-row table:style-name="Tableau13.1">
            <table:table-cell table:style-name="Tableau13.A2" office:value-type="string">
              <text:h text:style-name="_5f_Tableau_5f_Centré_5f_Gras" text:outline-level="1">−</text:h>
            </table:table-cell>
            <table:table-cell table:style-name="Tableau13.B2" office:value-type="float" office:value="3">
              <text:h text:style-name="_5f_Tableau_5f_Centré" text:outline-level="1">3</text:h>
            </table:table-cell>
            <table:table-cell table:style-name="Tableau13.B2" office:value-type="float" office:value="6">
              <text:h text:style-name="_5f_Tableau_5f_Centré" text:outline-level="1">6</text:h>
            </table:table-cell>
            <table:table-cell table:style-name="Tableau13.A2" office:value-type="string">
              <text:h text:style-name="P113" text:outline-level="1"><text:span text:style-name="_5f_Caractères"><text:span text:style-name="T190">3</text:span></text:span></text:h>
            </table:table-cell>
          </table:table-row>
          <table:table-row table:style-name="Tableau13.1">
            <table:table-cell table:style-name="Tableau13.A1" office:value-type="string">
              <text:h text:style-name="_5f_Tableau_5f_Centré_5f_Gras" text:outline-level="1"/>
            </table:table-cell>
            <table:table-cell table:style-name="Tableau13.A1" office:value-type="string">
              <text:h text:style-name="P113" text:outline-level="1"><text:span text:style-name="_5f_Caractères"><text:span text:style-name="T192">5</text:span></text:span></text:h>
            </table:table-cell>
            <table:table-cell table:style-name="Tableau13.B1" office:value-type="float" office:value="1">
              <text:h text:style-name="_5f_Tableau_5f_Centré" text:outline-level="1">1</text:h>
            </table:table-cell>
            <table:table-cell table:style-name="Tableau13.B1" office:value-type="float" office:value="2">
              <text:h text:style-name="_5f_Tableau_5f_Centré" text:outline-level="1">2</text:h>
            </table:table-cell>
          </table:table-row>
        </table:table>
        <text:h text:style-name="_5f_Paragraphe" text:outline-level="1"/>
        <table:table table:name="Tableau14" table:style-name="Tableau14">
          <table:table-column table:style-name="Tableau14.A"/>
          <table:table-column table:style-name="Tableau14.B"/>
          <table:table-column table:style-name="Tableau14.C"/>
          <table:table-column table:style-name="Tableau14.D"/>
          <table:table-row table:style-name="Tableau14.1">
            <table:table-cell table:style-name="Tableau14.A1" office:value-type="string">
              <text:h text:style-name="_5f_Paragraphe" text:outline-level="1"/>
            </table:table-cell>
            <table:table-cell table:style-name="Tableau14.B1" office:value-type="float" office:value="6">
              <text:h text:style-name="_5f_Tableau_5f_Centré" text:outline-level="1">6</text:h>
            </table:table-cell>
            <table:table-cell table:style-name="Tableau14.A1" office:value-type="string">
              <text:h text:style-name="P113" text:outline-level="1"><text:span text:style-name="_5f_Caractères"><text:span text:style-name="T192">8</text:span></text:span></text:h>
            </table:table-cell>
            <table:table-cell table:style-name="Tableau14.B1" office:value-type="float" office:value="15">
              <text:h text:style-name="_5f_Tableau_5f_Centré" text:outline-level="1"><text:span text:style-name="T232">1</text:span>5</text:h>
            </table:table-cell>
          </table:table-row>
          <table:table-row table:style-name="Tableau14.1">
            <table:table-cell table:style-name="Tableau14.A2" office:value-type="string">
              <text:h text:style-name="_5f_Tableau_5f_Centré_5f_Gras" text:outline-level="1">−</text:h>
            </table:table-cell>
            <table:table-cell table:style-name="Tableau14.B2" office:value-type="float" office:value="1">
              <text:h text:style-name="_5f_Tableau_5f_Centré" text:outline-level="1">1</text:h>
            </table:table-cell>
            <table:table-cell table:style-name="Tableau14.C2" office:value-type="string">
              <text:h text:style-name="_5f_Tableau_5f_Centré" text:outline-level="1">2<text:span text:style-name="T232">+1</text:span></text:h>
            </table:table-cell>
            <table:table-cell table:style-name="Tableau14.D2" office:value-type="string">
              <text:h text:style-name="P113" text:outline-level="1"><text:span text:style-name="_5f_Caractères"><text:span text:style-name="T192">8</text:span></text:span></text:h>
            </table:table-cell>
          </table:table-row>
          <table:table-row table:style-name="Tableau14.1">
            <table:table-cell table:style-name="Tableau14.A1" office:value-type="string">
              <text:h text:style-name="_5f_Tableau_5f_Centré_5f_Gras" text:outline-level="1"/>
            </table:table-cell>
            <table:table-cell table:style-name="Tableau14.A1" office:value-type="string">
              <text:h text:style-name="P106" text:outline-level="1"><text:span text:style-name="_5f_Caractères"><text:span text:style-name="T229">5</text:span></text:span></text:h>
            </table:table-cell>
            <table:table-cell table:style-name="Tableau14.B1" office:value-type="float" office:value="5">
              <text:h text:style-name="_5f_Tableau_5f_Centré" text:outline-level="1">5</text:h>
            </table:table-cell>
            <table:table-cell table:style-name="Tableau14.B1" office:value-type="float" office:value="7">
              <text:h text:style-name="_5f_Tableau_5f_Centré" text:outline-level="1">7</text:h>
            </table:table-cell>
          </table:table-row>
        </table:table>
        <text:h text:style-name="_5f_Paragraphe" text:outline-level="1"/>
        <table:table table:name="Tableau15" table:style-name="Tableau15">
          <table:table-column table:style-name="Tableau15.A"/>
          <table:table-column table:style-name="Tableau15.B" table:number-columns-repeated="4"/>
          <table:table-row table:style-name="Tableau15.1">
            <table:table-cell table:style-name="Tableau15.A1" office:value-type="string">
              <text:h text:style-name="_5f_Paragraphe" text:outline-level="1"/>
            </table:table-cell>
            <table:table-cell table:style-name="Tableau15.B1" office:value-type="float" office:value="5">
              <text:h text:style-name="_5f_Tableau_5f_Centré" text:outline-level="1">5</text:h>
            </table:table-cell>
            <table:table-cell table:style-name="Tableau15.B1" office:value-type="float" office:value="7">
              <text:h text:style-name="_5f_Tableau_5f_Centré" text:outline-level="1">7</text:h>
            </table:table-cell>
            <table:table-cell table:style-name="Tableau15.A1" office:value-type="string">
              <text:h text:style-name="P113" text:outline-level="1"><text:span text:style-name="_5f_Caractères"><text:span text:style-name="T192">6</text:span></text:span></text:h>
            </table:table-cell>
            <table:table-cell table:style-name="Tableau15.B1" office:value-type="float" office:value="9">
              <text:h text:style-name="_5f_Tableau_5f_Centré" text:outline-level="1">9</text:h>
            </table:table-cell>
          </table:table-row>
          <table:table-row table:style-name="Tableau15.1">
            <table:table-cell table:style-name="Tableau15.A2" office:value-type="string">
              <text:h text:style-name="_5f_Tableau_5f_Centré_5f_Gras" text:outline-level="1">−</text:h>
            </table:table-cell>
            <table:table-cell table:style-name="Tableau15.C2" office:value-type="string">
              <text:h text:style-name="P113" text:outline-level="1"><text:span text:style-name="_5f_Caractères"><text:span text:style-name="T192">2</text:span></text:span></text:h>
            </table:table-cell>
            <table:table-cell table:style-name="Tableau15.C2" office:value-type="string">
              <text:h text:style-name="P113" text:outline-level="1"><text:span text:style-name="_5f_Caractères"><text:span text:style-name="T192">4</text:span></text:span></text:h>
            </table:table-cell>
            <table:table-cell table:style-name="Tableau15.D2" office:value-type="float" office:value="2">
              <text:h text:style-name="_5f_Tableau_5f_Centré" text:outline-level="1">2</text:h>
            </table:table-cell>
            <table:table-cell table:style-name="Tableau15.D2" office:value-type="float" office:value="7">
              <text:h text:style-name="_5f_Tableau_5f_Centré" text:outline-level="1">7</text:h>
            </table:table-cell>
          </table:table-row>
          <table:table-row table:style-name="Tableau15.1">
            <table:table-cell table:style-name="Tableau15.A1" office:value-type="string">
              <text:h text:style-name="_5f_Tableau_5f_Centré_5f_Gras" text:outline-level="1"/>
            </table:table-cell>
            <table:table-cell table:style-name="Tableau15.B1" office:value-type="float" office:value="3">
              <text:h text:style-name="_5f_Tableau_5f_Centré" text:outline-level="1">3</text:h>
            </table:table-cell>
            <table:table-cell table:style-name="Tableau15.B1" office:value-type="float" office:value="3">
              <text:h text:style-name="_5f_Tableau_5f_Centré" text:outline-level="1">3</text:h>
            </table:table-cell>
            <table:table-cell table:style-name="Tableau15.B1" office:value-type="float" office:value="4">
              <text:h text:style-name="_5f_Tableau_5f_Centré" text:outline-level="1">4</text:h>
            </table:table-cell>
            <table:table-cell table:style-name="Tableau15.A1" office:value-type="string">
              <text:h text:style-name="P113" text:outline-level="1"><text:span text:style-name="_5f_Caractères"><text:span text:style-name="T192">2</text:span></text:span></text:h>
            </table:table-cell>
          </table:table-row>
        </table:table>
        <text:h text:style-name="_5f_Paragraphe" text:outline-level="1"/>
        <table:table table:name="Tableau12" table:style-name="Tableau12">
          <table:table-column table:style-name="Tableau12.A"/>
          <table:table-column table:style-name="Tableau12.B"/>
          <table:table-column table:style-name="Tableau12.C" table:number-columns-repeated="2"/>
          <table:table-column table:style-name="Tableau12.E"/>
          <table:table-row table:style-name="Tableau12.1">
            <table:table-cell table:style-name="Tableau12.A1" office:value-type="string">
              <text:h text:style-name="_5f_Paragraphe" text:outline-level="1"/>
            </table:table-cell>
            <table:table-cell table:style-name="Tableau12.A1" office:value-type="string">
              <text:h text:style-name="P113" text:outline-level="1"><text:span text:style-name="_5f_Caractères"><text:span text:style-name="T192">7</text:span></text:span></text:h>
            </table:table-cell>
            <table:table-cell table:style-name="Tableau12.C1" office:value-type="float" office:value="2">
              <text:h text:style-name="_5f_Tableau_5f_Centré" text:outline-level="1">2</text:h>
            </table:table-cell>
            <table:table-cell table:style-name="Tableau12.C1" office:value-type="float" office:value="15">
              <text:h text:style-name="_5f_Tableau_5f_Centré" text:outline-level="1"><text:span text:style-name="T232">1</text:span>5</text:h>
            </table:table-cell>
            <table:table-cell table:style-name="Tableau12.A1" office:value-type="string">
              <text:h text:style-name="P105" text:outline-level="1"><text:span text:style-name="_5f_Caractères"><text:span text:style-name="T232">1</text:span></text:span><text:span text:style-name="_5f_Caractères"><text:span text:style-name="T201">2</text:span></text:span></text:h>
            </table:table-cell>
          </table:table-row>
          <table:table-row table:style-name="Tableau12.1">
            <table:table-cell table:style-name="Tableau12.A2" office:value-type="string">
              <text:h text:style-name="_5f_Tableau_5f_Centré_5f_Gras" text:outline-level="1">−</text:h>
            </table:table-cell>
            <table:table-cell table:style-name="Tableau12.B2" office:value-type="float" office:value="4">
              <text:h text:style-name="_5f_Tableau_5f_Centré" text:outline-level="1">4</text:h>
            </table:table-cell>
            <table:table-cell table:style-name="Tableau12.C2" office:value-type="string">
              <text:h text:style-name="P113" text:outline-level="1"><text:span text:style-name="_5f_Caractères"><text:span text:style-name="T192">1</text:span></text:span><text:span text:style-name="_5f_Caractères"><text:span text:style-name="T198">+1</text:span></text:span></text:h>
            </table:table-cell>
            <table:table-cell table:style-name="Tableau12.D2" office:value-type="string">
              <text:h text:style-name="_5f_Tableau_5f_Centré" text:outline-level="1">7<text:span text:style-name="T232">+1</text:span></text:h>
            </table:table-cell>
            <table:table-cell table:style-name="Tableau12.B2" office:value-type="float" office:value="8">
              <text:h text:style-name="_5f_Tableau_5f_Centré" text:outline-level="1">8</text:h>
            </table:table-cell>
          </table:table-row>
          <table:table-row table:style-name="Tableau12.1">
            <table:table-cell table:style-name="Tableau12.A1" office:value-type="string">
              <text:h text:style-name="_5f_Tableau_5f_Centré_5f_Gras" text:outline-level="1"/>
            </table:table-cell>
            <table:table-cell table:style-name="Tableau12.C1" office:value-type="float" office:value="3">
              <text:h text:style-name="_5f_Tableau_5f_Centré" text:outline-level="1">3</text:h>
            </table:table-cell>
            <table:table-cell table:style-name="Tableau12.C1" office:value-type="float" office:value="0">
              <text:h text:style-name="_5f_Tableau_5f_Centré" text:outline-level="1">0</text:h>
            </table:table-cell>
            <table:table-cell table:style-name="Tableau12.A1" office:value-type="string">
              <text:h text:style-name="P113" text:outline-level="1"><text:span text:style-name="_5f_Caractères"><text:span text:style-name="T192">7</text:span></text:span></text:h>
            </table:table-cell>
            <table:table-cell table:style-name="Tableau12.C1" office:value-type="float" office:value="4">
              <text:h text:style-name="_5f_Tableau_5f_Centré" text:outline-level="1">4</text:h>
            </table:table-cell>
          </table:table-row>
        </table:table>
      </text:section>
      <text:list xml:id="list85315301399091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Vérifie avec des additions :</text:span></text:p>
            </text:list-item>
          </text:list>
        </text:list-item>
      </text:list>
      <text:h text:style-name="_5f_Paragraphe_5f_Correction" text:outline-level="1"><text:span text:style-name="_5f_Caractères_5f_correction"><text:span text:style-name="T201">512 + 363 = 875</text:span></text:span></text:h>
      <text:p text:style-name="_5f_Paragraphe_5f_Réponse_5f_Pointillés_5f_Grisés"><text:span text:style-name="_5f_Caractères_5f_correction"><text:span text:style-name="T201">3 342 + 2 427 = 5 769</text:span></text:span></text:p>
      <text:p text:style-name="_5f_Paragraphe_5f_Réponse_5f_Pointillés_5f_Grisés"><text:span text:style-name="_5f_Caractères_5f_correction"><text:span text:style-name="T229">5</text:span></text:span><text:span text:style-name="_5f_Caractères_5f_correction"><text:span text:style-name="T201">57 + 128 = 685</text:span></text:span></text:p>
      <text:p text:style-name="_5f_Paragraphe_5f_Réponse_5f_Pointillés_5f_Grisés"><text:span text:style-name="_5f_Caractères_5f_correction"><text:span text:style-name="T201">3 074 + 4 178 = 7 252</text:span></text:span></text:p>
      <text:p text:style-name="_5f_Paragraphe_5f_Réponse_5f_Pointillés_5f_Grisés"><text:span text:style-name="_5f_pointillés_20_gris"/></text:p>
      <text:p text:style-name="_5f_Paragraphe_5f_Réponse_5f_Pointillés_5f_Grisés"><text:span text:style-name="_5f_pointillés_20_gris"/></text:p>
      <text:list xml:id="list85315619927945" text:continue-numbering="true" text:style-name="_5f_Numérotation_20_des_20_exercices">
        <text:list-item>
          <text:h text:style-name="P152" text:outline-level="1"><text:span text:style-name="_5f_Caractères">Pose en colonnes et effectue.</text:span></text:h>
        </text:list-item>
      </text:list>
      <text:section text:style-name="Sect3" text:name="Section14">
        <text:list xml:id="list3212074376" text:style-name="_5f_Numérotation_20_des_20_exercices">
          <text:list-item>
            <text:list>
              <text:list-item>
                <text:p text:style-name="P140"><text:span text:style-name="_5f_Caractères">473,26 + 3</text:span><text:span text:style-name="_5f_Caractères"><text:span text:style-name="T178"> </text:span></text:span><text:span text:style-name="_5f_Caractères">052,4</text:span></text:p>
              </text:list-item>
              <text:list-item>
                <text:p text:style-name="P140"><text:span text:style-name="_5f_Caractères">30 + 9,23 + 121,5</text:span></text:p>
              </text:list-item>
              <text:list-item>
                <text:p text:style-name="P140"><text:span text:style-name="_5f_Caractères">29,4 + 8,328 + 12,4</text:span></text:p>
              </text:list-item>
              <text:list-item>
                <text:p text:style-name="P140"><text:span text:style-name="_5f_Caractères">751,25 − 98,2</text:span></text:p>
              </text:list-item>
              <text:list-item>
                <text:p text:style-name="P140"><text:span text:style-name="_5f_Caractères">8,5 − 0,082</text:span></text:p>
              </text:list-item>
              <text:list-item>
                <text:p text:style-name="P140"><text:span text:style-name="_5f_Caractères">72 − 68,41</text:span></text:p>
              </text:list-item>
            </text:list>
          </text:list-item>
        </text:list>
        <table:table table:name="Table2" table:style-name="Table2">
          <table:table-column table:style-name="Table2.A" table:number-columns-repeated="3"/>
          <table:table-header-rows>
            <table:table-row table:style-name="Table2.1">
              <table:table-cell table:style-name="Table2.A1" office:value-type="string">
                <text:h text:style-name="P109" text:outline-level="1"><text:span text:style-name="_5f_Caractères_5f_correction"><text:s text:c="3"/>4</text:span><text:span text:style-name="_5f_Caractères_5f_correction"><text:span text:style-name="T208">73,26</text:span></text:span></text:h>
                <text:h text:style-name="P109" text:outline-level="1"><text:span text:style-name="_5f_Caractères_5f_correction"><text:span text:style-name="T202">+ 3 052</text:span></text:span><text:span text:style-name="_5f_Caractères_5f_correction"><text:span text:style-name="T203">,40</text:span></text:span></text:h>
                <text:h text:style-name="P109" text:outline-level="1"><text:span text:style-name="_5f_Caractères_5f_correction">3 </text:span><text:span text:style-name="_5f_Caractères_5f_correction"><text:span text:style-name="T201">52</text:span></text:span><text:span text:style-name="_5f_Caractères_5f_correction"><text:span text:style-name="T208">5,66</text:span></text:span></text:h>
                <text:h text:style-name="P116" text:outline-level="1"><text:span text:style-name="_5f_pointillés_20_gris"/></text:h>
              </table:table-cell>
              <table:table-cell table:style-name="Table2.A1" office:value-type="string">
                <text:h text:style-name="P110" text:outline-level="1"><text:span text:style-name="_5f_Caractères_5f_correction"><text:span text:style-name="T201">30</text:span></text:span><text:span text:style-name="_5f_Caractères_5f_correction">,</text:span><text:span text:style-name="_5f_Caractères_5f_correction"><text:span text:style-name="T201">00</text:span></text:span></text:h>
                <text:h text:style-name="P110" text:outline-level="1"><text:span text:style-name="_5f_Caractères_5f_correction"><text:span text:style-name="T206">+ </text:span></text:span><text:span text:style-name="_5f_Caractères_5f_correction"><text:span text:style-name="T208">9,23</text:span></text:span></text:h>
                <text:h text:style-name="P110" text:outline-level="1"><text:span text:style-name="_5f_Caractères_5f_correction"><text:span text:style-name="T203">+ 121,50</text:span></text:span></text:h>
                <text:h text:style-name="P107" text:outline-level="1"><text:span text:style-name="_5f_Caractères_5f_correction"><text:span text:style-name="T201">160,73</text:span></text:span></text:h>
              </table:table-cell>
              <table:table-cell table:style-name="Table2.C1" office:value-type="string">
                <text:h text:style-name="P107" text:outline-level="1"><text:span text:style-name="_5f_Caractères_5f_correction"><text:span text:style-name="T210">29,400</text:span></text:span></text:h>
                <text:h text:style-name="P110" text:outline-level="1"><text:span text:style-name="_5f_Caractères_5f_correction"><text:span text:style-name="T206">+ </text:span></text:span><text:span text:style-name="_5f_Caractères_5f_correction"><text:span text:style-name="T209">8</text:span></text:span><text:span text:style-name="_5f_Caractères_5f_correction"><text:span text:style-name="T208">,</text:span></text:span><text:span text:style-name="_5f_Caractères_5f_correction"><text:span text:style-name="T209">328</text:span></text:span></text:h>
                <text:h text:style-name="P110" text:outline-level="1"><text:span text:style-name="_5f_Caractères_5f_correction"><text:span text:style-name="T203">+ 12,</text:span></text:span><text:span text:style-name="_5f_Caractères_5f_correction"><text:span text:style-name="T204">400</text:span></text:span></text:h>
                <text:h text:style-name="P107" text:outline-level="1"><text:span text:style-name="_5f_Caractères_5f_correction"><text:span text:style-name="T210">50,128</text:span></text:span></text:h>
              </table:table-cell>
            </table:table-row>
          </table:table-header-rows>
          <table:table-row table:style-name="Table2.1">
            <table:table-cell table:style-name="Table2.A2" office:value-type="string">
              <text:h text:style-name="P107" text:outline-level="1"><text:span text:style-name="_5f_Caractères_5f_correction"><text:span text:style-name="T210">751,25</text:span></text:span></text:h>
              <text:h text:style-name="P110" text:outline-level="1"><text:span text:style-name="_5f_Caractères_5f_correction"><text:span text:style-name="T202">- </text:span></text:span><text:span text:style-name="_5f_Caractères_5f_correction"><text:span text:style-name="T204">98,20</text:span></text:span></text:h>
              <text:h text:style-name="P107" text:outline-level="1"><text:span text:style-name="_5f_Caractères_5f_correction"><text:span text:style-name="T210">653,05</text:span></text:span></text:h>
            </table:table-cell>
            <table:table-cell table:style-name="Table2.A2" office:value-type="string">
              <text:h text:style-name="P107" text:outline-level="1"><text:span text:style-name="_5f_Caractères_5f_correction"><text:span text:style-name="T210">8,5000</text:span></text:span></text:h>
              <text:h text:style-name="P110" text:outline-level="1"><text:span text:style-name="_5f_Caractères_5f_correction"><text:span text:style-name="T202">- </text:span></text:span><text:span text:style-name="_5f_Caractères_5f_correction"><text:span text:style-name="T204">0,082</text:span></text:span><text:span text:style-name="_5f_Caractères_5f_correction"><text:span text:style-name="T231">0</text:span></text:span></text:h>
              <text:h text:style-name="P107" text:outline-level="1"><text:span text:style-name="_5f_Caractères_5f_correction"><text:span text:style-name="T210">8,418</text:span></text:span><text:span text:style-name="_5f_Caractères_5f_correction"><text:span text:style-name="T230">0</text:span></text:span></text:h>
            </table:table-cell>
            <table:table-cell table:style-name="Table2.C2" office:value-type="string">
              <text:h text:style-name="P107" text:outline-level="1"><text:span text:style-name="_5f_Caractères_5f_correction"><text:span text:style-name="T210">72,00</text:span></text:span></text:h>
              <text:h text:style-name="P110" text:outline-level="1"><text:span text:style-name="_5f_Caractères_5f_correction"><text:span text:style-name="T202">- </text:span></text:span><text:span text:style-name="_5f_Caractères_5f_correction"><text:span text:style-name="T204">68,41</text:span></text:span></text:h>
              <text:h text:style-name="P107" text:outline-level="1"><text:span text:style-name="_5f_Caractères_5f_correction"><text:span text:style-name="T210">3,59</text:span></text:span></text:h>
            </table:table-cell>
          </table:table-row>
        </table:table>
        <text:list xml:id="list85315186467686" text:continue-list="list85315619927945" text:style-name="_5f_Numérotation_20_des_20_exercices">
          <text:list-item>
            <text:h text:style-name="_5f_Titre_5f_Exercices_5f_sans_5f_Titre" text:outline-level="1"><text:span text:style-name="_5f_Caractères">Pose en colonnes et effectue.</text:span></text:h>
          </text:list-item>
        </text:list>
        <text:list xml:id="list85316978982660" text:continue-list="list3212074376" text:style-name="_5f_Numérotation_20_des_20_exercices">
          <text:list-item>
            <text:list>
              <text:list-item text:start-value="1">
                <text:p text:style-name="P140"><text:span text:style-name="_5f_Caractères">6,7 + 12,6 + 1,7</text:span></text:p>
              </text:list-item>
              <text:list-item>
                <text:p text:style-name="P140"><text:span text:style-name="_5f_Caractères">36,99 + 45,74 + 2,02</text:span></text:p>
              </text:list-item>
              <text:list-item>
                <text:p text:style-name="P140"><text:span text:style-name="_5f_Caractères">9,25 + 8,7 + 5,5 + 16,8</text:span></text:p>
              </text:list-item>
            </text:list>
          </text:list-item>
        </text:list>
        <table:table table:name="Table3" table:style-name="Table3">
          <table:table-column table:style-name="Table3.A" table:number-columns-repeated="3"/>
          <table:table-header-rows>
            <table:table-row table:style-name="Table3.1">
              <table:table-cell table:style-name="Table3.A1" office:value-type="string">
                <text:h text:style-name="P108" text:outline-level="1"><text:span text:style-name="_5f_Caractères_5f_correction"><text:span text:style-name="T211">6,7</text:span></text:span></text:h>
                <text:h text:style-name="P111" text:outline-level="1"><text:span text:style-name="_5f_Caractères_5f_correction"><text:span text:style-name="T206">+ </text:span></text:span><text:span text:style-name="_5f_Caractères_5f_correction"><text:span text:style-name="T207">12,6</text:span></text:span></text:h>
                <text:h text:style-name="P111" text:outline-level="1"><text:span text:style-name="_5f_Caractères_5f_correction"><text:span text:style-name="T203">+ </text:span></text:span><text:span text:style-name="_5f_Caractères_5f_correction"><text:span text:style-name="T205">1,7</text:span></text:span></text:h>
                <text:h text:style-name="P108" text:outline-level="1"><text:span text:style-name="_5f_Caractères_5f_correction"><text:span text:style-name="T211">21,0</text:span></text:span></text:h>
              </table:table-cell>
              <table:table-cell table:style-name="Table3.A1" office:value-type="string">
                <text:h text:style-name="P108" text:outline-level="1"><text:span text:style-name="_5f_Caractères_5f_correction"><text:span text:style-name="T211">36,99</text:span></text:span></text:h>
                <text:h text:style-name="P111" text:outline-level="1"><text:span text:style-name="_5f_Caractères_5f_correction"><text:span text:style-name="T206">+ </text:span></text:span><text:span text:style-name="_5f_Caractères_5f_correction"><text:span text:style-name="T207">45,74</text:span></text:span></text:h>
                <text:h text:style-name="P111" text:outline-level="1"><text:span text:style-name="_5f_Caractères_5f_correction"><text:span text:style-name="T203">+ </text:span></text:span><text:span text:style-name="_5f_Caractères_5f_correction"><text:span text:style-name="T205">2,02</text:span></text:span></text:h>
                <text:h text:style-name="P108" text:outline-level="1"><text:span text:style-name="_5f_Caractères_5f_correction"><text:span text:style-name="T211">84,75</text:span></text:span></text:h>
              </table:table-cell>
              <table:table-cell table:style-name="Table3.C1" office:value-type="string">
                <text:h text:style-name="P108" text:outline-level="1"><text:span text:style-name="_5f_Caractères_5f_correction"><text:span text:style-name="T207">9</text:span></text:span><text:span text:style-name="_5f_Caractères_5f_correction"><text:span text:style-name="T211">,25</text:span></text:span></text:h>
                <text:h text:style-name="P111" text:outline-level="1"><text:span text:style-name="_5f_Caractères_5f_correction"><text:span text:style-name="T206">+ </text:span></text:span><text:span text:style-name="_5f_Caractères_5f_correction"><text:span text:style-name="T207">8,70</text:span></text:span></text:h>
                <text:h text:style-name="P111" text:outline-level="1"><text:span text:style-name="_5f_Caractères_5f_correction"><text:span text:style-name="T208">+ </text:span></text:span><text:span text:style-name="_5f_Caractères_5f_correction"><text:span text:style-name="T207">5,50</text:span></text:span></text:h>
                <text:h text:style-name="P111" text:outline-level="1"><text:span text:style-name="_5f_Caractères_5f_correction"><text:span text:style-name="T203">+ </text:span></text:span><text:span text:style-name="_5f_Caractères_5f_correction"><text:span text:style-name="T205">16,80</text:span></text:span></text:h>
                <text:h text:style-name="P108" text:outline-level="1"><text:span text:style-name="_5f_Caractères_5f_correction"><text:span text:style-name="T207">40</text:span></text:span><text:span text:style-name="_5f_Caractères_5f_correction"><text:span text:style-name="T211">,25</text:span></text:span></text:h>
              </table:table-cell>
            </table:table-row>
          </table:table-header-rows>
        </table:table>
        <text:h text:style-name="_5f_Paragraphe" text:outline-level="1"/>
        <text:section text:style-name="Sect4" text:name="Section1">
          <text:list xml:id="list85316553221577" text:continue-list="list85315186467686" text:style-name="_5f_Numérotation_20_des_20_exercices">
            <text:list-item>
              <text:h text:style-name="P144" text:outline-level="1"><text:span text:style-name="_5f_Caractères">Complète.</text:span></text:h>
            </text:list-item>
          </text:list>
          <text:list xml:id="list85315111594016" text:continue-list="list85316978982660" text:style-name="_5f_Numérotation_20_des_20_exercices">
            <text:list-item>
              <text:list>
                <text:list-item text:start-value="1">
                  <text:p text:style-name="P141"><text:span text:style-name="_5f_Caractères">7 + </text:span><text:span text:style-name="_5f_Caractères_5f_correction"><text:span text:style-name="T212">3</text:span></text:span><text:span text:style-name="_5f_Caractères_5f_correction"> </text:span><text:span text:style-name="_5f_Caractères">= 10</text:span></text:p>
                </text:list-item>
                <text:list-item>
                  <text:p text:style-name="P141"><text:span text:style-name="_5f_Caractères">89 + </text:span><text:span text:style-name="_5f_Caractères_5f_correction"><text:span text:style-name="T212">11</text:span></text:span><text:span text:style-name="_5f_pointillés_20_gris"> </text:span><text:span text:style-name="_5f_Caractères">= 100</text:span></text:p>
                </text:list-item>
                <text:list-item>
                  <text:p text:style-name="P141"><text:span text:style-name="_5f_Caractères">12 + </text:span><text:span text:style-name="_5f_Caractères"><text:span text:style-name="T192">8</text:span></text:span><text:span text:style-name="_5f_Caractères"><text:span text:style-name="T193">8</text:span></text:span><text:span text:style-name="_5f_pointillés_20_gris"> </text:span><text:span text:style-name="_5f_Caractères">= 100</text:span></text:p>
                </text:list-item>
                <text:list-item>
                  <text:p text:style-name="P141"><text:span text:style-name="_5f_Caractères">33 + </text:span><text:span text:style-name="_5f_Caractères_5f_correction"><text:span text:style-name="T212">67</text:span></text:span><text:span text:style-name="_5f_Caractères"><text:span text:style-name="T193"> </text:span></text:span><text:span text:style-name="_5f_Caractères">= 100</text:span></text:p>
                </text:list-item>
                <text:list-item>
                  <text:p text:style-name="P141"><text:span text:style-name="_5f_Caractères">71 + </text:span><text:span text:style-name="_5f_Caractères_5f_correction"><text:span text:style-name="T212">29</text:span></text:span><text:span text:style-name="_5f_pointillés_20_gris"> </text:span><text:span text:style-name="_5f_Caractères">= 100</text:span></text:p>
                </text:list-item>
                <text:list-item>
                  <text:p text:style-name="P141"><text:span text:style-name="_5f_Caractères">870 + </text:span><text:span text:style-name="_5f_Caractères_5f_correction"><text:span text:style-name="T212">130</text:span></text:span><text:span text:style-name="_5f_Caractères">= 1 000</text:span></text:p>
                </text:list-item>
                <text:list-item>
                  <text:p text:style-name="P141"><text:span text:style-name="_5f_Caractères">327 + </text:span><text:span text:style-name="_5f_Caractères_5f_correction"><text:span text:style-name="T212">673 </text:span></text:span><text:span text:style-name="_5f_Caractères">= 1 000</text:span></text:p>
                </text:list-item>
                <text:list-item>
                  <text:p text:style-name="P141"><text:span text:style-name="_5f_Caractères">112 + </text:span><text:span text:style-name="_5f_Caractères_5f_correction"><text:span text:style-name="T212">888</text:span></text:span><text:span text:style-name="_5f_Caractères_5f_correction"> </text:span><text:span text:style-name="_5f_Caractères">= 1 000</text:span></text:p>
                </text:list-item>
              </text:list>
            </text:list-item>
          </text:list>
          <text:list xml:id="list85316487944153" text:continue-list="list85316553221577" text:style-name="_5f_Numérotation_20_des_20_exercices">
            <text:list-item>
              <text:h text:style-name="P148" text:outline-level="1"><text:span text:style-name="_5f_Caractères">Calcule les sommes suivantes en effectuant des regroupements astucieux :</text:span></text:h>
            </text:list-item>
          </text:list>
          <text:list xml:id="list85316048396618" text:continue-list="list85315111594016" text:style-name="_5f_Numérotation_20_des_20_exercices">
            <text:list-item>
              <text:list>
                <text:list-item text:start-value="1">
                  <text:p text:style-name="P126"><text:span text:style-name="_5f_Caractères">1 005 + 123 + 95 + 7 =</text:span><text:span text:style-name="_5f_Caractères_5f_correction"> 1 005 + 95 + 123 <text:s/>+ 7</text:span></text:p>
                </text:list-item>
              </text:list>
            </text:list-item>
          </text:list>
          <text:p text:style-name="P138"><text:span text:style-name="_5f_Caractères">= </text:span><text:span text:style-name="_5f_Caractères_5f_correction">1 </text:span><text:span text:style-name="_5f_Caractères_5f_correction"><text:span text:style-name="T182">100</text:span></text:span><text:span text:style-name="_5f_Caractères_5f_correction"> + </text:span><text:span text:style-name="_5f_Caractères_5f_correction"><text:span text:style-name="T182">130 =  1 230</text:span></text:span></text:p>
          <text:list xml:id="list85316058783614" text:continue-numbering="true" text:style-name="_5f_Numérotation_20_des_20_exercices">
            <text:list-item>
              <text:list>
                <text:list-item>
                  <text:p text:style-name="P126"><text:span text:style-name="_5f_Caractères">9 998 + 4 524 + 2 =</text:span><text:span text:style-name="_5f_Caractères_5f_correction"> 9 998 + 2 + 4 524 </text:span></text:p>
                </text:list-item>
              </text:list>
            </text:list-item>
          </text:list>
          <text:p text:style-name="P138"><text:span text:style-name="_5f_Caractères">= </text:span><text:span text:style-name="_5f_Caractères_5f_correction"><text:span text:style-name="T216"><text:s/>10 000+ 4 524  =  14 524</text:span></text:span></text:p>
          <text:list xml:id="list85316298019919" text:continue-numbering="true" text:style-name="_5f_Numérotation_20_des_20_exercices">
            <text:list-item>
              <text:list>
                <text:list-item>
                  <text:p text:style-name="P126"><text:span text:style-name="_5f_Caractères">17 + 1 288 + 83 + 12 = </text:span><text:span text:style-name="_5f_Caractères_5f_correction"><text:span text:style-name="T216">17 + 83 + 1 288 + 12 </text:span></text:span></text:p>
                </text:list-item>
              </text:list>
            </text:list-item>
          </text:list>
          <text:p text:style-name="P137"><text:span text:style-name="_5f_Caractères_5f_correction"><text:span text:style-name="T216">= 100 +  1 300 = 1 400</text:span></text:span></text:p>
          <text:list xml:id="list85316507207422" text:continue-numbering="true" text:style-name="_5f_Numérotation_20_des_20_exercices">
            <text:list-item>
              <text:list>
                <text:list-item>
                  <text:p text:style-name="P126"><text:span text:style-name="_5f_Caractères">14 + 191 + 56 + 9 = </text:span><text:span text:style-name="_5f_Caractères_5f_correction"><text:span text:style-name="T216">14 + 56 + 191 + 9 </text:span></text:span></text:p>
                </text:list-item>
              </text:list>
            </text:list-item>
          </text:list>
          <text:p text:style-name="P137"><text:span text:style-name="_5f_Caractères_5f_correction"><text:span text:style-name="T216">= 70 + 200 = 270 </text:span></text:span><text:span text:style-name="_5f_Caractères"><text:span text:style-name="T216"><text:s text:c="7"/></text:span></text:span></text:p>
          <text:list xml:id="list85315155376131" text:continue-numbering="true" text:style-name="_5f_Numérotation_20_des_20_exercices">
            <text:list-item>
              <text:list>
                <text:list-item>
                  <text:p text:style-name="P126"><text:span text:style-name="_5f_Caractères">103 + 15 + 6 + 7 + 85 = </text:span><text:span text:style-name="_5f_Caractères_5f_correction"><text:span text:style-name="T216">103+7 + 15+85 + 6 <text:s/></text:span></text:span></text:p>
                </text:list-item>
              </text:list>
            </text:list-item>
          </text:list>
          <text:p text:style-name="P137"><text:span text:style-name="_5f_Caractères">= </text:span><text:span text:style-name="_5f_Caractères_5f_correction"><text:span text:style-name="T216">110 + 100 + 6 = 216</text:span></text:span></text:p>
          <text:list xml:id="list85316768553917" text:continue-numbering="true" text:style-name="_5f_Numérotation_20_des_20_exercices">
            <text:list-item>
              <text:list>
                <text:list-item>
                  <text:p text:style-name="P126"><text:span text:style-name="_5f_Caractères">125 + 223 + 174 + 75 + 86=</text:span><text:span text:style-name="_5f_Caractères_5f_correction"><text:span text:style-name="T220">125+75+223+ 174+86</text:span></text:span></text:p>
                  <text:p text:style-name="P131"><text:span text:style-name="_5f_Caractères_5f_correction"><text:span text:style-name="T216"><text:s/></text:span></text:span><text:span text:style-name="_5f_Caractères"><text:span text:style-name="T216">= </text:span></text:span><text:span text:style-name="_5f_Caractères_5f_correction"><text:span text:style-name="T187">200</text:span></text:span><text:span text:style-name="_5f_Caractères_5f_correction"><text:span text:style-name="T216"> + 223 + </text:span></text:span><text:span text:style-name="_5f_Caractères_5f_correction"><text:span text:style-name="T187">260 = 683</text:span></text:span></text:p>
                </text:list-item>
              </text:list>
            </text:list-item>
          </text:list>
          <text:p text:style-name="P139"/>
          <text:list xml:id="list85316910538421" text:continue-list="list85316487944153" text:style-name="_5f_Numérotation_20_des_20_exercices">
            <text:list-item>
              <text:h text:style-name="_5f_Titre_5f_Exercices_5f_sans_5f_Titre" text:outline-level="1"><text:span text:style-name="_5f_Caractères">Calcule mentalement les sommes.</text:span></text:h>
            </text:list-item>
          </text:list>
          <text:list xml:id="list85315346009170" text:continue-list="list85316768553917" text:style-name="_5f_Numérotation_20_des_20_exercices">
            <text:list-item>
              <text:list>
                <text:list-item text:start-value="1">
                  <text:p text:style-name="P125"><text:span text:style-name="_5f_Caractères">5,6 </text:span><text:span text:style-name="_5f_Caractères"><text:span text:style-name="T179">+</text:span></text:span><text:span text:style-name="_5f_Caractères"> 7,2 </text:span><text:span text:style-name="_5f_Caractères"><text:span text:style-name="T179">=</text:span></text:span><text:span text:style-name="_5f_Caractères"> </text:span><text:span text:style-name="_5f_Caractères_5f_correction"><text:span text:style-name="T215">12,8</text:span></text:span></text:p>
                </text:list-item>
                <text:list-item>
                  <text:p text:style-name="P125"><text:span text:style-name="_5f_Caractères">2,2 </text:span><text:span text:style-name="_5f_Caractères"><text:span text:style-name="T179">+</text:span></text:span><text:span text:style-name="_5f_Caractères"> 6,3 </text:span><text:span text:style-name="_5f_Caractères"><text:span text:style-name="T179">=</text:span></text:span><text:span text:style-name="_5f_Caractères"> </text:span><text:span text:style-name="_5f_Caractères_5f_correction"><text:span text:style-name="T215">8,5</text:span></text:span></text:p>
                </text:list-item>
                <text:list-item>
                  <text:p text:style-name="P125"><text:span text:style-name="_5f_Caractères">3,5 </text:span><text:span text:style-name="_5f_Caractères"><text:span text:style-name="T179">+</text:span></text:span><text:span text:style-name="_5f_Caractères"> 7,1 </text:span><text:span text:style-name="_5f_Caractères"><text:span text:style-name="T179">=</text:span></text:span><text:span text:style-name="_5f_Caractères"> </text:span><text:span text:style-name="_5f_Caractères_5f_correction"><text:span text:style-name="T215">10,6</text:span></text:span></text:p>
                </text:list-item>
                <text:list-item>
                  <text:p text:style-name="P125"><text:span text:style-name="_5f_Caractères">6,3 </text:span><text:span text:style-name="_5f_Caractères"><text:span text:style-name="T179">+</text:span></text:span><text:span text:style-name="_5f_Caractères"> 7,6 </text:span><text:span text:style-name="_5f_Caractères"><text:span text:style-name="T179">=</text:span></text:span><text:span text:style-name="_5f_Caractères"> </text:span><text:span text:style-name="_5f_Caractères_5f_correction"><text:span text:style-name="T181">13,9</text:span></text:span></text:p>
                </text:list-item>
                <text:list-item>
                  <text:p text:style-name="P125"><text:span text:style-name="_5f_Caractères">9 </text:span><text:span text:style-name="_5f_Caractères"><text:span text:style-name="T179">+</text:span></text:span><text:span text:style-name="_5f_Caractères"> 3,5 </text:span><text:span text:style-name="_5f_Caractères"><text:span text:style-name="T179">=</text:span></text:span><text:span text:style-name="_5f_Caractères"> </text:span><text:span text:style-name="_5f_Caractères_5f_correction"><text:span text:style-name="T181">12,5</text:span></text:span></text:p>
                </text:list-item>
                <text:list-item>
                  <text:p text:style-name="P125"><text:span text:style-name="_5f_Caractères">7,6 </text:span><text:span text:style-name="_5f_Caractères"><text:span text:style-name="T179">+</text:span></text:span><text:span text:style-name="_5f_Caractères"> 7,9 </text:span><text:span text:style-name="_5f_Caractères"><text:span text:style-name="T179">=</text:span></text:span><text:span text:style-name="_5f_Caractères"> </text:span><text:span text:style-name="_5f_Caractères_5f_correction"><text:span text:style-name="T181">15,5</text:span></text:span></text:p>
                </text:list-item>
                <text:list-item>
                  <text:p text:style-name="P125"><text:span text:style-name="_5f_Caractères">2,9 </text:span><text:span text:style-name="_5f_Caractères"><text:span text:style-name="T179">+</text:span></text:span><text:span text:style-name="_5f_Caractères"> 6,5 </text:span><text:span text:style-name="_5f_Caractères"><text:span text:style-name="T179">=</text:span></text:span><text:span text:style-name="_5f_Caractères"> </text:span><text:span text:style-name="_5f_Caractères_5f_correction"><text:span text:style-name="T181">9,4</text:span></text:span></text:p>
                </text:list-item>
                <text:list-item>
                  <text:p text:style-name="P125"><text:span text:style-name="_5f_Caractères">4,5 </text:span><text:span text:style-name="_5f_Caractères"><text:span text:style-name="T179">+</text:span></text:span><text:span text:style-name="_5f_Caractères"> 9,7 </text:span><text:span text:style-name="_5f_Caractères"><text:span text:style-name="T179">=</text:span></text:span><text:span text:style-name="_5f_Caractères"> </text:span><text:span text:style-name="_5f_Caractères_5f_correction"><text:span text:style-name="T181">14,2</text:span></text:span></text:p>
                </text:list-item>
                <text:list-item>
                  <text:p text:style-name="P125"><text:span text:style-name="_5f_Caractères">5,8 </text:span><text:span text:style-name="_5f_Caractères"><text:span text:style-name="T179">+</text:span></text:span><text:span text:style-name="_5f_Caractères"> 9,3 </text:span><text:span text:style-name="_5f_Caractères"><text:span text:style-name="T179">=</text:span></text:span><text:span text:style-name="_5f_Caractères"> </text:span><text:span text:style-name="_5f_Caractères_5f_correction"><text:span text:style-name="T181">15,1</text:span></text:span></text:p>
                </text:list-item>
                <text:list-item>
                  <text:p text:style-name="P125"><text:span text:style-name="_5f_Caractères">3,9 </text:span><text:span text:style-name="_5f_Caractères"><text:span text:style-name="T179">+</text:span></text:span><text:span text:style-name="_5f_Caractères"> 7,6 </text:span><text:span text:style-name="_5f_Caractères"><text:span text:style-name="T179">=</text:span></text:span><text:span text:style-name="_5f_Caractères"> </text:span><text:span text:style-name="_5f_Caractères_5f_correction"><text:span text:style-name="T181">11,5</text:span></text:span></text:p>
                </text:list-item>
              </text:list>
            </text:list-item>
          </text:list>
          <text:p text:style-name="P132"><text:span text:style-name="_5f_pointillés_20_gris"/></text:p>
          <text:list xml:id="list85315801913626" text:continue-list="list85316910538421" text:style-name="_5f_Numérotation_20_des_20_exercices">
            <text:list-item>
              <text:h text:style-name="P148" text:outline-level="1"><text:span text:style-name="_5f_Caractères">Complète :</text:span></text:h>
            </text:list-item>
          </text:list>
          <text:list xml:id="list85316943195309" text:continue-list="list85315346009170" text:style-name="_5f_Numérotation_20_des_20_exercices">
            <text:list-item>
              <text:list>
                <text:list-item text:start-value="1">
                  <text:p text:style-name="P142"><text:span text:style-name="_5f_Caractères">8,3 + </text:span><text:span text:style-name="_5f_Caractères_5f_correction"><text:span text:style-name="T183">0,7</text:span></text:span><text:span text:style-name="_5f_pointillés_20_gris"> </text:span><text:span text:style-name="_5f_Caractères">= 9</text:span></text:p>
                </text:list-item>
                <text:list-item>
                  <text:p text:style-name="P142"><text:span text:style-name="_5f_Caractères"> </text:span><text:span text:style-name="_5f_Caractères_5f_correction"><text:span text:style-name="T183">0,9 </text:span></text:span><text:span text:style-name="_5f_Caractères">+ 89,1 = 90</text:span></text:p>
                </text:list-item>
                <text:list-item>
                  <text:p text:style-name="P142"><text:span text:style-name="_5f_Caractères">1,2 + </text:span><text:span text:style-name="_5f_Caractères_5f_correction"><text:span text:style-name="T183">0,8</text:span></text:span><text:span text:style-name="_5f_pointillés_20_gris"> </text:span><text:span text:style-name="_5f_Caractères">= 2</text:span></text:p>
                </text:list-item>
                <text:list-item>
                  <text:p text:style-name="P142"><text:span text:style-name="_5f_Caractères">33,7 + </text:span><text:span text:style-name="_5f_Caractères_5f_correction"><text:span text:style-name="T183">0,3 </text:span></text:span><text:span text:style-name="_5f_Caractères">= 34</text:span></text:p>
                </text:list-item>
                <text:list-item>
                  <text:p text:style-name="P142"><text:span text:style-name="_5f_Caractères">0,36 + </text:span><text:span text:style-name="_5f_Caractères_5f_correction"><text:span text:style-name="T183">0,64</text:span></text:span><text:span text:style-name="_5f_pointillés_20_gris"> </text:span><text:span text:style-name="_5f_Caractères">= 1</text:span></text:p>
                </text:list-item>
                <text:list-item>
                  <text:p text:style-name="P142"><text:span text:style-name="_5f_pointillés_20_gris">…</text:span><text:span text:style-name="_5f_Caractères_5f_correction"><text:span text:style-name="T183">0,27 </text:span></text:span><text:span text:style-name="_5f_Caractères">+ 8,73 = 9</text:span></text:p>
                </text:list-item>
                <text:list-item>
                  <text:p text:style-name="P142"><text:span text:style-name="_5f_Caractères">2 + </text:span><text:span text:style-name="_5f_Caractères_5f_correction"><text:span text:style-name="T183">3,6 </text:span></text:span><text:span text:style-name="_5f_Caractères">= 5,6</text:span></text:p>
                </text:list-item>
                <text:list-item>
                  <text:p text:style-name="P142"><text:span text:style-name="_5f_Caractères">11,4 + </text:span><text:span text:style-name="_5f_Caractères_5f_correction"><text:span text:style-name="T183">8,6 </text:span></text:span><text:span text:style-name="_5f_Caractères">= 20</text:span></text:p>
                </text:list-item>
              </text:list>
            </text:list-item>
          </text:list>
        </text:section>
        <text:h text:style-name="P145" text:outline-level="1"><text:span text:style-name="_5f_Caractères"/></text:h>
        <text:list xml:id="list85316002152265" text:continue-list="list85315801913626" text:style-name="_5f_Numérotation_20_des_20_exercices">
          <text:list-item>
            <text:h text:style-name="P146" text:outline-level="1"><text:span text:style-name="_5f_Caractères">Par les distances</text:span></text:h>
            <text:list>
              <text:list-item>
                <text:p text:style-name="_5f_Paragraphe_5f_avec_5f_Num_5f_Question"><draw:custom-shape text:anchor-type="paragraph" draw:z-index="42" draw:name="Shape10_10" draw:style-name="gr21" draw:text-style-name="P167" svg:width="1.454cm" svg:height="1.454cm" svg:x="4.701cm" svg:y="1.011cm"><text:p text:style-name="P166"><text:span text:style-name="T236"><text:s text:c="2"/></text:span><text:span text:style-name="T237">6,3 <text:s/>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span text:style-name="_5f_Caractères">Complète :</text:span></text:p>
              </text:list-item>
            </text:list>
          </text:list-item>
        </text:list>
        <text:h text:style-name="_5f_Paragraphe" text:outline-level="1"><text:span text:style-name="_5f_Caractères"/></text:h>
        <text:p text:style-name="P132"><draw:custom-shape text:anchor-type="paragraph" draw:z-index="41" draw:name="Shape10_9" draw:style-name="gr21" draw:text-style-name="P167" svg:width="1.454cm" svg:height="1.454cm" svg:x="1.334cm" svg:y="-0.358cm"><text:p text:style-name="P166"><text:span text:style-name="T236"><text:s/></text:span><text:span text:style-name="T237">0,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span text:style-name="_5f_Caractères">5,8 </text:span><text:span text:style-name="_5f_Caractères"><draw:g text:anchor-type="as-char" svg:y="-0.94cm" draw:z-index="22" draw:name="Shape15" draw:style-name="gr27"><draw:custom-shape draw:name="Shape10_3" draw:style-name="gr28" draw:text-style-name="P167" svg:width="1.454cm" svg:height="1.454cm" svg:x="0.646cm" svg:y="0cm"><text:p text:style-name="P166"><text:span text:style-name="T236">+ </text:span><text:span text:style-name="T239">…...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name="Shape11_0" draw:style-name="gr29" draw:text-style-name="P169" svg:x1="0cm" svg:y1="0.721cm" svg:x2="0.646cm" svg:y2="0.721cm"><text:p/></draw:line><draw:line draw:name="Shape11_1" draw:style-name="gr30" draw:text-style-name="P169" svg:x1="2.099cm" svg:y1="0.723cm" svg:x2="2.909cm" svg:y2="0.732cm"><text:p/></draw:line></draw:g></text:span><text:span text:style-name="_5f_Caractères"><text:s/>6 </text:span><text:span text:style-name="_5f_Caractères"><draw:g text:anchor-type="as-char" svg:y="-0.94cm" draw:z-index="23" draw:name="Shape15_0" draw:style-name="gr27"><draw:custom-shape draw:name="Shape10_8" draw:style-name="gr28" draw:text-style-name="P167" svg:width="1.454cm" svg:height="1.454cm" svg:x="0.646cm" svg:y="0cm"><text:p text:style-name="P166"><text:span text:style-name="T236">+ </text:span><text:span text:style-name="T239">…...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name="Shape11_4" draw:style-name="gr29" draw:text-style-name="P169" svg:x1="0cm" svg:y1="0.721cm" svg:x2="0.646cm" svg:y2="0.721cm"><text:p/></draw:line><draw:line draw:name="Shape11_5" draw:style-name="gr30" draw:text-style-name="P169" svg:x1="2.099cm" svg:y1="0.723cm" svg:x2="2.909cm" svg:y2="0.732cm"><text:p/></draw:line></draw:g></text:span><text:span text:style-name="_5f_Caractères"><text:s/>12,3</text:span></text:p>
        <text:h text:style-name="_5f_Paragraphe" text:outline-level="1"><text:span text:style-name="_5f_Caractères"/></text:h>
        <text:list xml:id="list85315981207755" text:continue-numbering="true" text:style-name="_5f_Numérotation_20_des_20_exercices">
          <text:list-header>
            <text:p text:style-name="P127"><text:span text:style-name="_5f_Caractères">L’écart entre 5,8 et 12,3 est donc : </text:span><text:span text:style-name="_5f_pointillés_20_gris"><text:span text:style-name="T197">0,2</text:span></text:span><text:span text:style-name="_5f_Caractères">+ </text:span><text:span text:style-name="_5f_pointillés_20_gris"><text:span text:style-name="T197">6,3 </text:span></text:span><text:span text:style-name="_5f_Caractères">= </text:span><text:span text:style-name="_5f_pointillés_20_gris"><text:s/></text:span><text:span text:style-name="_5f_pointillés_20_gris"><text:span text:style-name="T197">6,5</text:span></text:span></text:p>
          </text:list-header>
        </text:list>
        <text:h text:style-name="_5f_Paragraphe" text:outline-level="1"><text:span text:style-name="_5f_Caractères">Donc 12,3 – 5,8 = </text:span><text:span text:style-name="_5f_Caractères_5f_correction"><text:span text:style-name="T219">6,5</text:span></text:span></text:h>
        <text:list xml:id="list85316088279646" text:continue-numbering="true" text:style-name="_5f_Numérotation_20_des_20_exercices">
          <text:list-item>
            <text:list>
              <text:list-item>
                <text:p text:style-name="_5f_Paragraphe_5f_avec_5f_Num_5f_Question"><text:span text:style-name="_5f_Caractères">Un autre exemple : A = 137,2 – 54,6 </text:span></text:p>
              </text:list-item>
            </text:list>
          </text:list-item>
        </text:list>
        <text:h text:style-name="_5f_Paragraphe" text:outline-level="1"><draw:custom-shape text:anchor-type="paragraph" draw:z-index="43" draw:name="Shape10_11" draw:style-name="gr21" draw:text-style-name="P167" svg:width="1.454cm" svg:height="1.454cm" svg:x="1.543cm" svg:y="0.231cm"><text:p text:style-name="P166"><text:span text:style-name="T236"><text:s text:c="2"/></text:span><text:span text:style-name="T237">0,4 <text:s/>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" draw:name="Shape10_12" draw:style-name="gr21" draw:text-style-name="P167" svg:width="1.454cm" svg:height="1.454cm" svg:x="5.126cm" svg:y="0.231cm"><text:p text:style-name="P166"><text:span text:style-name="T236"><text:s text:c="2"/></text:span><text:span text:style-name="T237">5 <text:s/>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" draw:name="Shape10_13" draw:style-name="gr21" draw:text-style-name="P167" svg:width="1.454cm" svg:height="1.454cm" svg:x="8.708cm" svg:y="0.231cm"><text:p text:style-name="P166"><text:span text:style-name="T236"><text:s text:c="2"/></text:span><text:span text:style-name="T237">40 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" draw:name="Shape10_14" draw:style-name="gr21" draw:text-style-name="P167" svg:width="1.454cm" svg:height="1.454cm" svg:x="12.517cm" svg:y="0.231cm"><text:p text:style-name="P166"><text:span text:style-name="T236"><text:s text:c="2"/></text:span><text:span text:style-name="T237">37,2 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span text:style-name="_5f_Caractères"/></text:h>
        <text:p text:style-name="P133"><text:span text:style-name="_5f_Caractères">54,6 </text:span><text:span text:style-name="_5f_Caractères"><draw:g text:anchor-type="as-char" svg:y="-0.94cm" draw:z-index="24" draw:name="Shape15_1" draw:style-name="gr27"><draw:custom-shape draw:name="Shape10_4" draw:style-name="gr28" draw:text-style-name="P167" svg:width="1.454cm" svg:height="1.454cm" svg:x="0.646cm" svg:y="0cm"><text:p text:style-name="P166"><text:span text:style-name="T236">+ </text:span><text:span text:style-name="T239">…...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name="Shape11_6" draw:style-name="gr29" draw:text-style-name="P169" svg:x1="0cm" svg:y1="0.721cm" svg:x2="0.646cm" svg:y2="0.721cm"><text:p/></draw:line><draw:line draw:name="Shape11_7" draw:style-name="gr30" draw:text-style-name="P169" svg:x1="2.099cm" svg:y1="0.723cm" svg:x2="2.909cm" svg:y2="0.732cm"><text:p/></draw:line></draw:g></text:span><text:span text:style-name="_5f_Caractères"><text:s/>55 </text:span><text:span text:style-name="_5f_Caractères"><draw:g text:anchor-type="as-char" svg:y="-0.94cm" draw:z-index="25" draw:name="Shape15_2" draw:style-name="gr27"><draw:custom-shape draw:name="Shape10_5" draw:style-name="gr28" draw:text-style-name="P167" svg:width="1.454cm" svg:height="1.454cm" svg:x="0.646cm" svg:y="0cm"><text:p text:style-name="P166"><text:span text:style-name="T236">+ </text:span><text:span text:style-name="T239">…...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name="Shape11_8" draw:style-name="gr29" draw:text-style-name="P169" svg:x1="0cm" svg:y1="0.721cm" svg:x2="0.646cm" svg:y2="0.721cm"><text:p/></draw:line><draw:line draw:name="Shape11_9" draw:style-name="gr30" draw:text-style-name="P169" svg:x1="2.099cm" svg:y1="0.723cm" svg:x2="2.909cm" svg:y2="0.732cm"><text:p/></draw:line></draw:g></text:span><text:span text:style-name="_5f_Caractères"><text:s/>60 </text:span><text:span text:style-name="_5f_Caractères"><draw:g text:anchor-type="as-char" svg:y="-0.94cm" draw:z-index="26" draw:name="Shape15_3" draw:style-name="gr27"><draw:custom-shape draw:name="Shape10_6" draw:style-name="gr28" draw:text-style-name="P167" svg:width="1.454cm" svg:height="1.454cm" svg:x="0.646cm" svg:y="0cm"><text:p text:style-name="P166"><text:span text:style-name="T236">+ </text:span><text:span text:style-name="T239">…...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name="Shape11_10" draw:style-name="gr29" draw:text-style-name="P169" svg:x1="0cm" svg:y1="0.721cm" svg:x2="0.646cm" svg:y2="0.721cm"><text:p/></draw:line><draw:line draw:name="Shape11_11" draw:style-name="gr30" draw:text-style-name="P169" svg:x1="2.099cm" svg:y1="0.723cm" svg:x2="2.909cm" svg:y2="0.732cm"><text:p/></draw:line></draw:g></text:span><text:span text:style-name="_5f_Caractères"><text:s/>100 </text:span><text:span text:style-name="_5f_Caractères"><draw:g text:anchor-type="as-char" svg:y="-0.94cm" draw:z-index="27" draw:name="Shape15_4" draw:style-name="gr27"><draw:custom-shape draw:name="Shape10_7" draw:style-name="gr28" draw:text-style-name="P167" svg:width="1.454cm" svg:height="1.454cm" svg:x="0.646cm" svg:y="0cm"><text:p text:style-name="P166"><text:span text:style-name="T236">+ </text:span><text:span text:style-name="T239">…...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name="Shape11_12" draw:style-name="gr29" draw:text-style-name="P169" svg:x1="0cm" svg:y1="0.721cm" svg:x2="0.646cm" svg:y2="0.721cm"><text:p/></draw:line><draw:line draw:name="Shape11_13" draw:style-name="gr30" draw:text-style-name="P169" svg:x1="2.099cm" svg:y1="0.723cm" svg:x2="2.909cm" svg:y2="0.732cm"><text:p/></draw:line></draw:g></text:span><text:span text:style-name="_5f_Caractères"><text:s/>137,2</text:span></text:p>
        <text:h text:style-name="_5f_Paragraphe" text:outline-level="1"><text:span text:style-name="_5f_Caractères"/></text:h>
        <text:h text:style-name="_5f_Paragraphe" text:outline-level="1"><text:span text:style-name="_5f_Caractères">L’écart entre 54,6 et 137,2 est donc : </text:span><text:span text:style-name="_5f_pointillés_20_gris"><text:span text:style-name="T194">0,4</text:span></text:span><text:span text:style-name="_5f_pointillés_20_gris"> </text:span><text:span text:style-name="_5f_Caractères">+</text:span><text:span text:style-name="_5f_pointillés_20_gris"><text:span text:style-name="T194">5</text:span></text:span><text:span text:style-name="_5f_pointillés_20_gris"> </text:span><text:span text:style-name="_5f_Caractères">+</text:span><text:span text:style-name="_5f_pointillés_20_gris"><text:span text:style-name="T194">40</text:span></text:span><text:span text:style-name="_5f_Caractères">+</text:span><text:span text:style-name="_5f_pointillés_20_gris"><text:span text:style-name="T194">37,2</text:span></text:span><text:span text:style-name="_5f_pointillés_20_gris"> </text:span><text:span text:style-name="_5f_Caractères">= </text:span><text:span text:style-name="_5f_pointillés_20_gris"><text:span text:style-name="T194">82,6</text:span></text:span></text:h>
        <text:list xml:id="list85315851681569" text:continue-numbering="true" text:style-name="_5f_Numérotation_20_des_20_exercices">
          <text:list-item>
            <text:list>
              <text:list-item>
                <text:p text:style-name="_5f_Paragraphe_5f_avec_5f_Num_5f_Question"><text:span text:style-name="_5f_Caractères">À toi de jouer, en utilisant la même méthode : B = 9 – 1,8 </text:span></text:p>
              </text:list-item>
            </text:list>
          </text:list-item>
        </text:list>
        <text:p text:style-name="P119"><text:span text:style-name="_5f_Caractères_5f_correction"><text:span text:style-name="T189">(1,8)</text:span></text:span><text:span text:style-name="_5f_Caractères_5f_correction"><text:span text:style-name="T184"> <text:s/>+0,2 <text:s text:c="2"/></text:span></text:span><text:span text:style-name="_5f_Caractères_5f_correction"><text:span text:style-name="T189">(2)</text:span></text:span><text:span text:style-name="_5f_Caractères_5f_correction"><text:span text:style-name="T184"> <text:s/>+7 <text:s text:c="2"/></text:span></text:span><text:span text:style-name="_5f_Caractères_5f_correction"><text:span text:style-name="T189">(9)</text:span></text:span><text:span text:style-name="_5f_Caractères_5f_correction"><text:span text:style-name="T184"> </text:span></text:span><text:span text:style-name="_5f_Caractères_5f_correction"><text:s/>= </text:span><text:span text:style-name="_5f_Caractères_5f_correction"><text:span text:style-name="T221">7</text:span></text:span><text:span text:style-name="_5f_Caractères_5f_correction"><text:span text:style-name="T184">,2 <text:s text:c="3"/>donc </text:span></text:span><text:span text:style-name="_5f_Caractères"><text:span text:style-name="T195">B = 9 – 1,8 = 7,2.</text:span></text:span><text:span text:style-name="_5f_Caractères_5f_correction"><text:span text:style-name="T184"> </text:span></text:span></text:p>
        <text:p text:style-name="P119"><draw:custom-shape text:anchor-type="paragraph" draw:z-index="47" draw:name="Forme2" draw:style-name="gr20" svg:width="1.488cm" svg:height="0.202cm" svg:x="0.776cm" svg:y="0.08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8" draw:name="Forme3" draw:style-name="gr19" svg:width="1.211cm" svg:height="0.152cm" svg:x="2.653cm" svg:y="0.09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_5f_pointillés_20_gris"><text:span text:style-name="T214"/></text:span></text:p>
        <text:list xml:id="list85315215974476" text:continue-numbering="true" text:style-name="_5f_Numérotation_20_des_20_exercices">
          <text:list-item>
            <text:list>
              <text:list-item>
                <text:p text:style-name="_5f_Paragraphe_5f_avec_5f_Num_5f_Question"><text:span text:style-name="_5f_Caractères">Un autre calcul : C = 41,3 – 18,7 :</text:span></text:p>
              </text:list-item>
            </text:list>
          </text:list-item>
        </text:list>
        <text:p text:style-name="P119"><text:span text:style-name="_5f_Caractères_5f_correction"><text:span text:style-name="T189">(18,7)</text:span></text:span><text:span text:style-name="_5f_Caractères_5f_correction"><text:span text:style-name="T184"> <text:s/>+0,3 <text:s text:c="2"/></text:span></text:span><text:span text:style-name="_5f_Caractères_5f_correction"><text:span text:style-name="T189">(19)</text:span></text:span><text:span text:style-name="_5f_Caractères_5f_correction"><text:span text:style-name="T184"> <text:s/>+22,3 <text:s text:c="2"/></text:span></text:span><text:span text:style-name="_5f_Caractères_5f_correction"><text:span text:style-name="T189">(41,3)</text:span></text:span><text:span text:style-name="_5f_Caractères_5f_correction"><text:span text:style-name="T184"> </text:span></text:span><text:span text:style-name="_5f_Caractères_5f_correction"><text:s/>= <text:s/></text:span><text:span text:style-name="_5f_Caractères_5f_correction"><text:span text:style-name="T184">22,6 <text:s/>donc <text:s/></text:span></text:span><text:span text:style-name="_5f_Caractères"><text:span text:style-name="T195">C = 41,3 – 18,7 = 22,6.</text:span></text:span></text:p>
        <text:h text:style-name="_5f_Paragraphe" text:outline-level="1"><draw:custom-shape text:anchor-type="paragraph" draw:z-index="49" draw:name="Forme4" draw:style-name="gr18" svg:width="1.525cm" svg:height="0.103cm" svg:x="0.99cm" svg:y="0.0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0" draw:name="Forme5" draw:style-name="gr17" svg:width="1.664cm" svg:height="0.114cm" svg:x="3.182cm" svg:y="0.02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h>
        <text:section text:style-name="Sect4" text:name="Section2">
          <text:list xml:id="list85316884354324" text:continue-numbering="true" text:style-name="_5f_Numérotation_20_des_20_exercices">
            <text:list-item>
              <text:h text:style-name="_5f_Titre_5f_Exercices_5f_sans_5f_Titre" text:outline-level="1"><text:span text:style-name="_5f_Caractères">Calcule mentalement les soustractions :</text:span></text:h>
            </text:list-item>
          </text:list>
          <table:table table:name="Table4" table:style-name="Table4">
            <table:table-column table:style-name="Table4.A"/>
            <table:table-column table:style-name="Table4.B"/>
            <table:table-row table:style-name="TableLine1572879028032">
              <table:table-cell table:style-name="Table4.A1" office:value-type="string">
                <text:list xml:id="list85315691883663" text:continue-numbering="true" text:style-name="_5f_Numérotation_20_des_20_exercices">
                  <text:list-item>
                    <text:list>
                      <text:list-item>
                        <text:p text:style-name="P128"><text:span text:style-name="Character_5f_20_5f_style">5,5 – 4,3 = </text:span><text:span text:style-name="_5f_pointillés_20_gris"><text:s/></text:span><text:span text:style-name="_5f_Caractères_5f_correction"><text:span text:style-name="T185">1,2</text:span></text:span></text:p>
                      </text:list-item>
                    </text:list>
                  </text:list-item>
                </text:list>
              </table:table-cell>
              <table:table-cell table:style-name="Table4.B1" office:value-type="string">
                <text:list xml:id="list85316128754269" text:continue-numbering="true" text:style-name="_5f_Numérotation_20_des_20_exercices">
                  <text:list-item>
                    <text:list>
                      <text:list-item>
                        <text:p text:style-name="_5f_Paragraphe_5f_Réponse_5f_Elève"><text:span text:style-name="Character_5f_20_5f_style">5,2 – 4,3 = </text:span><text:span text:style-name="_5f_Caractères_5f_correction"><text:span text:style-name="T185">0,9</text:span></text:span></text:p>
                      </text:list-item>
                    </text:list>
                  </text:list-item>
                </text:list>
              </table:table-cell>
            </table:table-row>
            <table:table-row table:style-name="TableLine1572879035104">
              <table:table-cell table:style-name="Table4.A1" office:value-type="string">
                <text:list xml:id="list85316334781820" text:continue-numbering="true" text:style-name="_5f_Numérotation_20_des_20_exercices">
                  <text:list-item>
                    <text:list>
                      <text:list-item>
                        <text:p text:style-name="P128"><text:span text:style-name="Character_5f_20_5f_style">4,6 – 0,5 = </text:span><text:span text:style-name="_5f_Caractères_5f_correction"><text:span text:style-name="T185">4,1</text:span></text:span></text:p>
                      </text:list-item>
                    </text:list>
                  </text:list-item>
                </text:list>
              </table:table-cell>
              <table:table-cell table:style-name="Table4.B1" office:value-type="string">
                <text:list xml:id="list85315468467112" text:continue-numbering="true" text:style-name="_5f_Numérotation_20_des_20_exercices">
                  <text:list-item>
                    <text:list>
                      <text:list-item>
                        <text:p text:style-name="_5f_Paragraphe_5f_Réponse_5f_Elève"><text:span text:style-name="Character_5f_20_5f_style">8 – 7,9 = </text:span><text:span text:style-name="_5f_Caractères_5f_correction"><text:span text:style-name="T185">0,1</text:span></text:span></text:p>
                      </text:list-item>
                    </text:list>
                  </text:list-item>
                </text:list>
              </table:table-cell>
            </table:table-row>
            <table:table-row table:style-name="TableLine1572879029120">
              <table:table-cell table:style-name="Table4.A1" office:value-type="string">
                <text:list xml:id="list85316475454501" text:continue-numbering="true" text:style-name="_5f_Numérotation_20_des_20_exercices">
                  <text:list-item>
                    <text:list>
                      <text:list-item>
                        <text:p text:style-name="P128"><text:span text:style-name="Character_5f_20_5f_style">2,8 – 2,6 = </text:span><text:span text:style-name="_5f_pointillés_20_gris"><text:s/></text:span><text:span text:style-name="_5f_Caractères_5f_correction"><text:span text:style-name="T222">0,</text:span></text:span><text:span text:style-name="_5f_Caractères_5f_correction"><text:span text:style-name="T185">2</text:span></text:span></text:p>
                      </text:list-item>
                    </text:list>
                  </text:list-item>
                </text:list>
              </table:table-cell>
              <table:table-cell table:style-name="Table4.B1" office:value-type="string">
                <text:list xml:id="list85316109938645" text:continue-numbering="true" text:style-name="_5f_Numérotation_20_des_20_exercices">
                  <text:list-item>
                    <text:list>
                      <text:list-item>
                        <text:p text:style-name="_5f_Paragraphe_5f_Réponse_5f_Elève"><text:span text:style-name="Character_5f_20_5f_style">4,6 – 2,5 = </text:span><text:span text:style-name="_5f_Caractères_5f_correction"><text:span text:style-name="T185">2,1</text:span></text:span></text:p>
                      </text:list-item>
                    </text:list>
                  </text:list-item>
                </text:list>
              </table:table-cell>
            </table:table-row>
            <table:table-row table:style-name="TableLine1572879024224">
              <table:table-cell table:style-name="Table4.A1" office:value-type="string">
                <text:list xml:id="list85316848882689" text:continue-numbering="true" text:style-name="_5f_Numérotation_20_des_20_exercices">
                  <text:list-item>
                    <text:list>
                      <text:list-item>
                        <text:p text:style-name="_5f_Paragraphe_5f_Réponse_5f_Elève"><text:span text:style-name="Character_5f_20_5f_style">6,7 – 0,5 = </text:span><text:span text:style-name="_5f_Caractères_5f_correction"><text:span text:style-name="T217">6,2</text:span></text:span></text:p>
                      </text:list-item>
                    </text:list>
                  </text:list-item>
                </text:list>
              </table:table-cell>
              <table:table-cell table:style-name="Table4.B1" office:value-type="string">
                <text:list xml:id="list85315169747163" text:continue-numbering="true" text:style-name="_5f_Numérotation_20_des_20_exercices">
                  <text:list-item>
                    <text:list>
                      <text:list-item>
                        <text:p text:style-name="_5f_Paragraphe_5f_Réponse_5f_Elève"><text:span text:style-name="Character_5f_20_5f_style">4,1 – 1,4 = </text:span><text:span text:style-name="_5f_Caractères_5f_correction"><text:span text:style-name="T185">2,7</text:span></text:span></text:p>
                      </text:list-item>
                    </text:list>
                  </text:list-item>
                </text:list>
              </table:table-cell>
            </table:table-row>
            <table:table-row table:style-name="TableLine1572879018512">
              <table:table-cell table:style-name="Table4.A1" office:value-type="string">
                <text:list xml:id="list85316826208911" text:continue-numbering="true" text:style-name="_5f_Numérotation_20_des_20_exercices">
                  <text:list-item>
                    <text:list>
                      <text:list-item>
                        <text:p text:style-name="_5f_Paragraphe_5f_Réponse_5f_Elève"><text:span text:style-name="Character_5f_20_5f_style">3,8 – 3,5 = </text:span><text:span text:style-name="_5f_Caractères_5f_correction"><text:span text:style-name="T185">0,3</text:span></text:span></text:p>
                      </text:list-item>
                    </text:list>
                  </text:list-item>
                </text:list>
              </table:table-cell>
              <table:table-cell table:style-name="Table4.B1" office:value-type="string">
                <text:list xml:id="list85316731629092" text:continue-numbering="true" text:style-name="_5f_Numérotation_20_des_20_exercices">
                  <text:list-item>
                    <text:list>
                      <text:list-item>
                        <text:p text:style-name="_5f_Paragraphe_5f_Réponse_5f_Elève"><text:span text:style-name="Character_5f_20_5f_style">6,7 – 5,9 = </text:span><text:span text:style-name="_5f_Caractères_5f_correction"><text:span text:style-name="T185">0,8</text:span></text:span></text:p>
                      </text:list-item>
                    </text:list>
                  </text:list-item>
                </text:list>
              </table:table-cell>
            </table:table-row>
          </table:table>
          <text:list xml:id="list85315578594739" text:continue-numbering="true" text:style-name="_5f_Numérotation_20_des_20_exercices">
            <text:list-item>
              <text:h text:style-name="_5f_Titre_5f_Exercices_5f_sans_5f_Titre" text:outline-level="1"><text:span text:style-name="_5f_Caractères">Complète les pointillés.</text:span></text:h>
            </text:list-item>
          </text:list>
          <table:table table:name="Table5" table:style-name="Table5">
            <table:table-column table:style-name="Table5.A"/>
            <table:table-column table:style-name="Table5.B"/>
            <table:table-row table:style-name="Table5.1">
              <table:table-cell table:style-name="Table5.A1" office:value-type="string">
                <text:list xml:id="list85315983551002" text:continue-numbering="true" text:style-name="_5f_Numérotation_20_des_20_exercices">
                  <text:list-item>
                    <text:list>
                      <text:list-item>
                        <text:p text:style-name="P129"><text:span text:style-name="_5f_Caractères">2,2 + </text:span><text:span text:style-name="_5f_Caractères_5f_correction"><text:span text:style-name="T186">3,8</text:span></text:span><text:span text:style-name="_5f_pointillés_20_gris"> </text:span><text:span text:style-name="_5f_Caractères">= 6</text:span></text:p>
                      </text:list-item>
                    </text:list>
                  </text:list-item>
                </text:list>
              </table:table-cell>
              <table:table-cell table:style-name="Table5.B1" office:value-type="string">
                <text:list xml:id="list85315319109525" text:continue-numbering="true" text:style-name="_5f_Numérotation_20_des_20_exercices">
                  <text:list-item>
                    <text:list>
                      <text:list-item>
                        <text:p text:style-name="P129"><text:span text:style-name="_5f_Caractères">8,5 + </text:span><text:span text:style-name="_5f_Caractères_5f_correction"><text:span text:style-name="T185">1,</text:span></text:span><text:span text:style-name="_5f_Caractères_5f_correction"><text:span text:style-name="T186">5 </text:span></text:span><text:span text:style-name="_5f_Caractères">= 10</text:span></text:p>
                      </text:list-item>
                    </text:list>
                  </text:list-item>
                </text:list>
              </table:table-cell>
            </table:table-row>
            <table:table-row table:style-name="Table5.1">
              <table:table-cell table:style-name="Table5.A1" office:value-type="string">
                <text:list xml:id="list85316800778369" text:continue-numbering="true" text:style-name="_5f_Numérotation_20_des_20_exercices">
                  <text:list-item>
                    <text:list>
                      <text:list-item>
                        <text:p text:style-name="P129"><text:span text:style-name="_5f_Caractères">0,9 +</text:span><text:span text:style-name="_5f_pointillés_20_gris"> </text:span><text:span text:style-name="_5f_Caractères_5f_correction"><text:span text:style-name="T186">11,1</text:span></text:span><text:span text:style-name="_5f_Caractères"> = 12</text:span></text:p>
                      </text:list-item>
                    </text:list>
                  </text:list-item>
                </text:list>
              </table:table-cell>
              <table:table-cell table:style-name="Table5.B1" office:value-type="string">
                <text:list xml:id="list85315260918619" text:continue-numbering="true" text:style-name="_5f_Numérotation_20_des_20_exercices">
                  <text:list-item>
                    <text:list>
                      <text:list-item>
                        <text:p text:style-name="P129"><text:span text:style-name="_5f_Caractères_5f_correction"><text:span text:style-name="T186">11,2</text:span></text:span><text:span text:style-name="_5f_Caractères_5f_correction"><text:span text:style-name="T185"> </text:span></text:span><text:span text:style-name="_5f_Caractères">+ 0,3 = 11,5</text:span></text:p>
                      </text:list-item>
                    </text:list>
                  </text:list-item>
                </text:list>
              </table:table-cell>
            </table:table-row>
            <table:table-row table:style-name="Table5.1">
              <table:table-cell table:style-name="Table5.A1" office:value-type="string">
                <text:list xml:id="list85315265399271" text:continue-numbering="true" text:style-name="_5f_Numérotation_20_des_20_exercices">
                  <text:list-item>
                    <text:list>
                      <text:list-item>
                        <text:p text:style-name="P129"><text:span text:style-name="_5f_Caractères_5f_correction"><text:span text:style-name="T185">1,</text:span></text:span><text:span text:style-name="_5f_Caractères_5f_correction"><text:span text:style-name="T186">9 </text:span></text:span><text:span text:style-name="_5f_Caractères">+ 3,8 = 5,7</text:span></text:p>
                      </text:list-item>
                    </text:list>
                  </text:list-item>
                </text:list>
              </table:table-cell>
              <table:table-cell table:style-name="Table5.B1" office:value-type="string">
                <text:list xml:id="list85316678489577" text:continue-numbering="true" text:style-name="_5f_Numérotation_20_des_20_exercices">
                  <text:list-item>
                    <text:list>
                      <text:list-item>
                        <text:p text:style-name="P129"><text:span text:style-name="_5f_Caractères_5f_correction"><text:span text:style-name="T186">0,9</text:span></text:span><text:span text:style-name="_5f_Caractères_5f_correction"><text:span text:style-name="T185"> </text:span></text:span><text:span text:style-name="_5f_Caractères">+ 4,9 = 5,8</text:span></text:p>
                      </text:list-item>
                    </text:list>
                  </text:list-item>
                </text:list>
              </table:table-cell>
            </table:table-row>
            <table:table-row table:style-name="Table5.1">
              <table:table-cell table:style-name="Table5.A1" office:value-type="string">
                <text:list xml:id="list85315431582669" text:continue-numbering="true" text:style-name="_5f_Numérotation_20_des_20_exercices">
                  <text:list-item>
                    <text:list>
                      <text:list-item>
                        <text:p text:style-name="P129"><text:span text:style-name="_5f_Caractères_5f_correction"><text:span text:style-name="T186">4,4</text:span></text:span><text:span text:style-name="_5f_Caractères"> – 2,4 = 2</text:span></text:p>
                      </text:list-item>
                    </text:list>
                  </text:list-item>
                </text:list>
              </table:table-cell>
              <table:table-cell table:style-name="Table5.B1" office:value-type="string">
                <text:list xml:id="list85316984655209" text:continue-numbering="true" text:style-name="_5f_Numérotation_20_des_20_exercices">
                  <text:list-item>
                    <text:list>
                      <text:list-item>
                        <text:p text:style-name="P129"><text:span text:style-name="_5f_Caractères_5f_correction"><text:span text:style-name="T186">7,3</text:span></text:span><text:span text:style-name="_5f_Caractères_5f_correction"><text:span text:style-name="T185"> </text:span></text:span><text:span text:style-name="_5f_Caractères"><text:s/>– 0,8 = 6,5</text:span></text:p>
                      </text:list-item>
                    </text:list>
                  </text:list-item>
                </text:list>
              </table:table-cell>
            </table:table-row>
            <table:table-row table:style-name="Table5.1">
              <table:table-cell table:style-name="Table5.A1" office:value-type="string">
                <text:list xml:id="list85317099338193" text:continue-numbering="true" text:style-name="_5f_Numérotation_20_des_20_exercices">
                  <text:list-item>
                    <text:list>
                      <text:list-item>
                        <text:p text:style-name="P129"><text:span text:style-name="_5f_Caractères_5f_correction"><text:span text:style-name="T186">7,5</text:span></text:span><text:span text:style-name="_5f_Caractères_5f_correction"><text:span text:style-name="T185"> </text:span></text:span><text:span text:style-name="_5f_Caractères">– 3,8 = 3,7</text:span></text:p>
                      </text:list-item>
                    </text:list>
                  </text:list-item>
                </text:list>
              </table:table-cell>
              <table:table-cell table:style-name="Table5.B1" office:value-type="string">
                <text:list xml:id="list85315482359262" text:continue-numbering="true" text:style-name="_5f_Numérotation_20_des_20_exercices">
                  <text:list-item>
                    <text:list>
                      <text:list-item>
                        <text:p text:style-name="P129"><text:span text:style-name="_5f_Caractères">6,3 – </text:span><text:span text:style-name="_5f_Caractères_5f_correction"><text:span text:style-name="T186">1,8</text:span></text:span><text:span text:style-name="_5f_Caractères"> = 4,5</text:span></text:p>
                      </text:list-item>
                    </text:list>
                  </text:list-item>
                </text:list>
              </table:table-cell>
            </table:table-row>
            <table:table-row table:style-name="Table5.1">
              <table:table-cell table:style-name="Table5.A1" office:value-type="string">
                <text:list xml:id="list85317107615600" text:continue-numbering="true" text:style-name="_5f_Numérotation_20_des_20_exercices">
                  <text:list-item>
                    <text:list>
                      <text:list-item>
                        <text:p text:style-name="P129"><text:span text:style-name="_5f_Caractères">9 – </text:span><text:span text:style-name="_5f_Caractères_5f_correction"><text:span text:style-name="T186">4,5</text:span></text:span><text:span text:style-name="_5f_Caractères_5f_correction"><text:span text:style-name="T185"> </text:span></text:span><text:span text:style-name="_5f_Caractères">= 4,5</text:span></text:p>
                      </text:list-item>
                    </text:list>
                  </text:list-item>
                </text:list>
              </table:table-cell>
              <table:table-cell table:style-name="Table5.B1" office:value-type="string">
                <text:list xml:id="list85315396411151" text:continue-numbering="true" text:style-name="_5f_Numérotation_20_des_20_exercices">
                  <text:list-item>
                    <text:list>
                      <text:list-item>
                        <text:p text:style-name="P129"><text:span text:style-name="_5f_Caractères">5,2 – </text:span><text:span text:style-name="_5f_Caractères_5f_correction"><text:span text:style-name="T186">0,6</text:span></text:span><text:span text:style-name="_5f_Caractères_5f_correction"><text:span text:style-name="T185"> </text:span></text:span><text:span text:style-name="_5f_Caractères">= 4,6</text:span></text:p>
                      </text:list-item>
                    </text:list>
                  </text:list-item>
                </text:list>
              </table:table-cell>
            </table:table-row>
          </table:table>
          <text:h text:style-name="P149" text:outline-level="1"><text:span text:style-name="_5f_Caractères"/></text:h>
          <text:list xml:id="list85315582717682" text:continue-numbering="true" text:style-name="_5f_Numérotation_20_des_20_exercices">
            <text:list-item>
              <text:h text:style-name="P151" text:outline-level="1"><text:span text:style-name="_5f_Caractères">Calcule les sommes en effectuant des regrou­pements astucieux :</text:span></text:h>
              <text:list>
                <text:list-item>
                  <text:p text:style-name="_5f_Paragraphe_5f_avec_5f_Num_5f_Question"><text:span text:style-name="_5f_Caractères">A = 8,5 + 12,7 + 1,5 </text:span></text:p>
                </text:list-item>
              </text:list>
            </text:list-item>
          </text:list>
          <text:p text:style-name="P134"><text:span text:style-name="_5f_Caractères">A =</text:span><text:span text:style-name="_5f_Caractères_5f_correction"> 8,5 <text:s/>+ 1,5 <text:s/>+ 12,7 </text:span><text:span text:style-name="_5f_Caractères_5f_correction"><text:span text:style-name="T223">= 10 +12</text:span></text:span><text:span text:style-name="_5f_Caractères_5f_correction">,</text:span><text:span text:style-name="_5f_Caractères_5f_correction"><text:span text:style-name="T223">7 = 22,7</text:span></text:span></text:p>
          <text:list xml:id="list85316619160181" text:continue-numbering="true" text:style-name="_5f_Numérotation_20_des_20_exercices">
            <text:list-item>
              <text:list>
                <text:list-item>
                  <text:p text:style-name="_5f_Paragraphe_5f_avec_5f_Num_5f_Question"><text:span text:style-name="_5f_Caractères">B = 18,3 + 1,7 + 6,8</text:span></text:p>
                </text:list-item>
              </text:list>
            </text:list-item>
          </text:list>
          <text:p text:style-name="P134"><text:span text:style-name="_5f_Caractères">B =</text:span><text:span text:style-name="_5f_Caractères_5f_correction"> </text:span><text:span text:style-name="_5f_Caractères_5f_correction"><text:span text:style-name="T223">20 </text:span></text:span><text:span text:style-name="_5f_Caractères_5f_correction"><text:s/>+ 6,8 </text:span><text:span text:style-name="_5f_Caractères_5f_correction"><text:span text:style-name="T223">= 26,8</text:span></text:span></text:p>
          <text:list xml:id="list85317140487885" text:continue-numbering="true" text:style-name="_5f_Numérotation_20_des_20_exercices">
            <text:list-item>
              <text:list>
                <text:list-item>
                  <text:p text:style-name="_5f_Paragraphe_5f_avec_5f_Num_5f_Question"><text:span text:style-name="_5f_Caractères">C = 3,6 + 7 + 11,4</text:span></text:p>
                </text:list-item>
              </text:list>
            </text:list-item>
          </text:list>
          <text:p text:style-name="P134"><text:span text:style-name="_5f_Caractères">C = </text:span><text:span text:style-name="_5f_Caractères_5f_correction">3,6 + 11,4 + 7 <text:s/></text:span><text:span text:style-name="_5f_Caractères_5f_correction"><text:span text:style-name="T223">= 15 + 7 = 22</text:span></text:span></text:p>
          <text:p text:style-name="P134"><text:span text:style-name="_5f_Caractères_5f_correction"/></text:p>
          <text:list xml:id="list85315070904517" text:continue-numbering="true" text:style-name="_5f_Numérotation_20_des_20_exercices">
            <text:list-item>
              <text:h text:style-name="P147" text:outline-level="1"><text:soft-page-break/><text:span text:style-name="_5f_Caractères">Calculs astucieux</text:span></text:h>
            </text:list-item>
          </text:list>
          <text:h text:style-name="_5f_Paragraphe" text:outline-level="1"><text:span text:style-name="_5f_Caractères">Calcule les sommes en effectuant des regroupe­ments astucieux :</text:span></text:h>
          <text:list xml:id="list85315672982849" text:continue-numbering="true" text:style-name="_5f_Numérotation_20_des_20_exercices">
            <text:list-item>
              <text:list>
                <text:list-item>
                  <text:p text:style-name="_5f_Paragraphe_5f_avec_5f_Num_5f_Question"><text:span text:style-name="_5f_Caractères">A = 67,99 + 12,7 + 43,73 + 0,01 + 18,27</text:span></text:p>
                </text:list-item>
              </text:list>
            </text:list-item>
          </text:list>
          <text:p text:style-name="P135"><text:span text:style-name="_5f_Caractères">A =</text:span><text:span text:style-name="_5f_Caractères_5f_correction"> </text:span><text:span text:style-name="_5f_Caractères_5f_correction"><text:span text:style-name="T224">(</text:span></text:span><text:span text:style-name="_5f_Caractères_5f_correction">67,99+0,01</text:span><text:span text:style-name="_5f_Caractères_5f_correction"><text:span text:style-name="T224">)</text:span></text:span><text:span text:style-name="_5f_Caractères_5f_correction"> + </text:span><text:span text:style-name="_5f_Caractères_5f_correction"><text:span text:style-name="T224">(</text:span></text:span><text:span text:style-name="_5f_Caractères_5f_correction">43,73+18,27</text:span><text:span text:style-name="_5f_Caractères_5f_correction"><text:span text:style-name="T224">)</text:span></text:span><text:span text:style-name="_5f_Caractères_5f_correction"> + 12,7 </text:span></text:p>
          <text:p text:style-name="P135"><text:span text:style-name="_5f_Caractères_5f_correction"><text:span text:style-name="T224"><text:s text:c="3"/></text:span></text:span><text:span text:style-name="_5f_Caractères_5f_correction"><text:span text:style-name="T233">= 68 + 62 + 12,7 </text:span></text:span><text:span text:style-name="_5f_Caractères_5f_correction"><text:span text:style-name="T224">= 142,7</text:span></text:span></text:p>
          <text:list xml:id="list85316715407082" text:continue-numbering="true" text:style-name="_5f_Numérotation_20_des_20_exercices">
            <text:list-item>
              <text:list>
                <text:list-item>
                  <text:p text:style-name="_5f_Paragraphe_5f_avec_5f_Num_5f_Question"><text:span text:style-name="_5f_Caractères">B = 19,25 + 8,1 + 3,3 + 6,35</text:span></text:p>
                </text:list-item>
              </text:list>
            </text:list-item>
          </text:list>
          <text:p text:style-name="P136"><text:span text:style-name="_5f_Caractères">B =</text:span><text:span text:style-name="_5f_Caractères_5f_correction"> 19,25+6,35 + 8,1+3,3 </text:span><text:span text:style-name="_5f_Caractères_5f_correction"><text:span text:style-name="T224">= </text:span></text:span><text:span text:style-name="_5f_Caractères_5f_correction"><text:span text:style-name="T207">25,6</text:span></text:span><text:span text:style-name="_5f_Caractères_5f_correction"><text:span text:style-name="T224"> + 11,4 =</text:span></text:span><text:span text:style-name="_5f_Caractères_5f_correction"><text:span text:style-name="T207">37</text:span></text:span></text:p>
          <text:list xml:id="list85315181463620" text:continue-numbering="true" text:style-name="_5f_Numérotation_20_des_20_exercices">
            <text:list-item>
              <text:list>
                <text:list-item>
                  <text:p text:style-name="_5f_Paragraphe_5f_avec_5f_Num_5f_Question"><text:span text:style-name="_5f_Caractères">C = 12,75 + 24,5 + 2,3 + 6,25</text:span></text:p>
                </text:list-item>
              </text:list>
            </text:list-item>
          </text:list>
          <text:p text:style-name="P136"><text:span text:style-name="_5f_Caractères">C = </text:span><text:span text:style-name="_5f_Caractères_5f_correction"><text:span text:style-name="T225">12,75+6,25 + 24,5 + 2,3 <text:s/></text:span></text:span><text:span text:style-name="_5f_Caractères_5f_correction"><text:span text:style-name="T226">=19 +26,8 = 45,8</text:span></text:span></text:p>
          <text:list xml:id="list85317195348805" text:continue-numbering="true" text:style-name="_5f_Numérotation_20_des_20_exercices">
            <text:list-header>
              <text:h text:style-name="P148" text:outline-level="1"><text:span text:style-name="_5f_Caractères"/></text:h>
            </text:list-header>
            <text:list-item>
              <text:h text:style-name="P152" text:outline-level="1"><text:span text:style-name="_5f_Caractères">Effectue en ligne les calculs suivants :</text:span></text:h>
            </text:list-item>
          </text:list>
          <text:h text:style-name="_5f_Paragraphe" text:outline-level="1"><text:span text:style-name="_5f_Caractères">La somme des termes 1 434 et 5 256.</text:span></text:h>
          <text:h text:style-name="P118" text:outline-level="1"><text:span text:style-name="_5f_Caractères_5f_correction">1 434 </text:span><text:span text:style-name="_5f_Caractères_5f_correction"><text:span text:style-name="T228">+</text:span></text:span><text:span text:style-name="_5f_Caractères_5f_correction"> 5 256 </text:span><text:span text:style-name="_5f_Caractères_5f_correction"><text:span text:style-name="T228">= 6 690</text:span></text:span></text:h>
          <text:h text:style-name="_5f_Paragraphe" text:outline-level="1"><text:span text:style-name="_5f_Caractères">La somme des termes 57,4 ; 33,4 et 18,23.</text:span></text:h>
          <text:h text:style-name="P118" text:outline-level="1"><text:span text:style-name="_5f_Caractères_5f_correction">57,4 </text:span><text:span text:style-name="_5f_Caractères_5f_correction"><text:span text:style-name="T228">+</text:span></text:span><text:span text:style-name="_5f_Caractères_5f_correction"> 33,4 </text:span><text:span text:style-name="_5f_Caractères_5f_correction"><text:span text:style-name="T228">+</text:span></text:span><text:span text:style-name="_5f_Caractères_5f_correction">18,23 </text:span><text:span text:style-name="_5f_Caractères_5f_correction"><text:span text:style-name="T228">= 109,03</text:span></text:span></text:h>
          <text:h text:style-name="_5f_Paragraphe" text:outline-level="1"><text:span text:style-name="_5f_Caractères">La différence des termes 58 874 et 18 523.</text:span></text:h>
          <text:h text:style-name="P118" text:outline-level="1"><text:span text:style-name="_5f_Caractères_5f_correction"><text:span text:style-name="T225">58 874 - 18 523 </text:span></text:span><text:span text:style-name="_5f_Caractères_5f_correction"><text:span text:style-name="T227">= 40 351</text:span></text:span></text:h>
          <text:p text:style-name="_5f_Paragraphe_5f_Réponse_5f_Pointillés_5f_Grisés"><text:span text:style-name="_5f_pointillés_20_gris"/></text:p>
          <text:p text:style-name="_5f_Paragraphe_5f_Réponse_5f_Pointillés_5f_Grisés"><text:span text:style-name="_5f_pointillés_20_gris"/></text:p>
        </text:section>
        <text:h text:style-name="P150" text:outline-level="1"><text:span text:style-name="_5f_Caractères"/></text:h>
        <text:list xml:id="list85316134897086" text:continue-numbering="true" text:style-name="_5f_Numérotation_20_des_20_exercices">
          <text:list-item>
            <text:h text:style-name="P153" text:outline-level="1"><text:span text:style-name="_5f_Caractères">Complète le tableau en terminant l’interprétation géométrique et en écrivant l'opération à effectuer pour trouver le nombre manquant.</text:span></text:h>
          </text:list-item>
        </text:list>
        <table:table table:name="Tableau11" table:style-name="Tableau11">
          <table:table-column table:style-name="Tableau11.A"/>
          <table:table-column table:style-name="Tableau11.B"/>
          <table:table-column table:style-name="Tableau11.C"/>
          <table:table-row table:style-name="TableLine1572879026672">
            <table:table-cell table:style-name="Tableau11.A1" office:value-type="string">
              <text:h text:style-name="_5f_Tableau_5f_Centré_5f_Gras" text:outline-level="1"><text:span text:style-name="_5f_Caractères">Égalité donnée</text:span></text:h>
            </table:table-cell>
            <table:table-cell table:style-name="Tableau11.A1" office:value-type="string">
              <text:h text:style-name="_5f_Tableau_5f_Centré_5f_Gras" text:outline-level="1"><text:span text:style-name="_5f_Caractères">Interprétation géométrique</text:span></text:h>
            </table:table-cell>
            <table:table-cell table:style-name="Tableau11.C1" office:value-type="string">
              <text:h text:style-name="_5f_Tableau_5f_Centré_5f_Gras" text:outline-level="1"><text:span text:style-name="_5f_Caractères">Calcul à effectuer</text:span></text:h>
            </table:table-cell>
          </table:table-row>
          <table:table-row table:style-name="Tableau11.2">
            <table:table-cell table:style-name="Tableau11.A2" office:value-type="string">
              <text:h text:style-name="_5f_Tableau_5f_Centré" text:outline-level="1"><text:span text:style-name="_5f_Caractères">6 + </text:span><text:span text:style-name="_5f_Caractères_5f_correction"><text:span text:style-name="T218">4 </text:span></text:span><text:span text:style-name="_5f_Caractères">= 10</text:span></text:h>
            </table:table-cell>
            <table:table-cell table:style-name="Tableau11.B8" office:value-type="string">
              <text:h text:style-name="_5f_Tableau_5f_Centré" text:outline-level="1"><text:span text:style-name="_5f_Caractères"><draw:g text:anchor-type="as-char" draw:z-index="14" draw:name="Shape2" draw:style-name="gr31"><draw:g draw:style-name="gr32"><draw:line draw:style-name="gr33" draw:text-style-name="P170" svg:x1="0.3cm" svg:y1="0.8cm" svg:x2="0.5cm" svg:y2="1cm"><text:p/></draw:line><draw:line draw:style-name="gr33" draw:text-style-name="P170" svg:x1="0.3cm" svg:y1="1cm" svg:x2="0.5cm" svg:y2="0.8cm"><text:p/></draw:line></draw:g><draw:g draw:style-name="gr32"><draw:line draw:style-name="gr33" draw:text-style-name="P170" svg:x1="10.3cm" svg:y1="0.8cm" svg:x2="10.5cm" svg:y2="1cm"><text:p/></draw:line><draw:line draw:style-name="gr33" draw:text-style-name="P170" svg:x1="10.3cm" svg:y1="1cm" svg:x2="10.5cm" svg:y2="0.8cm"><text:p/></draw:line></draw:g><draw:line draw:style-name="gr34" draw:text-style-name="P170" svg:x1="0.4cm" svg:y1="0.901cm" svg:x2="10.4cm" svg:y2="0.901cm"><text:p/></draw:line><draw:frame draw:style-name="gr35" draw:text-style-name="P172" svg:width="0.9cm" svg:height="0.701cm" svg:x="0cm" svg:y="1.3cm"><draw:text-box><text:p text:style-name="P171"><text:span text:style-name="T240">A</text:span></text:p></draw:text-box></draw:frame><draw:frame draw:style-name="gr35" draw:text-style-name="P172" svg:width="0.902cm" svg:height="0.701cm" svg:x="9.999cm" svg:y="1.3cm"><draw:text-box><text:p text:style-name="P171"><text:span text:style-name="T240">B</text:span></text:p></draw:text-box></draw:frame><draw:g draw:style-name="gr32"><draw:line draw:style-name="gr33" draw:text-style-name="P170" svg:x1="6.3cm" svg:y1="0.8cm" svg:x2="6.5cm" svg:y2="1cm"><text:p/></draw:line><draw:line draw:style-name="gr33" draw:text-style-name="P170" svg:x1="6.3cm" svg:y1="1cm" svg:x2="6.5cm" svg:y2="0.8cm"><text:p/></draw:line></draw:g><draw:frame draw:style-name="gr35" draw:text-style-name="P172" svg:width="0.902cm" svg:height="0.701cm" svg:x="6.1cm" svg:y="1.199cm"><draw:text-box><text:p text:style-name="P171"><text:span text:style-name="T240">C</text:span></text:p></draw:text-box></draw:frame><draw:frame draw:style-name="gr35" draw:text-style-name="P172" svg:width="3.001cm" svg:height="0.701cm" svg:x="4.399cm" svg:y="0cm"><draw:text-box><text:p text:style-name="P171"><text:span text:style-name="T240">AB = 10 cm</text:span></text:p></draw:text-box></draw:frame><draw:frame draw:style-name="gr36" draw:text-style-name="P172" svg:width="3.001cm" svg:height="0.699cm" svg:x="2cm" svg:y="1.101cm"><draw:text-box><text:p text:style-name="P171"><text:span text:style-name="T240">AC = 6 cm</text:span></text:p></draw:text-box></draw:frame><draw:frame draw:style-name="gr36" draw:text-style-name="P172" svg:width="3.001cm" svg:height="0.699cm" svg:x="7.1cm" svg:y="1.101cm"><draw:text-box><text:p text:style-name="P171"><text:span text:style-name="T240">BC = </text:span><text:span text:style-name="T241"><text:s/>4</text:span><text:span text:style-name="T240"> cm</text:span></text:p></draw:text-box></draw:frame></draw:g></text:span></text:h>
            </table:table-cell>
            <table:table-cell table:style-name="Tableau11.C2" office:value-type="string">
              <text:h text:style-name="_5f_Tableau_5f_Centré" text:outline-level="1"><text:span text:style-name="_5f_Caractères"><text:s/>10 − 6</text:span></text:h>
            </table:table-cell>
          </table:table-row>
          <table:table-row table:style-name="Tableau11.2">
            <table:table-cell table:style-name="Tableau11.A8" office:value-type="string">
              <text:h text:style-name="P117" text:outline-level="1"><text:span text:style-name="_5f_Caractères">45 + </text:span><text:span text:style-name="_5f_Caractères_5f_correction"><text:span text:style-name="T188">7</text:span></text:span><text:span text:style-name="_5f_Caractères_5f_correction"><text:span text:style-name="T218"> </text:span></text:span><text:span text:style-name="_5f_Caractères">= 52</text:span></text:h>
            </table:table-cell>
            <table:table-cell table:style-name="Tableau11.B8" office:value-type="string">
              <text:h text:style-name="_5f_Tableau_5f_Centré" text:outline-level="1"><text:span text:style-name="_5f_Caractères"><draw:g text:anchor-type="as-char" draw:z-index="15" draw:name="Shape12" draw:style-name="gr31"><draw:g draw:style-name="gr32"><draw:line draw:style-name="gr33" draw:text-style-name="P170" svg:x1="0.3cm" svg:y1="0.8cm" svg:x2="0.5cm" svg:y2="1cm"><text:p/></draw:line><draw:line draw:style-name="gr33" draw:text-style-name="P170" svg:x1="0.3cm" svg:y1="1cm" svg:x2="0.5cm" svg:y2="0.8cm"><text:p/></draw:line></draw:g><draw:g draw:style-name="gr32"><draw:line draw:style-name="gr33" draw:text-style-name="P170" svg:x1="10.3cm" svg:y1="0.8cm" svg:x2="10.5cm" svg:y2="1cm"><text:p/></draw:line><draw:line draw:style-name="gr33" draw:text-style-name="P170" svg:x1="10.3cm" svg:y1="1cm" svg:x2="10.5cm" svg:y2="0.8cm"><text:p/></draw:line></draw:g><draw:line draw:style-name="gr34" draw:text-style-name="P170" svg:x1="0.4cm" svg:y1="0.901cm" svg:x2="10.4cm" svg:y2="0.901cm"><text:p/></draw:line><draw:frame draw:style-name="gr35" draw:text-style-name="P172" svg:width="0.9cm" svg:height="0.701cm" svg:x="0cm" svg:y="1.3cm"><draw:text-box><text:p text:style-name="P171"><text:span text:style-name="T240">A</text:span></text:p></draw:text-box></draw:frame><draw:frame draw:style-name="gr35" draw:text-style-name="P172" svg:width="0.902cm" svg:height="0.701cm" svg:x="9.999cm" svg:y="1.3cm"><draw:text-box><text:p text:style-name="P171"><text:span text:style-name="T240">B</text:span></text:p></draw:text-box></draw:frame><draw:g draw:style-name="gr32"><draw:line draw:style-name="gr33" draw:text-style-name="P170" svg:x1="6.3cm" svg:y1="0.8cm" svg:x2="6.5cm" svg:y2="1cm"><text:p/></draw:line><draw:line draw:style-name="gr33" draw:text-style-name="P170" svg:x1="6.3cm" svg:y1="1cm" svg:x2="6.5cm" svg:y2="0.8cm"><text:p/></draw:line></draw:g><draw:frame draw:style-name="gr35" draw:text-style-name="P172" svg:width="0.902cm" svg:height="0.701cm" svg:x="6.1cm" svg:y="1.199cm"><draw:text-box><text:p text:style-name="P171"><text:span text:style-name="T240">C</text:span></text:p></draw:text-box></draw:frame><draw:frame draw:style-name="gr35" draw:text-style-name="P172" svg:width="3.001cm" svg:height="0.701cm" svg:x="4.399cm" svg:y="0cm"><draw:text-box><text:p text:style-name="P171"><text:span text:style-name="T240">AB = 52 cm</text:span></text:p></draw:text-box></draw:frame><draw:frame draw:style-name="gr36" draw:text-style-name="P172" svg:width="3.001cm" svg:height="0.699cm" svg:x="2cm" svg:y="1.101cm"><draw:text-box><text:p text:style-name="P171"><text:span text:style-name="T240">AC = </text:span><text:span text:style-name="T241"><text:s/>45</text:span><text:span text:style-name="T240"> cm</text:span></text:p></draw:text-box></draw:frame><draw:frame draw:style-name="gr36" draw:text-style-name="P172" svg:width="3.001cm" svg:height="0.699cm" svg:x="7.1cm" svg:y="1.101cm"><draw:text-box><text:p text:style-name="P171"><text:span text:style-name="T240">BC = </text:span><text:span text:style-name="T241">7 </text:span><text:span text:style-name="T240">cm</text:span></text:p></draw:text-box></draw:frame></draw:g></text:span></text:h>
            </table:table-cell>
            <table:table-cell table:style-name="Tableau11.C5" office:value-type="string">
              <text:h text:style-name="_5f_Tableau_5f_Centré" text:outline-level="1"><text:span text:style-name="_5f_Caractères_5f_correction"><text:span text:style-name="T218">52</text:span></text:span><text:span text:style-name="_5f_pointillés_20_gris"><text:span text:style-name="T213"> </text:span></text:span><text:span text:style-name="_5f_Caractères">– </text:span><text:span text:style-name="_5f_Caractères_5f_correction"><text:span text:style-name="T218">45</text:span></text:span></text:h>
            </table:table-cell>
          </table:table-row>
          <table:table-row table:style-name="Tableau11.2">
            <table:table-cell table:style-name="Tableau11.A8" office:value-type="string">
              <text:h text:style-name="P117" text:outline-level="1"><text:span text:style-name="_5f_Caractères">3,92 + </text:span><text:span text:style-name="_5f_Caractères_5f_correction"><text:span text:style-name="T188">1,08</text:span></text:span><text:span text:style-name="_5f_Caractères_5f_correction"><text:span text:style-name="T218"> </text:span></text:span><text:span text:style-name="_5f_Caractères"><text:s/>= 5</text:span></text:h>
            </table:table-cell>
            <table:table-cell table:style-name="Tableau11.B8" office:value-type="string">
              <text:h text:style-name="_5f_Tableau_5f_Centré" text:outline-level="1"><text:span text:style-name="_5f_Caractères"><draw:g text:anchor-type="as-char" draw:z-index="16" draw:name="Shape13" draw:style-name="gr31"><draw:g draw:style-name="gr32"><draw:line draw:style-name="gr33" draw:text-style-name="P170" svg:x1="0.3cm" svg:y1="0.8cm" svg:x2="0.5cm" svg:y2="1cm"><text:p/></draw:line><draw:line draw:style-name="gr33" draw:text-style-name="P170" svg:x1="0.3cm" svg:y1="1cm" svg:x2="0.5cm" svg:y2="0.8cm"><text:p/></draw:line></draw:g><draw:g draw:style-name="gr32"><draw:line draw:style-name="gr33" draw:text-style-name="P170" svg:x1="10.3cm" svg:y1="0.8cm" svg:x2="10.5cm" svg:y2="1cm"><text:p/></draw:line><draw:line draw:style-name="gr33" draw:text-style-name="P170" svg:x1="10.3cm" svg:y1="1cm" svg:x2="10.5cm" svg:y2="0.8cm"><text:p/></draw:line></draw:g><draw:line draw:style-name="gr34" draw:text-style-name="P170" svg:x1="0.4cm" svg:y1="0.901cm" svg:x2="10.4cm" svg:y2="0.901cm"><text:p/></draw:line><draw:frame draw:style-name="gr35" draw:text-style-name="P172" svg:width="0.9cm" svg:height="0.701cm" svg:x="0cm" svg:y="1.3cm"><draw:text-box><text:p text:style-name="P171"><text:span text:style-name="T240">A</text:span></text:p></draw:text-box></draw:frame><draw:frame draw:style-name="gr35" draw:text-style-name="P172" svg:width="0.902cm" svg:height="0.701cm" svg:x="9.999cm" svg:y="1.3cm"><draw:text-box><text:p text:style-name="P171"><text:span text:style-name="T240">B</text:span></text:p></draw:text-box></draw:frame><draw:g draw:style-name="gr32"><draw:line draw:style-name="gr33" draw:text-style-name="P170" svg:x1="6.3cm" svg:y1="0.8cm" svg:x2="6.5cm" svg:y2="1cm"><text:p/></draw:line><draw:line draw:style-name="gr33" draw:text-style-name="P170" svg:x1="6.3cm" svg:y1="1cm" svg:x2="6.5cm" svg:y2="0.8cm"><text:p/></draw:line></draw:g><draw:frame draw:style-name="gr35" draw:text-style-name="P172" svg:width="0.902cm" svg:height="0.701cm" svg:x="6.1cm" svg:y="1.199cm"><draw:text-box><text:p text:style-name="P171"><text:span text:style-name="T240">C</text:span></text:p></draw:text-box></draw:frame><draw:frame draw:style-name="gr35" draw:text-style-name="P172" svg:width="3.001cm" svg:height="0.701cm" svg:x="4.399cm" svg:y="0cm"><draw:text-box><text:p text:style-name="P171"><text:span text:style-name="T240">AB =</text:span><text:span text:style-name="T241"> 5</text:span><text:span text:style-name="T240"> cm</text:span></text:p></draw:text-box></draw:frame><draw:frame draw:style-name="gr36" draw:text-style-name="P172" svg:width="3.001cm" svg:height="0.699cm" svg:x="2cm" svg:y="1.101cm"><draw:text-box><text:p text:style-name="P171"><text:span text:style-name="T240">AC =</text:span><text:span text:style-name="T241"> 3,92 </text:span><text:span text:style-name="T240">cm</text:span></text:p></draw:text-box></draw:frame><draw:frame draw:style-name="gr36" draw:text-style-name="P172" svg:width="3.001cm" svg:height="0.699cm" svg:x="7.1cm" svg:y="1.101cm"><draw:text-box><text:p text:style-name="P171"><text:span text:style-name="T240">BC =</text:span><text:span text:style-name="T241"> 1,08</text:span><text:span text:style-name="T240"> cm</text:span></text:p></draw:text-box></draw:frame><draw:g draw:style-name="gr32"><draw:line draw:style-name="gr33" draw:text-style-name="P170" svg:x1="0.3cm" svg:y1="0.8cm" svg:x2="0.5cm" svg:y2="1cm"><text:p/></draw:line><draw:line draw:style-name="gr33" draw:text-style-name="P170" svg:x1="0.3cm" svg:y1="1cm" svg:x2="0.5cm" svg:y2="0.8cm"><text:p/></draw:line></draw:g><draw:g draw:style-name="gr32"><draw:line draw:style-name="gr33" draw:text-style-name="P170" svg:x1="10.3cm" svg:y1="0.8cm" svg:x2="10.5cm" svg:y2="1cm"><text:p/></draw:line><draw:line draw:style-name="gr33" draw:text-style-name="P170" svg:x1="10.3cm" svg:y1="1cm" svg:x2="10.5cm" svg:y2="0.8cm"><text:p/></draw:line></draw:g><draw:line draw:style-name="gr34" draw:text-style-name="P170" svg:x1="0.4cm" svg:y1="0.901cm" svg:x2="10.4cm" svg:y2="0.901cm"><text:p/></draw:line><draw:g draw:style-name="gr32"><draw:line draw:style-name="gr33" draw:text-style-name="P170" svg:x1="6.3cm" svg:y1="0.8cm" svg:x2="6.5cm" svg:y2="1cm"><text:p/></draw:line><draw:line draw:style-name="gr33" draw:text-style-name="P170" svg:x1="6.3cm" svg:y1="1cm" svg:x2="6.5cm" svg:y2="0.8cm"><text:p/></draw:line></draw:g></draw:g></text:span></text:h>
            </table:table-cell>
            <table:table-cell table:style-name="Tableau11.C5" office:value-type="string">
              <text:h text:style-name="_5f_Tableau_5f_Centré" text:outline-level="1"><text:span text:style-name="_5f_Caractères_5f_correction"><text:span text:style-name="T218">5</text:span></text:span><text:span text:style-name="_5f_pointillés_20_gris"><text:span text:style-name="T213"> </text:span></text:span><text:span text:style-name="_5f_Caractères">– </text:span><text:span text:style-name="_5f_Caractères_5f_correction"><text:span text:style-name="T218">3,92</text:span></text:span></text:h>
            </table:table-cell>
          </table:table-row>
          <table:table-row table:style-name="Tableau11.2">
            <table:table-cell table:style-name="Tableau11.A8" office:value-type="string">
              <text:h text:style-name="P117" text:outline-level="1"><text:span text:style-name="_5f_Caractères">65 − </text:span><text:span text:style-name="_5f_Caractères_5f_correction"><text:span text:style-name="T188">52</text:span></text:span><text:span text:style-name="_5f_pointillés_20_gris"> </text:span><text:span text:style-name="_5f_Caractères">= 13</text:span></text:h>
            </table:table-cell>
            <table:table-cell table:style-name="Tableau11.B8" office:value-type="string">
              <text:h text:style-name="_5f_Tableau_5f_Centré" text:outline-level="1"><text:span text:style-name="_5f_Caractères"><draw:g text:anchor-type="as-char" draw:z-index="13" draw:name="Shape14" draw:style-name="gr31"><draw:g draw:style-name="gr32"><draw:line draw:style-name="gr33" draw:text-style-name="P170" svg:x1="0.3cm" svg:y1="0.8cm" svg:x2="0.5cm" svg:y2="1cm"><text:p/></draw:line><draw:line draw:style-name="gr33" draw:text-style-name="P170" svg:x1="0.3cm" svg:y1="1cm" svg:x2="0.5cm" svg:y2="0.8cm"><text:p/></draw:line></draw:g><draw:g draw:style-name="gr32"><draw:line draw:style-name="gr33" draw:text-style-name="P170" svg:x1="10.3cm" svg:y1="0.8cm" svg:x2="10.5cm" svg:y2="1cm"><text:p/></draw:line><draw:line draw:style-name="gr33" draw:text-style-name="P170" svg:x1="10.3cm" svg:y1="1cm" svg:x2="10.5cm" svg:y2="0.8cm"><text:p/></draw:line></draw:g><draw:line draw:style-name="gr34" draw:text-style-name="P170" svg:x1="0.4cm" svg:y1="0.901cm" svg:x2="10.4cm" svg:y2="0.901cm"><text:p/></draw:line><draw:frame draw:style-name="gr35" draw:text-style-name="P172" svg:width="0.9cm" svg:height="0.701cm" svg:x="0cm" svg:y="1.3cm"><draw:text-box><text:p text:style-name="P171"><text:span text:style-name="T240">A</text:span></text:p></draw:text-box></draw:frame><draw:frame draw:style-name="gr35" draw:text-style-name="P172" svg:width="0.902cm" svg:height="0.701cm" svg:x="9.999cm" svg:y="1.3cm"><draw:text-box><text:p text:style-name="P171"><text:span text:style-name="T240">B</text:span></text:p></draw:text-box></draw:frame><draw:g draw:style-name="gr32"><draw:line draw:style-name="gr33" draw:text-style-name="P170" svg:x1="6.3cm" svg:y1="0.8cm" svg:x2="6.5cm" svg:y2="1cm"><text:p/></draw:line><draw:line draw:style-name="gr33" draw:text-style-name="P170" svg:x1="6.3cm" svg:y1="1cm" svg:x2="6.5cm" svg:y2="0.8cm"><text:p/></draw:line></draw:g><draw:frame draw:style-name="gr35" draw:text-style-name="P172" svg:width="0.902cm" svg:height="0.701cm" svg:x="6.1cm" svg:y="1.199cm"><draw:text-box><text:p text:style-name="P171"><text:span text:style-name="T240">C</text:span></text:p></draw:text-box></draw:frame><draw:frame draw:style-name="gr35" draw:text-style-name="P172" svg:width="3.001cm" svg:height="0.701cm" svg:x="4.399cm" svg:y="0cm"><draw:text-box><text:p text:style-name="P171"><text:span text:style-name="T240">AB = </text:span><text:span text:style-name="T241"><text:s/>65 </text:span><text:span text:style-name="T240">cm</text:span></text:p></draw:text-box></draw:frame><draw:frame draw:style-name="gr36" draw:text-style-name="P172" svg:width="3.001cm" svg:height="0.699cm" svg:x="2cm" svg:y="1.101cm"><draw:text-box><text:p text:style-name="P171"><text:span text:style-name="T240">AC = </text:span><text:span text:style-name="T241"><text:s/>52 </text:span><text:span text:style-name="T240">cm</text:span></text:p></draw:text-box></draw:frame><draw:frame draw:style-name="gr36" draw:text-style-name="P172" svg:width="3.001cm" svg:height="0.699cm" svg:x="7.1cm" svg:y="1.101cm"><draw:text-box><text:p text:style-name="P171"><text:span text:style-name="T240">BC = </text:span><text:span text:style-name="T241"><text:s/>13</text:span><text:span text:style-name="T240"> cm</text:span></text:p></draw:text-box></draw:frame><draw:g draw:style-name="gr32"><draw:line draw:style-name="gr33" draw:text-style-name="P170" svg:x1="0.3cm" svg:y1="0.8cm" svg:x2="0.5cm" svg:y2="1cm"><text:p/></draw:line><draw:line draw:style-name="gr33" draw:text-style-name="P170" svg:x1="0.3cm" svg:y1="1cm" svg:x2="0.5cm" svg:y2="0.8cm"><text:p/></draw:line></draw:g><draw:g draw:style-name="gr32"><draw:line draw:style-name="gr33" draw:text-style-name="P170" svg:x1="10.3cm" svg:y1="0.8cm" svg:x2="10.5cm" svg:y2="1cm"><text:p/></draw:line><draw:line draw:style-name="gr33" draw:text-style-name="P170" svg:x1="10.3cm" svg:y1="1cm" svg:x2="10.5cm" svg:y2="0.8cm"><text:p/></draw:line></draw:g><draw:line draw:style-name="gr34" draw:text-style-name="P170" svg:x1="0.4cm" svg:y1="0.901cm" svg:x2="10.4cm" svg:y2="0.901cm"><text:p/></draw:line><draw:g draw:style-name="gr32"><draw:line draw:style-name="gr33" draw:text-style-name="P170" svg:x1="6.3cm" svg:y1="0.8cm" svg:x2="6.5cm" svg:y2="1cm"><text:p/></draw:line><draw:line draw:style-name="gr33" draw:text-style-name="P170" svg:x1="6.3cm" svg:y1="1cm" svg:x2="6.5cm" svg:y2="0.8cm"><text:p/></draw:line></draw:g></draw:g></text:span></text:h>
            </table:table-cell>
            <table:table-cell table:style-name="Tableau11.C5" office:value-type="string">
              <text:h text:style-name="_5f_Tableau_5f_Centré" text:outline-level="1"><text:span text:style-name="_5f_Caractères"><text:s/>65 − 13</text:span></text:h>
            </table:table-cell>
          </table:table-row>
          <table:table-row table:style-name="Tableau11.2">
            <table:table-cell table:style-name="Tableau11.A8" office:value-type="string">
              <text:h text:style-name="P117" text:outline-level="1"><text:span text:style-name="_5f_Caractères">10 − </text:span><text:span text:style-name="_5f_pointillés_20_gris">.</text:span><text:span text:style-name="_5f_Caractères_5f_correction"><text:span text:style-name="T188">6</text:span></text:span><text:span text:style-name="_5f_Caractères_5f_correction"><text:span text:style-name="T218"> </text:span></text:span><text:span text:style-name="_5f_pointillés_20_gris">.</text:span><text:span text:style-name="_5f_Caractères"> = 4</text:span></text:h>
            </table:table-cell>
            <table:table-cell table:style-name="Tableau11.B8" office:value-type="string">
              <text:h text:style-name="_5f_Tableau_5f_Centré" text:outline-level="1"><text:span text:style-name="_5f_Caractères"><draw:g text:anchor-type="as-char" draw:z-index="18" draw:name="Shape14_0" draw:style-name="gr31"><draw:g draw:style-name="gr32"><draw:line draw:style-name="gr33" draw:text-style-name="P170" svg:x1="0.3cm" svg:y1="0.8cm" svg:x2="0.5cm" svg:y2="1cm"><text:p/></draw:line><draw:line draw:style-name="gr33" draw:text-style-name="P170" svg:x1="0.3cm" svg:y1="1cm" svg:x2="0.5cm" svg:y2="0.8cm"><text:p/></draw:line></draw:g><draw:g draw:style-name="gr32"><draw:line draw:style-name="gr33" draw:text-style-name="P170" svg:x1="10.3cm" svg:y1="0.8cm" svg:x2="10.5cm" svg:y2="1cm"><text:p/></draw:line><draw:line draw:style-name="gr33" draw:text-style-name="P170" svg:x1="10.3cm" svg:y1="1cm" svg:x2="10.5cm" svg:y2="0.8cm"><text:p/></draw:line></draw:g><draw:line draw:style-name="gr34" draw:text-style-name="P170" svg:x1="0.4cm" svg:y1="0.901cm" svg:x2="10.4cm" svg:y2="0.901cm"><text:p/></draw:line><draw:frame draw:style-name="gr35" draw:text-style-name="P172" svg:width="0.9cm" svg:height="0.701cm" svg:x="0cm" svg:y="1.3cm"><draw:text-box><text:p text:style-name="P171"><text:span text:style-name="T240">A</text:span></text:p></draw:text-box></draw:frame><draw:frame draw:style-name="gr35" draw:text-style-name="P172" svg:width="0.902cm" svg:height="0.701cm" svg:x="9.999cm" svg:y="1.3cm"><draw:text-box><text:p text:style-name="P171"><text:span text:style-name="T240">B</text:span></text:p></draw:text-box></draw:frame><draw:g draw:style-name="gr32"><draw:line draw:style-name="gr33" draw:text-style-name="P170" svg:x1="6.3cm" svg:y1="0.8cm" svg:x2="6.5cm" svg:y2="1cm"><text:p/></draw:line><draw:line draw:style-name="gr33" draw:text-style-name="P170" svg:x1="6.3cm" svg:y1="1cm" svg:x2="6.5cm" svg:y2="0.8cm"><text:p/></draw:line></draw:g><draw:frame draw:style-name="gr35" draw:text-style-name="P172" svg:width="0.902cm" svg:height="0.701cm" svg:x="6.1cm" svg:y="1.199cm"><draw:text-box><text:p text:style-name="P171"><text:span text:style-name="T240">C</text:span></text:p></draw:text-box></draw:frame><draw:frame draw:style-name="gr35" draw:text-style-name="P172" svg:width="3.001cm" svg:height="0.701cm" svg:x="4.399cm" svg:y="0cm"><draw:text-box><text:p text:style-name="P171"><text:span text:style-name="T240">AB = </text:span><text:span text:style-name="T241"><text:s/>10</text:span><text:span text:style-name="T240"> cm</text:span></text:p></draw:text-box></draw:frame><draw:frame draw:style-name="gr36" draw:text-style-name="P172" svg:width="3.001cm" svg:height="0.699cm" svg:x="2cm" svg:y="1.101cm"><draw:text-box><text:p text:style-name="P171"><text:span text:style-name="T240">AC = </text:span><text:span text:style-name="T241"><text:s/>6</text:span><text:span text:style-name="T240"> cm</text:span></text:p></draw:text-box></draw:frame><draw:frame draw:style-name="gr36" draw:text-style-name="P172" svg:width="3.001cm" svg:height="0.699cm" svg:x="7.1cm" svg:y="1.101cm"><draw:text-box><text:p text:style-name="P171"><text:span text:style-name="T240">BC = </text:span><text:span text:style-name="T241"><text:s/>4</text:span><text:span text:style-name="T240"> cm</text:span></text:p></draw:text-box></draw:frame><draw:g draw:style-name="gr32"><draw:line draw:style-name="gr33" draw:text-style-name="P170" svg:x1="0.3cm" svg:y1="0.8cm" svg:x2="0.5cm" svg:y2="1cm"><text:p/></draw:line><draw:line draw:style-name="gr33" draw:text-style-name="P170" svg:x1="0.3cm" svg:y1="1cm" svg:x2="0.5cm" svg:y2="0.8cm"><text:p/></draw:line></draw:g><draw:g draw:style-name="gr32"><draw:line draw:style-name="gr33" draw:text-style-name="P170" svg:x1="10.3cm" svg:y1="0.8cm" svg:x2="10.5cm" svg:y2="1cm"><text:p/></draw:line><draw:line draw:style-name="gr33" draw:text-style-name="P170" svg:x1="10.3cm" svg:y1="1cm" svg:x2="10.5cm" svg:y2="0.8cm"><text:p/></draw:line></draw:g><draw:line draw:style-name="gr34" draw:text-style-name="P170" svg:x1="0.4cm" svg:y1="0.901cm" svg:x2="10.4cm" svg:y2="0.901cm"><text:p/></draw:line><draw:g draw:style-name="gr32"><draw:line draw:style-name="gr33" draw:text-style-name="P170" svg:x1="6.3cm" svg:y1="0.8cm" svg:x2="6.5cm" svg:y2="1cm"><text:p/></draw:line><draw:line draw:style-name="gr33" draw:text-style-name="P170" svg:x1="6.3cm" svg:y1="1cm" svg:x2="6.5cm" svg:y2="0.8cm"><text:p/></draw:line></draw:g></draw:g></text:span></text:h>
            </table:table-cell>
            <table:table-cell table:style-name="Tableau11.C6" office:value-type="string">
              <text:h text:style-name="_5f_Tableau_5f_Centré" text:outline-level="1"><text:span text:style-name="_5f_Caractères_5f_correction"><text:span text:style-name="T218">10</text:span></text:span><text:span text:style-name="_5f_Caractères"> – </text:span><text:span text:style-name="_5f_Caractères_5f_correction"><text:span text:style-name="T218">4</text:span></text:span></text:h>
            </table:table-cell>
          </table:table-row>
          <table:table-row table:style-name="Tableau11.2">
            <table:table-cell table:style-name="Tableau11.A7" office:value-type="string">
              <text:h text:style-name="P117" text:outline-level="1"><text:span text:style-name="_5f_Caractères">29 − </text:span><text:span text:style-name="_5f_pointillés_20_gris">.</text:span><text:span text:style-name="_5f_Caractères_5f_correction"><text:span text:style-name="T218">16</text:span></text:span><text:span text:style-name="_5f_Caractères"> = 13</text:span></text:h>
            </table:table-cell>
            <table:table-cell table:style-name="Tableau11.B7" office:value-type="string">
              <text:h text:style-name="_5f_Tableau_5f_Centré" text:outline-level="1"><text:span text:style-name="_5f_Caractères"><draw:g text:anchor-type="as-char" draw:z-index="19" draw:name="Shape14_1" draw:style-name="gr31"><draw:g draw:style-name="gr32"><draw:line draw:style-name="gr33" draw:text-style-name="P170" svg:x1="0.3cm" svg:y1="0.8cm" svg:x2="0.5cm" svg:y2="1cm"><text:p/></draw:line><draw:line draw:style-name="gr33" draw:text-style-name="P170" svg:x1="0.3cm" svg:y1="1cm" svg:x2="0.5cm" svg:y2="0.8cm"><text:p/></draw:line></draw:g><draw:g draw:style-name="gr32"><draw:line draw:style-name="gr33" draw:text-style-name="P170" svg:x1="10.3cm" svg:y1="0.8cm" svg:x2="10.5cm" svg:y2="1cm"><text:p/></draw:line><draw:line draw:style-name="gr33" draw:text-style-name="P170" svg:x1="10.3cm" svg:y1="1cm" svg:x2="10.5cm" svg:y2="0.8cm"><text:p/></draw:line></draw:g><draw:line draw:style-name="gr34" draw:text-style-name="P170" svg:x1="0.4cm" svg:y1="0.901cm" svg:x2="10.4cm" svg:y2="0.901cm"><text:p/></draw:line><draw:frame draw:style-name="gr35" draw:text-style-name="P172" svg:width="0.9cm" svg:height="0.701cm" svg:x="0cm" svg:y="1.3cm"><draw:text-box><text:p text:style-name="P171"><text:span text:style-name="T240">A</text:span></text:p></draw:text-box></draw:frame><draw:frame draw:style-name="gr35" draw:text-style-name="P172" svg:width="0.902cm" svg:height="0.701cm" svg:x="9.999cm" svg:y="1.3cm"><draw:text-box><text:p text:style-name="P171"><text:span text:style-name="T240">B</text:span></text:p></draw:text-box></draw:frame><draw:g draw:style-name="gr32"><draw:line draw:style-name="gr33" draw:text-style-name="P170" svg:x1="6.3cm" svg:y1="0.8cm" svg:x2="6.5cm" svg:y2="1cm"><text:p/></draw:line><draw:line draw:style-name="gr33" draw:text-style-name="P170" svg:x1="6.3cm" svg:y1="1cm" svg:x2="6.5cm" svg:y2="0.8cm"><text:p/></draw:line></draw:g><draw:frame draw:style-name="gr35" draw:text-style-name="P172" svg:width="0.902cm" svg:height="0.701cm" svg:x="6.1cm" svg:y="1.199cm"><draw:text-box><text:p text:style-name="P171"><text:span text:style-name="T240">C</text:span></text:p></draw:text-box></draw:frame><draw:frame draw:style-name="gr35" draw:text-style-name="P172" svg:width="3.001cm" svg:height="0.701cm" svg:x="4.399cm" svg:y="0cm"><draw:text-box><text:p text:style-name="P171"><text:span text:style-name="T240">AB = </text:span><text:span text:style-name="T241"><text:s/>29</text:span><text:span text:style-name="T240"> cm</text:span></text:p></draw:text-box></draw:frame><draw:frame draw:style-name="gr36" draw:text-style-name="P172" svg:width="3.001cm" svg:height="0.699cm" svg:x="2cm" svg:y="1.101cm"><draw:text-box><text:p text:style-name="P171"><text:span text:style-name="T240">AC = </text:span><text:span text:style-name="T241"><text:s/>16</text:span><text:span text:style-name="T240"> cm</text:span></text:p></draw:text-box></draw:frame><draw:frame draw:style-name="gr36" draw:text-style-name="P172" svg:width="3.001cm" svg:height="0.699cm" svg:x="7.1cm" svg:y="1.101cm"><draw:text-box><text:p text:style-name="P171"><text:span text:style-name="T240">BC = </text:span><text:span text:style-name="T241"><text:s/>13</text:span><text:span text:style-name="T240"> cm</text:span></text:p></draw:text-box></draw:frame><draw:g draw:style-name="gr32"><draw:line draw:style-name="gr33" draw:text-style-name="P170" svg:x1="0.3cm" svg:y1="0.8cm" svg:x2="0.5cm" svg:y2="1cm"><text:p/></draw:line><draw:line draw:style-name="gr33" draw:text-style-name="P170" svg:x1="0.3cm" svg:y1="1cm" svg:x2="0.5cm" svg:y2="0.8cm"><text:p/></draw:line></draw:g><draw:g draw:style-name="gr32"><draw:line draw:style-name="gr33" draw:text-style-name="P170" svg:x1="10.3cm" svg:y1="0.8cm" svg:x2="10.5cm" svg:y2="1cm"><text:p/></draw:line><draw:line draw:style-name="gr33" draw:text-style-name="P170" svg:x1="10.3cm" svg:y1="1cm" svg:x2="10.5cm" svg:y2="0.8cm"><text:p/></draw:line></draw:g><draw:line draw:style-name="gr34" draw:text-style-name="P170" svg:x1="0.4cm" svg:y1="0.901cm" svg:x2="10.4cm" svg:y2="0.901cm"><text:p/></draw:line><draw:g draw:style-name="gr32"><draw:line draw:style-name="gr33" draw:text-style-name="P170" svg:x1="6.3cm" svg:y1="0.8cm" svg:x2="6.5cm" svg:y2="1cm"><text:p/></draw:line><draw:line draw:style-name="gr33" draw:text-style-name="P170" svg:x1="6.3cm" svg:y1="1cm" svg:x2="6.5cm" svg:y2="0.8cm"><text:p/></draw:line></draw:g></draw:g></text:span></text:h>
            </table:table-cell>
            <table:table-cell table:style-name="Tableau11.C7" office:value-type="string">
              <text:h text:style-name="_5f_Tableau_5f_Centré" text:outline-level="1"><text:span text:style-name="_5f_Caractères_5f_correction"><text:span text:style-name="T218">29</text:span></text:span><text:span text:style-name="_5f_Caractères"> – </text:span><text:span text:style-name="_5f_Caractères_5f_correction"><text:span text:style-name="T218">13</text:span></text:span></text:h>
            </table:table-cell>
          </table:table-row>
          <table:table-row table:style-name="Tableau11.2">
            <table:table-cell table:style-name="Tableau11.A8" office:value-type="string">
              <text:h text:style-name="P117" text:outline-level="1"><text:span text:style-name="_5f_Caractères_5f_correction"><text:span text:style-name="T188">68</text:span></text:span><text:span text:style-name="_5f_Caractères_5f_correction"><text:span text:style-name="T218"> </text:span></text:span><text:span text:style-name="_5f_Caractères">− 45 = 13</text:span></text:h>
            </table:table-cell>
            <table:table-cell table:style-name="Tableau11.B8" office:value-type="string">
              <text:h text:style-name="_5f_Tableau_5f_Centré" text:outline-level="1"><text:span text:style-name="_5f_Caractères"><draw:g text:anchor-type="as-char" draw:z-index="20" draw:name="Shape14_2" draw:style-name="gr31"><draw:g draw:style-name="gr32"><draw:line draw:style-name="gr33" draw:text-style-name="P170" svg:x1="0.3cm" svg:y1="0.8cm" svg:x2="0.5cm" svg:y2="1cm"><text:p/></draw:line><draw:line draw:style-name="gr33" draw:text-style-name="P170" svg:x1="0.3cm" svg:y1="1cm" svg:x2="0.5cm" svg:y2="0.8cm"><text:p/></draw:line></draw:g><draw:g draw:style-name="gr32"><draw:line draw:style-name="gr33" draw:text-style-name="P170" svg:x1="10.3cm" svg:y1="0.8cm" svg:x2="10.5cm" svg:y2="1cm"><text:p/></draw:line><draw:line draw:style-name="gr33" draw:text-style-name="P170" svg:x1="10.3cm" svg:y1="1cm" svg:x2="10.5cm" svg:y2="0.8cm"><text:p/></draw:line></draw:g><draw:line draw:style-name="gr34" draw:text-style-name="P170" svg:x1="0.4cm" svg:y1="0.901cm" svg:x2="10.4cm" svg:y2="0.901cm"><text:p/></draw:line><draw:frame draw:style-name="gr35" draw:text-style-name="P172" svg:width="0.9cm" svg:height="0.701cm" svg:x="0cm" svg:y="1.3cm"><draw:text-box><text:p text:style-name="P171"><text:span text:style-name="T240">A</text:span></text:p></draw:text-box></draw:frame><draw:frame draw:style-name="gr35" draw:text-style-name="P172" svg:width="0.902cm" svg:height="0.701cm" svg:x="9.999cm" svg:y="1.3cm"><draw:text-box><text:p text:style-name="P171"><text:span text:style-name="T240">B</text:span></text:p></draw:text-box></draw:frame><draw:g draw:style-name="gr32"><draw:line draw:style-name="gr33" draw:text-style-name="P170" svg:x1="6.3cm" svg:y1="0.8cm" svg:x2="6.5cm" svg:y2="1cm"><text:p/></draw:line><draw:line draw:style-name="gr33" draw:text-style-name="P170" svg:x1="6.3cm" svg:y1="1cm" svg:x2="6.5cm" svg:y2="0.8cm"><text:p/></draw:line></draw:g><draw:frame draw:style-name="gr35" draw:text-style-name="P172" svg:width="0.902cm" svg:height="0.701cm" svg:x="6.1cm" svg:y="1.199cm"><draw:text-box><text:p text:style-name="P171"><text:span text:style-name="T240">C</text:span></text:p></draw:text-box></draw:frame><draw:frame draw:style-name="gr35" draw:text-style-name="P172" svg:width="3.001cm" svg:height="0.701cm" svg:x="4.399cm" svg:y="0cm"><draw:text-box><text:p text:style-name="P171"><text:span text:style-name="T240">AB = </text:span><text:span text:style-name="T241"><text:s/>68</text:span><text:span text:style-name="T240"> cm</text:span></text:p></draw:text-box></draw:frame><draw:frame draw:style-name="gr36" draw:text-style-name="P172" svg:width="3.001cm" svg:height="0.699cm" svg:x="2cm" svg:y="1.101cm"><draw:text-box><text:p text:style-name="P171"><text:span text:style-name="T240">AC = </text:span><text:span text:style-name="T241"><text:s/>45</text:span><text:span text:style-name="T240"> cm</text:span></text:p></draw:text-box></draw:frame><draw:frame draw:style-name="gr36" draw:text-style-name="P172" svg:width="3.001cm" svg:height="0.699cm" svg:x="7.1cm" svg:y="1.101cm"><draw:text-box><text:p text:style-name="P171"><text:span text:style-name="T240">BC = </text:span><text:span text:style-name="T241"><text:s/>13</text:span><text:span text:style-name="T240"> cm</text:span></text:p></draw:text-box></draw:frame><draw:g draw:style-name="gr32"><draw:line draw:style-name="gr33" draw:text-style-name="P170" svg:x1="0.3cm" svg:y1="0.8cm" svg:x2="0.5cm" svg:y2="1cm"><text:p/></draw:line><draw:line draw:style-name="gr33" draw:text-style-name="P170" svg:x1="0.3cm" svg:y1="1cm" svg:x2="0.5cm" svg:y2="0.8cm"><text:p/></draw:line></draw:g><draw:g draw:style-name="gr32"><draw:line draw:style-name="gr33" draw:text-style-name="P170" svg:x1="10.3cm" svg:y1="0.8cm" svg:x2="10.5cm" svg:y2="1cm"><text:p/></draw:line><draw:line draw:style-name="gr33" draw:text-style-name="P170" svg:x1="10.3cm" svg:y1="1cm" svg:x2="10.5cm" svg:y2="0.8cm"><text:p/></draw:line></draw:g><draw:line draw:style-name="gr34" draw:text-style-name="P170" svg:x1="0.4cm" svg:y1="0.901cm" svg:x2="10.4cm" svg:y2="0.901cm"><text:p/></draw:line><draw:g draw:style-name="gr32"><draw:line draw:style-name="gr33" draw:text-style-name="P170" svg:x1="6.3cm" svg:y1="0.8cm" svg:x2="6.5cm" svg:y2="1cm"><text:p/></draw:line><draw:line draw:style-name="gr33" draw:text-style-name="P170" svg:x1="6.3cm" svg:y1="1cm" svg:x2="6.5cm" svg:y2="0.8cm"><text:p/></draw:line></draw:g></draw:g></text:span></text:h>
            </table:table-cell>
            <table:table-cell table:style-name="Tableau11.C8" office:value-type="string">
              <text:h text:style-name="_5f_Tableau_5f_Centré" text:outline-level="1"><text:span text:style-name="_5f_Caractères_5f_correction"><text:span text:style-name="T218">45</text:span></text:span><text:span text:style-name="_5f_pointillés_20_gris"> </text:span><text:span text:style-name="_5f_Caractères">+ </text:span><text:span text:style-name="_5f_Caractères_5f_correction"><text:span text:style-name="T218">13</text:span></text:span></text:h>
            </table:table-cell>
          </table:table-row>
          <table:table-row table:style-name="Tableau11.2">
            <table:table-cell table:style-name="Tableau11.A9" office:value-type="string">
              <text:h text:style-name="P117" text:outline-level="1"><text:span text:style-name="_5f_Caractères_5f_correction"><text:span text:style-name="T188">143</text:span></text:span><text:span text:style-name="_5f_Caractères_5f_correction"><text:span text:style-name="T218"> </text:span></text:span><text:span text:style-name="_5f_Caractères"><text:s/>− 84 = 59</text:span></text:h>
            </table:table-cell>
            <table:table-cell table:style-name="Tableau11.B9" office:value-type="string">
              <text:h text:style-name="_5f_Tableau_5f_Centré" text:outline-level="1"><text:span text:style-name="_5f_Caractères"><draw:g text:anchor-type="as-char" draw:z-index="21" draw:name="Shape14_3" draw:style-name="gr31"><draw:g draw:style-name="gr32"><draw:line draw:style-name="gr33" draw:text-style-name="P170" svg:x1="0.3cm" svg:y1="0.8cm" svg:x2="0.5cm" svg:y2="1cm"><text:p/></draw:line><draw:line draw:style-name="gr33" draw:text-style-name="P170" svg:x1="0.3cm" svg:y1="1cm" svg:x2="0.5cm" svg:y2="0.8cm"><text:p/></draw:line></draw:g><draw:g draw:style-name="gr32"><draw:line draw:style-name="gr33" draw:text-style-name="P170" svg:x1="10.3cm" svg:y1="0.8cm" svg:x2="10.5cm" svg:y2="1cm"><text:p/></draw:line><draw:line draw:style-name="gr33" draw:text-style-name="P170" svg:x1="10.3cm" svg:y1="1cm" svg:x2="10.5cm" svg:y2="0.8cm"><text:p/></draw:line></draw:g><draw:line draw:style-name="gr34" draw:text-style-name="P170" svg:x1="0.4cm" svg:y1="0.901cm" svg:x2="10.4cm" svg:y2="0.901cm"><text:p/></draw:line><draw:frame draw:style-name="gr35" draw:text-style-name="P172" svg:width="0.9cm" svg:height="0.701cm" svg:x="0cm" svg:y="1.3cm"><draw:text-box><text:p text:style-name="P171"><text:span text:style-name="T240">A</text:span></text:p></draw:text-box></draw:frame><draw:frame draw:style-name="gr35" draw:text-style-name="P172" svg:width="0.902cm" svg:height="0.701cm" svg:x="9.999cm" svg:y="1.3cm"><draw:text-box><text:p text:style-name="P171"><text:span text:style-name="T240">B</text:span></text:p></draw:text-box></draw:frame><draw:g draw:style-name="gr32"><draw:line draw:style-name="gr33" draw:text-style-name="P170" svg:x1="6.3cm" svg:y1="0.8cm" svg:x2="6.5cm" svg:y2="1cm"><text:p/></draw:line><draw:line draw:style-name="gr33" draw:text-style-name="P170" svg:x1="6.3cm" svg:y1="1cm" svg:x2="6.5cm" svg:y2="0.8cm"><text:p/></draw:line></draw:g><draw:frame draw:style-name="gr35" draw:text-style-name="P172" svg:width="0.902cm" svg:height="0.701cm" svg:x="6.1cm" svg:y="1.199cm"><draw:text-box><text:p text:style-name="P171"><text:span text:style-name="T240">C</text:span></text:p></draw:text-box></draw:frame><draw:frame draw:style-name="gr35" draw:text-style-name="P172" svg:width="3.001cm" svg:height="0.701cm" svg:x="4.399cm" svg:y="0cm"><draw:text-box><text:p><text:span text:style-name="T240">AB = </text:span><text:span text:style-name="T241">143</text:span><text:span text:style-name="T240"> cm</text:span></text:p></draw:text-box></draw:frame><draw:frame draw:style-name="gr36" draw:text-style-name="P172" svg:width="3.001cm" svg:height="0.699cm" svg:x="2cm" svg:y="1.101cm"><draw:text-box><text:p><text:span text:style-name="T240">AC =</text:span><text:span text:style-name="T241"> 84</text:span><text:span text:style-name="T240"> cm</text:span></text:p></draw:text-box></draw:frame><draw:frame draw:style-name="gr36" draw:text-style-name="P172" svg:width="3.001cm" svg:height="0.699cm" svg:x="7.1cm" svg:y="1.101cm"><draw:text-box><text:p text:style-name="P171"><text:span text:style-name="T240">BC = </text:span><text:span text:style-name="T241"><text:s/>59</text:span><text:span text:style-name="T240"> cm</text:span></text:p></draw:text-box></draw:frame><draw:g draw:style-name="gr32"><draw:line draw:style-name="gr33" draw:text-style-name="P170" svg:x1="0.3cm" svg:y1="0.8cm" svg:x2="0.5cm" svg:y2="1cm"><text:p/></draw:line><draw:line draw:style-name="gr33" draw:text-style-name="P170" svg:x1="0.3cm" svg:y1="1cm" svg:x2="0.5cm" svg:y2="0.8cm"><text:p/></draw:line></draw:g><draw:g draw:style-name="gr32"><draw:line draw:style-name="gr33" draw:text-style-name="P170" svg:x1="10.3cm" svg:y1="0.8cm" svg:x2="10.5cm" svg:y2="1cm"><text:p/></draw:line><draw:line draw:style-name="gr33" draw:text-style-name="P170" svg:x1="10.3cm" svg:y1="1cm" svg:x2="10.5cm" svg:y2="0.8cm"><text:p/></draw:line></draw:g><draw:line draw:style-name="gr34" draw:text-style-name="P170" svg:x1="0.4cm" svg:y1="0.901cm" svg:x2="10.4cm" svg:y2="0.901cm"><text:p/></draw:line><draw:g draw:style-name="gr32"><draw:line draw:style-name="gr33" draw:text-style-name="P170" svg:x1="6.3cm" svg:y1="0.8cm" svg:x2="6.5cm" svg:y2="1cm"><text:p/></draw:line><draw:line draw:style-name="gr33" draw:text-style-name="P170" svg:x1="6.3cm" svg:y1="1cm" svg:x2="6.5cm" svg:y2="0.8cm"><text:p/></draw:line></draw:g></draw:g></text:span></text:h>
            </table:table-cell>
            <table:table-cell table:style-name="Tableau11.C9" office:value-type="string">
              <text:h text:style-name="_5f_Tableau_5f_Centré" text:outline-level="1"><text:span text:style-name="_5f_Caractères_5f_correction"><text:span text:style-name="T218">84</text:span></text:span><text:span text:style-name="_5f_pointillés_20_gris"><text:span text:style-name="T213"> </text:span></text:span><text:span text:style-name="_5f_Caractères">+ </text:span><text:span text:style-name="_5f_Caractères_5f_correction"><text:span text:style-name="T218">59</text:span></text:span></text:h>
            </table:table-cell>
          </table:table-row>
        </table:table>
        <text:p text:style-name="Standard"><text:span text:style-name="_5f_Caractères"/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06cm" draw:dots2="1" draw:dots2-length="0.006cm" draw:distance="0.006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ffffff" loext:opacity="100%" style:font-name="Bitstream Vera Sans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2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5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Character_5f_20_5f_style" style:display-name="Character_20_style" style:family="text"/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1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 style:parent-style-name="Footer">
      <style:paragraph-properties fo:text-align="end" style:justify-single-word="false"/>
      <style:text-properties officeooo:paragraph-rsid="00d4df5c"/>
    </style:style>
    <style:style style:name="MP5" style:family="paragraph" style:parent-style-name="Footer">
      <style:paragraph-properties fo:text-align="start" style:justify-single-word="false"/>
      <style:text-properties officeooo:paragraph-rsid="00d4df5c"/>
    </style:style>
    <style:style style:name="MP6" style:family="paragraph" style:parent-style-name="Footer">
      <style:text-properties officeooo:rsid="00178920" officeooo:paragraph-rsid="00178920"/>
    </style:style>
    <style:style style:name="MP7" style:family="paragraph" style:parent-style-name="Footer">
      <style:text-properties officeooo:paragraph-rsid="00c384cf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impaire_20__28_D_29_">
      <style:text-properties officeooo:paragraph-rsid="01259ec2"/>
    </style:style>
    <style:style style:name="MP10" style:family="paragraph" style:parent-style-name="_5f_Header_20_G_20_page_20_paire_20__28_G_29_">
      <style:text-properties officeooo:paragraph-rsid="00eb2abc"/>
    </style:style>
    <style:style style:name="MP1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2" style:family="paragraph" style:parent-style-name="_5f_Footer_20_page_20_paire_20__28_G_29_">
      <style:text-properties fo:font-size="9pt" style:font-size-asian="9pt" style:font-size-complex="9pt"/>
    </style:style>
    <style:style style:name="MP13" style:family="paragraph" style:parent-style-name="_5f_Header_20_N_20_page_20_impaire_20__28_D_29_">
      <style:paragraph-properties fo:text-align="start" style:justify-single-word="false"/>
    </style:style>
    <style:style style:name="MP14" style:family="paragraph" style:parent-style-name="Footer">
      <style:text-properties officeooo:paragraph-rsid="00d4df5c"/>
    </style:style>
    <style:style style:name="MP15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16" style:family="paragraph">
      <style:paragraph-properties fo:text-align="center"/>
    </style:style>
    <style:style style:name="MP17" style:family="paragraph">
      <loext:graphic-properties draw:fill="solid" draw:fill-color="#d7e12c"/>
    </style:style>
    <style:style style:name="MP18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1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20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2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24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26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28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30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3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3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MP33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34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3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9c03d7" officeooo:paragraph-rsid="00863005"/>
    </style:style>
    <style:style style:name="MP36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37" style:family="paragraph" style:parent-style-name="Footer">
      <style:text-properties officeooo:paragraph-rsid="00863005"/>
    </style:style>
    <style:style style:name="MP38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39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4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1" style:family="paragraph" style:parent-style-name="Header">
      <style:paragraph-properties fo:text-align="center" style:justify-single-word="false"/>
      <style:text-properties officeooo:paragraph-rsid="00ab054e"/>
    </style:style>
    <style:style style:name="MP42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3" style:family="paragraph" style:parent-style-name="_5f_Header_20_G_20_page_20_paire_20__28_G_29_">
      <style:paragraph-properties fo:text-align="start" style:justify-single-word="false"/>
    </style:style>
    <style:style style:name="MP44" style:family="paragraph" style:parent-style-name="Footer">
      <style:text-properties officeooo:paragraph-rsid="030c4d7d"/>
    </style:style>
    <style:style style:name="MP45" style:family="paragraph" style:parent-style-name="_5f_Header_20_G_20_page_20_paire_20__28_G_29_">
      <style:text-properties officeooo:paragraph-rsid="0334a5be"/>
    </style:style>
    <style:style style:name="MP46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47" style:family="paragraph" style:parent-style-name="Header">
      <style:paragraph-properties fo:text-align="start" style:justify-single-word="false"/>
      <style:text-properties officeooo:paragraph-rsid="0289fb01"/>
    </style:style>
    <style:style style:name="MP48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9" style:family="paragraph" style:parent-style-name="Footer">
      <style:text-properties officeooo:paragraph-rsid="008d016c"/>
    </style:style>
    <style:style style:name="MP50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4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5" style:family="paragraph" style:parent-style-name="Footer">
      <style:text-properties officeooo:paragraph-rsid="010f7046"/>
    </style:style>
    <style:style style:name="MP56" style:family="paragraph" style:parent-style-name="Footer">
      <style:text-properties officeooo:paragraph-rsid="01120261"/>
    </style:style>
    <style:style style:name="MP57" style:family="paragraph" style:parent-style-name="Header">
      <style:paragraph-properties fo:margin-left="0cm" fo:margin-right="0cm" fo:text-indent="0cm" style:auto-text-indent="false"/>
    </style:style>
    <style:style style:name="MP58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9" style:family="paragraph" style:parent-style-name="_5f_Header_20_N_20_page_20_impaire_20__28_D_29_">
      <style:text-properties officeooo:rsid="027aa87d" officeooo:paragraph-rsid="027aa87d"/>
    </style:style>
    <style:style style:name="MP60" style:family="paragraph" style:parent-style-name="_5f_Header_20_N_20_page_20_impaire_20__28_D_29_">
      <style:text-properties officeooo:rsid="0277791e" officeooo:paragraph-rsid="0277791e"/>
    </style:style>
    <style:style style:name="MP6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3" style:family="paragraph" style:parent-style-name="Footer">
      <style:text-properties officeooo:rsid="0242edd8" officeooo:paragraph-rsid="0242edd8"/>
    </style:style>
    <style:style style:name="MP64" style:family="paragraph" style:parent-style-name="Foot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text-align="start" style:justify-single-word="false"/>
      <style:text-properties officeooo:paragraph-rsid="0211dd7e"/>
    </style:style>
    <style:style style:name="MP6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67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8" style:family="paragraph" style:parent-style-name="Footer">
      <style:text-properties officeooo:paragraph-rsid="00a59a60"/>
    </style:style>
    <style:style style:name="MP69" style:family="paragraph" style:parent-style-name="Footer">
      <style:text-properties officeooo:paragraph-rsid="004274bc"/>
    </style:style>
    <style:style style:name="MP70" style:family="paragraph" style:parent-style-name="Header">
      <style:paragraph-properties fo:text-align="center" style:justify-single-word="false"/>
      <style:text-properties officeooo:paragraph-rsid="00c10aa6"/>
    </style:style>
    <style:style style:name="MP71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2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5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6" style:family="paragraph" style:parent-style-name="Footer">
      <style:text-properties officeooo:paragraph-rsid="00d8520c"/>
    </style:style>
    <style:style style:name="MP77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8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9" style:family="paragraph" style:parent-style-name="Footer">
      <style:text-properties officeooo:paragraph-rsid="002aa84d"/>
    </style:style>
    <style:style style:name="MP80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1" style:family="paragraph">
      <loext:graphic-properties draw:fill="solid" draw:fill-color="#7fb241"/>
    </style:style>
    <style:style style:name="MP8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8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84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6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8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0" style:family="paragraph" style:parent-style-name="_5f_Header_20_G_20_page_20_impaire_20__28_D_29_">
      <style:text-properties officeooo:paragraph-rsid="00c87b35"/>
    </style:style>
    <style:style style:name="MP9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9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94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5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6" style:family="paragraph" style:parent-style-name="Footer">
      <style:text-properties officeooo:rsid="001f8a2d" officeooo:paragraph-rsid="00bd36bc"/>
    </style:style>
    <style:style style:name="MP97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9" style:family="paragraph" style:parent-style-name="Footer">
      <style:text-properties officeooo:rsid="011350d1" officeooo:paragraph-rsid="011350d1"/>
    </style:style>
    <style:style style:name="MP100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1" style:family="paragraph">
      <loext:graphic-properties draw:fill="solid" draw:fill-color="#1ca2b8"/>
    </style:style>
    <style:style style:name="MP102" style:family="paragraph" style:parent-style-name="Footer">
      <style:text-properties officeooo:rsid="001f8a2d" officeooo:paragraph-rsid="002b33ed"/>
    </style:style>
    <style:style style:name="MP103" style:family="paragraph" style:parent-style-name="Footer">
      <style:text-properties officeooo:rsid="0096b4e2" officeooo:paragraph-rsid="0096b4e2"/>
    </style:style>
    <style:style style:name="MP104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5" style:family="paragraph" style:parent-style-name="Footer">
      <style:text-properties officeooo:paragraph-rsid="0096b4e2"/>
    </style:style>
    <style:style style:name="MP10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8" style:family="paragraph" style:parent-style-name="Footer">
      <style:text-properties officeooo:paragraph-rsid="02a682f9"/>
    </style:style>
    <style:style style:name="MP109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10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1" style:family="paragraph" style:parent-style-name="Header">
      <style:paragraph-properties fo:text-align="start" style:justify-single-word="false"/>
      <style:text-properties officeooo:paragraph-rsid="02a56131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4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5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6" style:family="paragraph">
      <loext:graphic-properties draw:fill="solid" draw:fill-color="#d62e4e"/>
    </style:style>
    <style:style style:name="MP11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8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T1" style:family="text">
      <style:text-properties officeooo:rsid="01b6dc57"/>
    </style:style>
    <style:style style:name="MT2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5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6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7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8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9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10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11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12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13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14" style:family="text">
      <style:text-properties officeooo:rsid="00b5d2d1"/>
    </style:style>
    <style:style style:name="MT15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16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17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18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19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20" style:family="text">
      <style:text-properties officeooo:rsid="015f088a"/>
    </style:style>
    <style:style style:name="MT21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22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23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24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25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26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27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28" style:family="text">
      <style:text-properties officeooo:rsid="0160d7ef"/>
    </style:style>
    <style:style style:name="MT29" style:family="text">
      <style:text-properties officeooo:rsid="02735980"/>
    </style:style>
    <style:style style:name="MT30" style:family="text">
      <style:text-properties officeooo:rsid="02757f12"/>
    </style:style>
    <style:style style:name="MT31" style:family="text">
      <style:text-properties officeooo:rsid="0272f9e5"/>
    </style:style>
    <style:style style:name="MT32" style:family="text">
      <style:text-properties officeooo:rsid="026ec296"/>
    </style:style>
    <style:style style:name="MT33" style:family="text">
      <style:text-properties officeooo:rsid="0268e0aa"/>
    </style:style>
    <style:style style:name="MT34" style:family="text">
      <style:text-properties officeooo:rsid="0072f07f"/>
    </style:style>
    <style:style style:name="MT35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36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37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38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39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40" style:family="text">
      <style:text-properties officeooo:rsid="01f8729d"/>
    </style:style>
    <style:style style:name="MT41" style:family="text">
      <style:text-properties officeooo:rsid="010c4d3a"/>
    </style:style>
    <style:style style:name="MT42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43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44" style:family="text"/>
    <style:style style:name="MT45" style:family="text">
      <style:text-properties fo:font-size="16pt" style:font-size-asian="16pt" style:font-size-complex="16pt"/>
    </style:style>
    <style:style style:name="MT46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47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48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49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50" style:family="text">
      <style:text-properties officeooo:rsid="00b6801f"/>
    </style:style>
    <style:style style:name="MT51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52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53" style:family="text">
      <style:text-properties officeooo:rsid="0334a5be"/>
    </style:style>
    <style:style style:name="MT54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55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56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57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58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59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60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61" style:family="text">
      <style:text-properties officeooo:rsid="0315af39"/>
    </style:style>
    <style:style style:name="MT62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63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64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65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66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67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68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69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70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71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72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3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74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5" style:family="text">
      <style:text-properties officeooo:rsid="014407b5"/>
    </style:style>
    <style:style style:name="MT76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77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78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79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0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81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2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83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84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85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86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87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88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89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90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91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92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93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4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95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96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97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98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99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00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01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2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03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04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5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06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7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08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09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0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1" style:family="text">
      <style:text-properties officeooo:rsid="008d016c"/>
    </style:style>
    <style:style style:name="MT112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3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4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15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16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1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18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1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0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1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2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3" style:family="text">
      <style:text-properties officeooo:rsid="009e3fdd"/>
    </style:style>
    <style:style style:name="MT124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5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6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27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28" style:family="text">
      <style:text-properties fo:font-variant="small-caps" officeooo:rsid="0054f64f"/>
    </style:style>
    <style:style style:name="MT129" style:family="text">
      <style:text-properties fo:font-variant="small-caps"/>
    </style:style>
    <style:style style:name="MT130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1" style:family="text">
      <style:text-properties officeooo:rsid="00a4cf55"/>
    </style:style>
    <style:style style:name="MT13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5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36" style:family="text">
      <style:text-properties officeooo:rsid="005a3fa8"/>
    </style:style>
    <style:style style:name="MT137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138" style:family="text">
      <style:text-properties officeooo:rsid="00415f3a"/>
    </style:style>
    <style:style style:name="MT139" style:family="text">
      <style:text-properties officeooo:rsid="00386ebd"/>
    </style:style>
    <style:style style:name="MT140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41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2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3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4" style:family="text">
      <style:text-properties officeooo:rsid="00a59a60"/>
    </style:style>
    <style:style style:name="MT145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6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7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48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49" style:family="text">
      <style:text-properties officeooo:rsid="01fe03f2"/>
    </style:style>
    <style:style style:name="MT150" style:family="text">
      <style:text-properties fo:font-variant="small-caps" officeooo:rsid="0096b4e2"/>
    </style:style>
    <style:style style:name="MT151" style:family="text">
      <style:text-properties fo:font-variant="small-caps" officeooo:rsid="00a847d5"/>
    </style:style>
    <style:style style:name="MT152" style:family="text">
      <style:text-properties officeooo:rsid="0096b4e2"/>
    </style:style>
    <style:style style:name="MT153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4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5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6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57" style:family="text">
      <style:text-properties officeooo:rsid="0032e83a"/>
    </style:style>
    <style:style style:name="MT158" style:family="text">
      <style:text-properties officeooo:rsid="002b33ed"/>
    </style:style>
    <style:style style:name="MT15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2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3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4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5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6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7" style:family="text">
      <style:text-properties fo:font-variant="small-caps" officeooo:rsid="007d7a6f"/>
    </style:style>
    <style:style style:name="MT168" style:family="text">
      <style:text-properties officeooo:rsid="00a59037"/>
    </style:style>
    <style:style style:name="MT169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0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1" style:family="text">
      <style:text-properties fo:font-variant="small-caps" officeooo:rsid="00990660"/>
    </style:style>
    <style:style style:name="MT172" style:family="text">
      <style:text-properties fo:font-variant="small-caps" officeooo:rsid="00b5d2d1"/>
    </style:style>
    <style:style style:name="MT173" style:family="text">
      <style:text-properties fo:font-variant="small-caps" officeooo:rsid="00b6801f"/>
    </style:style>
    <style:style style:name="MT174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5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6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7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78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79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1">Calculer : </text:span><text:span text:style-name="MT2">Priorités opératoires</text:span><text:span text:style-name="MT1"> </text:span></text:p>
      </style:header>
      <style:header-left>
        <text:p text:style-name="_5f_Header_20_N_20_page_20_impaire_20__28_D_29_"><text:span text:style-name="MT1">Calculer : </text:span><text:span text:style-name="MT2">Priorités opératoires</text:span><text:span text:style-name="MT1"> </text:span></text:p>
      </style:header-left>
      <style:footer>
        <text:p text:style-name="MP1"><draw:frame draw:style-name="Mfr1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2"><draw:g text:anchor-type="paragraph" draw:z-index="361" draw:name="Shape4_6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3">calculer</text:span><text:span text:style-name="MT4"> : </text:span><text:span text:style-name="MT5">priorités opératoires</text:span></text:p></draw:text-box></draw:frame></text:p>
      </style:footer>
      <style:footer-left>
        <text:p text:style-name="MP1"><draw:frame draw:style-name="Mfr1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3">calculer</text:span><text:span text:style-name="MT4"> : </text:span><text:span text:style-name="MT5">priorités opératoires</text:span></text:p></draw:text-box></draw:frame><draw:g text:anchor-type="paragraph" draw:z-index="362" draw:name="Shape4_69" draw:style-name="Mgr1"><draw:path draw:style-name="Mgr2" draw:text-style-name="MP3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363" draw:name="Shape4_11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64" draw:name="Shape4_11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65" draw:name="Shape4_260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1">Calculer : </text:span><text:span text:style-name="MT9">Distributivité</text:span><text:span text:style-name="MT1"> </text:span></text:p>
      </style:header>
      <style:header-left>
        <text:p text:style-name="_5f_Header_20_N_20_page_20_impaire_20__28_D_29_"><text:span text:style-name="MT1">Calculer : </text:span><text:span text:style-name="MT9">Distributivité</text:span><text:span text:style-name="MT1"> </text:span></text:p>
      </style:header-left>
      <style:footer>
        <text:p text:style-name="MP1"><draw:frame draw:style-name="Mfr1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2"><draw:g text:anchor-type="paragraph" draw:z-index="366" draw:name="Shape4_7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3">calculer</text:span><text:span text:style-name="MT4"> : </text:span><text:span text:style-name="MT10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367" draw:name="Shape4_6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68" draw:name="Shape4_8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69" draw:name="Shape4_81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1">Calculer : </text:span><text:span text:style-name="MT11">Critères de divisibilité</text:span><text:span text:style-name="MT1"> </text:span></text:p>
      </style:header>
      <style:header-left>
        <text:p text:style-name="_5f_Header_20_N_20_page_20_impaire_20__28_D_29_"><text:span text:style-name="MT1">Calculer : </text:span><text:span text:style-name="MT11">Critères de divisibilité</text:span><text:span text:style-name="MT1"> </text:span></text:p>
      </style:header-left>
      <style:footer>
        <text:h text:style-name="_5f_Footer_20_page_20_impaire_20__28_D_29_" text:outline-level="1"><draw:frame draw:style-name="Mfr1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2"><draw:g text:anchor-type="paragraph" draw:z-index="370" draw:name="Shape4_6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3">calculer</text:span><text:span text:style-name="MT4"> : </text:span><text:span text:style-name="MT12">Critères de divisibilités</text:span></text:p></draw:text-box></draw:frame></text:h>
      </style:footer>
      <style:footer-left>
        <text:h text:style-name="_5f_Footer_20_page_20_impaire_20__28_D_29_" text:outline-level="1"><draw:frame draw:style-name="Mfr1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3">calculer</text:span><text:span text:style-name="MT4"> : </text:span><text:span text:style-name="MT12">critères de divisibilité</text:span></text:p></draw:text-box></draw:frame><draw:g text:anchor-type="paragraph" draw:z-index="371" draw:name="Shape4_65" draw:style-name="Mgr1"><draw:path draw:style-name="Mgr2" draw:text-style-name="MP3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9"><text:span text:style-name="MT13">G</text:span>éométrie plane : Parallèles, perpendiculaires,<text:line-break/> distances</text:p>
      </style:header>
      <style:header-left>
        <text:p text:style-name="MP10"><text:s/><text:span text:style-name="MT13">Géométrie plane</text:span> : <text:span text:style-name="MT14">P</text:span><text:span text:style-name="MT15">arallèles, perpendiculaires,<text:line-break/> </text:span><text:span text:style-name="MT16">distances</text:span></text:p>
      </style:header-left>
      <style:footer>
        <text:h text:style-name="_5f_Footer_20_page_20_impaire_20__28_D_29_" text:outline-level="1"><draw:frame draw:style-name="Mfr3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17">Géométrie plane : </text:span><text:span text:style-name="MT18">parallèles, perpendiculaires, </text:span><text:span text:style-name="MT19">distances</text:span></text:h></draw:text-box></draw:frame><draw:g text:anchor-type="paragraph" draw:z-index="372" draw:name="Shape4_59" draw:style-name="Mgr1"><draw:path draw:style-name="Mgr4" draw:text-style-name="MP11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3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MP12" text:outline-level="1"><text:span text:style-name="MT20">G</text:span>éométrie plane : Parallèles, perpendiculaires, distances</text:h></draw:text-box></draw:frame><draw:g text:anchor-type="paragraph" draw:z-index="373" draw:name="Shape4_62" draw:style-name="Mgr1"><draw:path draw:style-name="Mgr4" draw:text-style-name="MP11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1">Calculer : </text:span><text:span text:style-name="MT21">Diviser</text:span><text:span text:style-name="MT1"> </text:span></text:p>
      </style:header>
      <style:header-left>
        <text:p text:style-name="_5f_Header_20_N_20_page_20_impaire_20__28_D_29_"><text:span text:style-name="MT1">Calculer : </text:span><text:span text:style-name="MT21">Diviser</text:span><text:span text:style-name="MT1"> </text:span></text:p>
      </style:header-left>
      <style:footer>
        <text:p text:style-name="MP1"><draw:frame draw:style-name="Mfr1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2"><draw:g text:anchor-type="paragraph" draw:z-index="374" draw:name="Shape4_56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3">calculer</text:span><text:span text:style-name="MT4"> : </text:span><text:span text:style-name="MT22">diviser</text:span></text:p></draw:text-box></draw:frame></text:p>
      </style:footer>
      <style:footer-left>
        <text:p text:style-name="MP1"><draw:frame draw:style-name="Mfr1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3">calculer</text:span><text:span text:style-name="MT4"> : </text:span><text:span text:style-name="MT22">diviser</text:span></text:p></draw:text-box></draw:frame><draw:g text:anchor-type="paragraph" draw:z-index="375" draw:name="Shape4_60" draw:style-name="Mgr1"><draw:path draw:style-name="Mgr2" draw:text-style-name="MP3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376" draw:name="Shape4_5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77" draw:name="Shape4_5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78" draw:name="Shape4_5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13">Calculer : <text:span text:style-name="MT23">Multiplier</text:span> </text:p>
      </style:header>
      <style:header-left>
        <text:p text:style-name="MP13">Calculer : <text:span text:style-name="MT23">Multiplier</text:span> </text:p>
      </style:header-left>
      <style:footer>
        <text:p text:style-name="MP1"><draw:frame draw:style-name="Mfr1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2"><draw:g text:anchor-type="paragraph" draw:z-index="379" draw:name="Shape4_5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3">calculer</text:span><text:span text:style-name="MT4"> : </text:span><text:span text:style-name="MT24">Multiplier</text:span></text:p></draw:text-box></draw:frame></text:p>
      </style:footer>
      <style:footer-left>
        <text:p text:style-name="MP1"><draw:frame draw:style-name="Mfr1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3">calculer</text:span><text:span text:style-name="MT4"> : </text:span><text:span text:style-name="MT24">Multiplier</text:span></text:p></draw:text-box></draw:frame><draw:g text:anchor-type="paragraph" draw:z-index="380" draw:name="Shape4_262" draw:style-name="Mgr1"><draw:path draw:style-name="Mgr2" draw:text-style-name="MP3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381" draw:name="Shape4_5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82" draw:name="Shape4_5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83" draw:name="Shape4_53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1"><draw:frame draw:style-name="Mfr3" draw:name="Frame9111113" text:anchor-type="paragraph" svg:y="-0.06cm" draw:z-index="96"><draw:text-box fo:min-height="0.499cm" fo:min-width="7.096cm"><draw:frame draw:style-name="Mfr2" draw:name="Frame233" text:anchor-type="frame" svg:x="0.45cm" svg:y="0.079cm" svg:width="0.817cm" draw:z-index="97"><draw:text-box fo:min-height="0.355cm"><text:p text:style-name="MP2"><draw:g text:anchor-type="paragraph" draw:z-index="384" draw:name="Shape4_4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145</text:page-number></text:p></draw:text-box></draw:frame><text:p text:style-name="MP14"><text:span text:style-name="MT3">calculer</text:span><text:span text:style-name="MT4"> : </text:span><text:span text:style-name="MT3">additionner et soustraire</text:span>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83" text:anchor-type="paragraph" svg:y="-0.06cm" draw:z-index="91"><draw:text-box fo:min-height="0.499cm" fo:min-width="3cm"><draw:frame draw:style-name="Mfr2" draw:name="Frame881" text:anchor-type="frame" svg:x="0.45cm" svg:y="0.079cm" svg:width="0.817cm" draw:z-index="93"><draw:text-box fo:min-height="0.355cm"><text:p text:style-name="MP2"><text:page-number text:select-page="current">149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131" draw:name="Shape4_4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891" text:anchor-type="paragraph" svg:y="-0.06cm" draw:z-index="84"><draw:text-box fo:min-height="0.499cm" fo:min-width="3cm"><draw:frame draw:style-name="Mfr2" draw:name="Frame80" text:anchor-type="frame" svg:x="0.45cm" svg:y="0.079cm" svg:width="0.817cm" draw:z-index="86"><draw:text-box fo:min-height="0.355cm"><text:p text:style-name="MP2"><text:page-number text:select-page="current">15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34" draw:name="Shape4_4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386" draw:name="Shape4_26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15"><draw:line text:anchor-type="paragraph" draw:z-index="89" draw:name="Shape3_12" draw:style-name="Mgr5" draw:text-style-name="MP16" svg:x1="10.308cm" svg:y1="0.388cm" svg:x2="20.496cm" svg:y2="0.36cm"><text:p/></draw:line><draw:path text:anchor-type="paragraph" draw:z-index="127" draw:name="Shape1_6" draw:style-name="Mgr6" draw:text-style-name="MP17" svg:width="4.329cm" svg:height="2.238cm" svg:x="-1.5cm" svg:y="-1.001cm" svg:viewBox="0 0 4330 2239" svg:d="M0 2239l3984-288c209-15 363-167 345-342l-170-1609h-4159z"><text:p/></draw:path><text:span text:style-name="MT25">Fractions</text:span><text:span text:style-name="MT26"> : </text:span><text:span text:style-name="MT27">Problèmes</text:span><text:span text:style-name="MT26"> </text:span></text:p>
      </style:header>
      <style:header-left>
        <text:p text:style-name="MP15"><draw:line text:anchor-type="paragraph" draw:z-index="128" draw:name="Shape3_27" draw:style-name="Mgr5" draw:text-style-name="MP16" svg:x1="10.308cm" svg:y1="0.388cm" svg:x2="20.496cm" svg:y2="0.36cm"><text:p/></draw:line><draw:path text:anchor-type="paragraph" draw:z-index="94" draw:name="Shape1_0" draw:style-name="Mgr6" draw:text-style-name="MP17" svg:width="4.329cm" svg:height="2.238cm" svg:x="-1.5cm" svg:y="-1.001cm" svg:viewBox="0 0 4330 2239" svg:d="M0 2239l3984-288c209-15 363-167 345-342l-170-1609h-4159z"><text:p/></draw:path><text:span text:style-name="MT25">Fractions</text:span><text:span text:style-name="MT26"> : </text:span><text:span text:style-name="MT27">Problèmes</text:span><text:span text:style-name="MT26"> </text:span></text:p>
      </style:header-left>
      <style:footer>
        <text:p text:style-name="MP1"><draw:frame draw:style-name="Mfr3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2"><draw:g text:anchor-type="paragraph" draw:z-index="95" draw:name="Shape4_4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8"><text:span text:style-name="MT28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123" draw:name="Shape4_41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24" draw:name="Shape4_4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87" draw:name="Shape4_4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19"><draw:path text:anchor-type="paragraph" draw:z-index="121" draw:name="Shape1_1" draw:style-name="Mgr6" draw:text-style-name="MP17" svg:width="4.329cm" svg:height="2.238cm" svg:x="-1.5cm" svg:y="-7.4cm" svg:viewBox="0 0 4330 2239" svg:d="M0 2239l3984-288c209-15 363-167 345-342l-170-1609h-4159z"><text:p/></draw:path><draw:line text:anchor-type="paragraph" draw:z-index="122" draw:name="Shape3_2" draw:style-name="Mgr5" draw:text-style-name="MP16" svg:x1="10.37cm" svg:y1="0.365cm" svg:x2="20.496cm" svg:y2="0.36cm"><text:p/></draw:line><text:span text:style-name="MT29">Fractions</text:span> : <text:span text:style-name="MT29">Opérations</text:span> </text:p>
      </style:header>
      <style:header-left>
        <text:p text:style-name="MP19"><draw:path text:anchor-type="paragraph" draw:z-index="80" draw:name="Shape1_8" draw:style-name="Mgr6" draw:text-style-name="MP17" svg:width="4.329cm" svg:height="2.238cm" svg:x="-1.5cm" svg:y="-7.4cm" svg:viewBox="0 0 4330 2239" svg:d="M0 2239l3984-288c209-15 363-167 345-342l-170-1609h-4159z"><text:p/></draw:path><draw:line text:anchor-type="paragraph" draw:z-index="81" draw:name="Shape3_26" draw:style-name="Mgr5" draw:text-style-name="MP16" svg:x1="10.37cm" svg:y1="0.365cm" svg:x2="20.496cm" svg:y2="0.36cm"><text:p/></draw:line><text:span text:style-name="MT29">Fractions</text:span> : <text:span text:style-name="MT29">Opérations</text:span> </text:p>
      </style:header-left>
      <style:footer>
        <text:p text:style-name="MP1"><draw:frame draw:style-name="Mfr3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2"><draw:g text:anchor-type="paragraph" draw:z-index="82" draw:name="Shape4_3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28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119" draw:name="Shape4_3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20" draw:name="Shape4_3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9" draw:name="Shape4_40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1"><draw:line text:anchor-type="paragraph" draw:z-index="117" draw:name="Shape3_9" draw:style-name="Mgr5" draw:text-style-name="MP16" svg:x1="17.736cm" svg:y1="0.376cm" svg:x2="20.496cm" svg:y2="0.36cm"><text:p/></draw:line><text:span text:style-name="MT30">Fractions</text:span> : <text:span text:style-name="MT30">Fractions, décimaux et comparaison</text:span></text:p>
      </style:header>
      <style:header-left>
        <text:p text:style-name="MP21"><draw:line text:anchor-type="paragraph" draw:z-index="118" draw:name="Shape3_25" draw:style-name="Mgr5" draw:text-style-name="MP16" svg:x1="17.736cm" svg:y1="0.376cm" svg:x2="20.496cm" svg:y2="0.36cm"><text:p/></draw:line><text:span text:style-name="MT30">Fractions</text:span> : <text:span text:style-name="MT30">Fractions, décimaux et comparaison</text:span></text:p>
      </style:header-left>
      <style:footer>
        <text:p text:style-name="MP1"><draw:frame draw:style-name="Mfr3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2"><draw:g text:anchor-type="paragraph" draw:z-index="78" draw:name="Shape4_3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28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115" draw:name="Shape4_3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16" draw:name="Shape4_35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77" draw:name="Shape4_3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3"><draw:line text:anchor-type="paragraph" draw:z-index="113" draw:name="Shape3_24" draw:style-name="Mgr5" draw:text-style-name="MP16" svg:x1="11.52cm" svg:y1="0.376cm" svg:x2="20.496cm" svg:y2="0.36cm"><text:p/></draw:line><text:span text:style-name="MT31">Fractions</text:span> : <text:span text:style-name="MT31">Droite graduée</text:span></text:p>
      </style:header>
      <style:header-left>
        <text:p text:style-name="MP23"><draw:line text:anchor-type="paragraph" draw:z-index="114" draw:name="Shape3_28" draw:style-name="Mgr5" draw:text-style-name="MP16" svg:x1="11.52cm" svg:y1="0.376cm" svg:x2="20.496cm" svg:y2="0.36cm"><text:p/></draw:line><text:span text:style-name="MT31">Fractions</text:span> : <text:span text:style-name="MT31">Droite graduée</text:span></text:p>
      </style:header-left>
      <style:footer>
        <text:p text:style-name="MP1"><draw:frame draw:style-name="Mfr3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2"><draw:g text:anchor-type="paragraph" draw:z-index="76" draw:name="Shape4_3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8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111" draw:name="Shape4_2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12" draw:name="Shape4_3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5" draw:name="Shape4_3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5"><draw:path text:anchor-type="paragraph" draw:z-index="109" draw:name="Shape1_4" draw:style-name="Mgr6" draw:text-style-name="MP17" svg:width="4.329cm" svg:height="2.238cm" svg:x="-1.8cm" svg:y="-8.982cm" svg:viewBox="0 0 4330 2239" svg:d="M0 2239l3984-288c209-15 363-167 345-342l-170-1609h-4159z"><text:p/></draw:path><draw:line text:anchor-type="paragraph" draw:z-index="110" draw:name="Shape3_7" draw:style-name="Mgr5" draw:text-style-name="MP16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5"><draw:path text:anchor-type="paragraph" draw:z-index="72" draw:name="Shape1_7" draw:style-name="Mgr6" draw:text-style-name="MP17" svg:width="4.329cm" svg:height="2.238cm" svg:x="-1.8cm" svg:y="-8.982cm" svg:viewBox="0 0 4330 2239" svg:d="M0 2239l3984-288c209-15 363-167 345-342l-170-1609h-4159z"><text:p/></draw:path><draw:line text:anchor-type="paragraph" draw:z-index="73" draw:name="Shape3_8" draw:style-name="Mgr5" draw:text-style-name="MP16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1"><draw:frame draw:style-name="Mfr3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2"><draw:g text:anchor-type="paragraph" draw:z-index="74" draw:name="Shape4_26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8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107" draw:name="Shape4_2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08" draw:name="Shape4_2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1" draw:name="Shape4_23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7"><draw:path text:anchor-type="paragraph" draw:z-index="129" draw:name="Shape1_2" draw:style-name="Mgr6" draw:text-style-name="MP17" svg:width="4.329cm" svg:height="2.238cm" svg:x="-1.8cm" svg:y="-8.982cm" svg:viewBox="0 0 4330 2239" svg:d="M0 2239l3984-288c209-15 363-167 345-342l-170-1609h-4159z"><text:p/></draw:path><draw:line text:anchor-type="paragraph" draw:z-index="106" draw:name="Shape3_10" draw:style-name="Mgr5" draw:text-style-name="MP16" svg:x1="15.337cm" svg:y1="0.36cm" svg:x2="20.496cm" svg:y2="0.36cm"><text:p/></draw:line><text:span text:style-name="MT33">Fractions</text:span> : <text:span text:style-name="MT33">Représentation géométrique</text:span></text:p>
      </style:header>
      <style:header-left>
        <text:p text:style-name="MP27"><draw:path text:anchor-type="paragraph" draw:z-index="68" draw:name="Shape1_10" draw:style-name="Mgr6" draw:text-style-name="MP17" svg:width="4.329cm" svg:height="2.238cm" svg:x="-1.8cm" svg:y="-8.982cm" svg:viewBox="0 0 4330 2239" svg:d="M0 2239l3984-288c209-15 363-167 345-342l-170-1609h-4159z"><text:p/></draw:path><draw:line text:anchor-type="paragraph" draw:z-index="70" draw:name="Shape3_14" draw:style-name="Mgr5" draw:text-style-name="MP16" svg:x1="15.337cm" svg:y1="0.36cm" svg:x2="20.496cm" svg:y2="0.36cm"><text:p/></draw:line><text:span text:style-name="MT33">Fractions</text:span> : <text:span text:style-name="MT33">Représentation géométrique</text:span></text:p>
      </style:header-left>
      <style:footer>
        <text:p text:style-name="MP1"><draw:frame draw:style-name="Mfr3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8"><text:span text:style-name="MT28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104" draw:name="Shape4_2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05" draw:name="Shape4_2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67" draw:name="Shape4_2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29"><draw:line text:anchor-type="paragraph" draw:z-index="102" draw:name="Shape3_13" draw:style-name="Mgr5" draw:text-style-name="MP16" svg:x1="18.701cm" svg:y1="0.36cm" svg:x2="20.497cm" svg:y2="0.36cm"><text:p/></draw:line><text:span text:style-name="MT34">Nombres entiers et décimaux</text:span> : <text:span text:style-name="MT34">Comparer, encadrer</text:span></text:p>
      </style:header>
      <style:header-left>
        <text:p text:style-name="MP29"><draw:line text:anchor-type="paragraph" draw:z-index="103" draw:name="Shape3_15" draw:style-name="Mgr5" draw:text-style-name="MP16" svg:x1="18.701cm" svg:y1="0.36cm" svg:x2="20.497cm" svg:y2="0.36cm"><text:p/></draw:line><text:span text:style-name="MT34">Nombres entiers et décimaux</text:span> : <text:span text:style-name="MT34">Comparer, encadrer</text:span></text:p>
      </style:header-left>
      <style:footer>
        <text:p text:style-name="MP1"><draw:frame draw:style-name="Mfr3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2"><draw:g text:anchor-type="paragraph" draw:z-index="65" draw:name="Shape4_1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8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63" draw:name="Shape4_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01" draw:name="Shape4_20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64" draw:name="Shape4_2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31"><draw:line text:anchor-type="paragraph" draw:z-index="99" draw:name="Shape3_4" draw:style-name="Mgr5" draw:text-style-name="MP16" svg:x1="6.842cm" svg:y1="0.431cm" svg:x2="20.496cm" svg:y2="0.36cm"><text:p/></draw:line>Numération</text:p>
      </style:header>
      <style:header-left>
        <text:p text:style-name="MP32"><draw:g text:anchor-type="paragraph" draw:z-index="100" draw:name="Shape4_8" draw:style-name="Mgr7"><draw:path draw:style-name="Mgr2" draw:text-style-name="MP3" svg:width="0.855cm" svg:height="1.172cm" svg:x="18.321cm" svg:y="27.525cm" svg:viewBox="0 0 856 1173" svg:d="M856 1173h-856v-991c0-100 79-182 175-182h505c97 0 176 82 176 182z"><text:p/></draw:path></draw:g><draw:line text:anchor-type="paragraph" draw:z-index="59" draw:name="Shape3_11" draw:style-name="Mgr5" draw:text-style-name="MP16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4" draw:name="Frame135" text:anchor-type="paragraph" svg:x="0.945cm" svg:y="-0.06cm" draw:z-index="0"><draw:text-box fo:min-height="0.499cm" fo:min-width="7.096cm"><text:p text:style-name="Footer"><text:span text:style-name="MT28">N</text:span>ombres entiers et décimaux : numération</text:p></draw:text-box></draw:frame><draw:g text:anchor-type="paragraph" draw:z-index="61" draw:name="Shape4_42" draw:style-name="Mgr1"><draw:path draw:style-name="Mgr2" draw:text-style-name="MP3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33" text:outline-level="1"><draw:frame draw:style-name="Mfr4" draw:name="Frame42" text:anchor-type="paragraph" svg:x="10.091cm" svg:y="0.009cm" draw:z-index="0"><draw:text-box fo:min-height="0.499cm" fo:min-width="7.096cm"><text:p text:style-name="MP34"><text:span text:style-name="MT28">N</text:span>ombres entiers et décimaux : numération</text:p></draw:text-box></draw:frame><text:page-number text:select-page="current">0</text:page-number></text:h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56" draw:name="Shape4_7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98" draw:name="Shape4_1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58" draw:name="Shape4_110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1" draw:style-name="Mdp1">
      <style:header>
        <text:p text:style-name="MP35"/>
      </style:header>
      <style:header-left>
        <text:p text:style-name="MP36"><draw:line text:anchor-type="paragraph" draw:z-index="69" draw:name="Shape3_6" draw:style-name="Mgr5" draw:text-style-name="MP16" svg:x1="17.597cm" svg:y1="0.383cm" svg:x2="19.595cm" svg:y2="0.383cm"><text:p/></draw:line><text:span text:style-name="MT26">Nombres entiers et décimaux : </text:span><text:span text:style-name="Character_5f_20_5f_style"><text:span text:style-name="MT35">×</text:span></text:span><text:span text:style-name="MT36"> 10, 100, 1000</text:span></text:p>
      </style:header-left>
      <style:footer>
        <text:p text:style-name="MP1"/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54" draw:name="Shape4_1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66" draw:name="Shape4_1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55" draw:name="Shape4_1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60" draw:name="Shape4_1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2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62" draw:name="Shape4_11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339" draw:name="Shape4_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36"><draw:line text:anchor-type="paragraph" draw:z-index="52" draw:name="Shape3_22" draw:style-name="Mgr5" draw:text-style-name="MP16" svg:x1="17.999cm" svg:y1="0.36cm" svg:x2="20.497cm" svg:y2="0.36cm"><text:p/></draw:line><text:span text:style-name="MT26">Nombres entiers et décimaux : </text:span><text:span text:style-name="MT37">La droite graduée</text:span></text:p>
      </style:header>
      <style:header-left>
        <text:p text:style-name="MP36"><draw:line text:anchor-type="paragraph" draw:z-index="53" draw:name="Shape3_37" draw:style-name="Mgr5" draw:text-style-name="MP16" svg:x1="17.999cm" svg:y1="0.36cm" svg:x2="20.497cm" svg:y2="0.36cm"><text:p/></draw:line><text:span text:style-name="MT26">Nombres entiers et décimaux : </text:span><text:span text:style-name="MT37">La droite graduée</text:span></text:p>
      </style:header-left>
      <style:footer>
        <text:p text:style-name="MP1"><draw:frame draw:style-name="Mfr3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2"><draw:g text:anchor-type="paragraph" draw:z-index="340" draw:name="Shape4_1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3">N</text:span><text:span text:style-name="MT38">ombres entiers et décimaux : </text:span><text:span text:style-name="MT39">la droite graduée</text:span></text:p></draw:text-box></draw:frame></text:p>
      </style:footer>
      <style:footer-left>
        <text:p text:style-name="MP1"><draw:frame draw:style-name="Mfr3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2"><draw:g text:anchor-type="paragraph" draw:z-index="57" draw:name="Shape4_1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3">N</text:span><text:span text:style-name="MT38">ombres entiers et décimaux : </text:span><text:span text:style-name="MT39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227" text:anchor-type="paragraph" svg:y="-0.06cm" draw:z-index="0"><draw:text-box fo:min-height="0.499cm" fo:min-width="3cm"><draw:frame draw:style-name="Mfr2" draw:name="Frame23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358" draw:name="Shape4_6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59" draw:name="Shape4_7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60" draw:name="Shape4_77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355" draw:name="Shape4_6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56" draw:name="Shape4_8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57" draw:name="Shape4_89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1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2"><draw:g text:anchor-type="paragraph" draw:z-index="353" draw:name="Shape4_8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40">R</text:span>ésoudre des problèmes</text:p></draw:text-box></draw:frame></text:h>
      </style:footer>
      <style:footer-left>
        <text:h text:style-name="_5f_Footer_20_page_20_paire_20__28_G_29_" text:outline-level="1"><draw:frame draw:style-name="Mfr1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9">Résoudre des problèmes</text:p></draw:text-box></draw:frame><draw:g text:anchor-type="paragraph" draw:z-index="354" draw:name="Shape4_97" draw:style-name="Mgr1"><draw:path draw:style-name="Mgr2" draw:text-style-name="MP3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41">Utilis</text:span><text:span text:style-name="MT42">er des</text:span><text:span text:style-name="MT41"> données </text:span>: <text:span text:style-name="MT43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45"> Utiliser des données : Représenter </text:span></text:span></text:p>
      </style:header-left>
      <style:footer>
        <text:p text:style-name="MP6"><draw:frame draw:style-name="Mfr3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7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48">représenter</text:span><text:span text:style-name="MT8"> </text:span></text:p></draw:text-box></draw:frame><draw:g text:anchor-type="paragraph" draw:z-index="350" draw:name="Shape4_70" draw:style-name="Mgr1"><draw:path draw:style-name="Mgr3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48">représenter</text:span><text:span text:style-name="MT8"> </text:span></text:p></draw:text-box></draw:frame><draw:g text:anchor-type="paragraph" draw:z-index="351" draw:name="Shape4_9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52" draw:name="Shape4_91" draw:style-name="Mgr1"><draw:path draw:style-name="Mgr3" draw:text-style-name="MP40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1"><text:span text:style-name="MT49">Repères du plan : Se repérer</text:span> </text:p>
      </style:header>
      <style:header-left>
        <text:p text:style-name="MP41"><text:span text:style-name="MT49">Repères du plan : Se repérer</text:span> </text:p>
      </style:header-left>
      <style:footer>
        <text:p text:style-name="MP1"><draw:frame draw:style-name="Mfr3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2"><draw:g text:anchor-type="paragraph" draw:z-index="348" draw:name="Shape4_11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0">R</text:span>epères du plan : se repérer</text:p></draw:text-box></draw:frame></text:p>
      </style:footer>
      <style:footer-left>
        <text:p text:style-name="MP6"><draw:frame draw:style-name="Mfr3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2"><draw:g text:anchor-type="paragraph" draw:z-index="349" draw:name="Shape4_66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0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41">Utilis</text:span><text:span text:style-name="MT42">er des</text:span><text:span text:style-name="MT41"> données </text:span>: <text:span text:style-name="MT51">Organiser</text:span> </text:p>
      </style:header>
      <style:header-left>
        <text:p text:style-name="_5f_Header_20_D_20_page_20_paire_20__28_G_29_"><text:tab/> <text:span text:style-name="MT41">Utilis</text:span><text:span text:style-name="MT42">er des</text:span><text:span text:style-name="MT41"> données </text:span>: <text:span text:style-name="MT51">Organiser</text:span> </text:p>
      </style:header-left>
      <style:footer>
        <text:p text:style-name="MP6"><draw:frame draw:style-name="Mfr3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52">Organiser</text:span><text:span text:style-name="MT8"> </text:span></text:p></draw:text-box></draw:frame><draw:g text:anchor-type="paragraph" draw:z-index="345" draw:name="Shape4_85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52">Organiser</text:span><text:span text:style-name="MT8"> </text:span></text:p></draw:text-box></draw:frame><draw:g text:anchor-type="paragraph" draw:z-index="346" draw:name="Shape4_75" draw:style-name="Mgr1"><draw:path draw:style-name="Mgr3" draw:text-style-name="MP40" svg:width="0.855cm" svg:height="1.172cm" svg:x="-0.268cm" svg:y="-0.175cm" svg:viewBox="0 0 856 1173" svg:d="M856 1173h-856v-991c0-100 79-182 175-182h505c97 0 176 82 176 182z"><text:p/></draw:path></draw:g><draw:g text:anchor-type="paragraph" draw:z-index="347" draw:name="Shape4_7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1"><text:span text:style-name="MT49">Repères du plan : Se repérer</text:span> </text:p>
      </style:header>
      <style:header-left>
        <text:p text:style-name="MP41"><text:span text:style-name="MT49">Repères du plan : Se repérer</text:span> </text:p>
      </style:header-left>
      <style:footer>
        <text:p text:style-name="MP1"><draw:frame draw:style-name="Mfr3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2"><draw:g text:anchor-type="paragraph" draw:z-index="343" draw:name="Shape4_7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0">R</text:span>epères du plan : se repérer</text:p></draw:text-box></draw:frame></text:p>
      </style:footer>
      <style:footer-left>
        <text:p text:style-name="MP6"><draw:frame draw:style-name="Mfr3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2"><draw:g text:anchor-type="paragraph" draw:z-index="344" draw:name="Shape4_7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0">R</text:span>epères du plan : se repérer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88" draw:name="Shape3_19" draw:style-name="Mgr8" draw:text-style-name="MP16" svg:x1="15.12cm" svg:y1="0.36cm" svg:x2="20.496cm" svg:y2="0.36cm"><text:p/></draw:line><text:s/><text:span text:style-name="MT53">Angles : </text:span>Angles : <text:span text:style-name="MT54">Comprendre la notion d’angle</text:span></text:p>
      </style:header>
      <style:header-left>
        <text:p text:style-name="MP43"><draw:line text:anchor-type="paragraph" draw:z-index="389" draw:name="Shape3_29" draw:style-name="Mgr8" draw:text-style-name="MP16" svg:x1="15.12cm" svg:y1="0.36cm" svg:x2="20.496cm" svg:y2="0.36cm"><text:p/></draw:line>Angles : <text:span text:style-name="MT54">Comprendre la notion d’angle</text:span></text:p>
      </style:header-left>
      <style:footer>
        <text:h text:style-name="_5f_Footer_20_page_20_paire_20__28_G_29_" text:outline-level="1"><draw:frame draw:style-name="Mfr3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55">Angles : </text:span><text:span text:style-name="MT56">Comprendre la notion d’angle</text:span></text:h></draw:text-box></draw:frame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4"><text:span text:style-name="MT55">Angles : </text:span><text:span text:style-name="MT57">Mesurer un angle</text:span></text:p></draw:text-box></draw:frame></text:h>
      </style:footer>
      <style:footer-left>
        <text:h text:style-name="_5f_Footer_20_page_20_impaire_20__28_D_29_" text:outline-level="1"><draw:frame draw:style-name="Mfr3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4"><text:span text:style-name="MT55">Angles : </text:span><text:span text:style-name="MT58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45"><draw:line text:anchor-type="paragraph" draw:z-index="387" draw:name="Shape3_33" draw:style-name="Mgr8" draw:text-style-name="MP16" svg:x1="15.12cm" svg:y1="0.36cm" svg:x2="20.496cm" svg:y2="0.36cm"><text:p/></draw:line><text:s/><text:span text:style-name="MT59">Angles</text:span> : <text:span text:style-name="MT54">Comprendre la notion d’angle</text:span></text:p>
      </style:header>
      <style:footer>
        <text:p text:style-name="MP6"><draw:frame draw:style-name="Mfr3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/text:p>
      </style:footer>
      <style:footer-left>
        <text:p text:style-name="MP6"><draw:frame draw:style-name="Mfr3" draw:name="Frame9111112" text:anchor-type="paragraph" svg:y="-0.06cm" draw:z-index="0"><draw:text-box fo:min-height="0.499cm" fo:min-width="3cm"><draw:frame draw:style-name="Mfr2" draw:name="Frame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60">Angles</text:span><text:span text:style-name="MT8"> : </text:span><text:span text:style-name="MT60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401" draw:name="Shape3_35" draw:style-name="Mgr8" draw:text-style-name="MP16" svg:x1="11.344cm" svg:y1="0.358cm" svg:x2="20.497cm" svg:y2="0.36cm"><text:p/></draw:line><text:span text:style-name="MT61">Angles </text:span>: Nommer un angle</text:p>
      </style:header>
      <style:footer>
        <text:p text:style-name="MP1"><draw:frame draw:style-name="Mfr3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6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132" draw:name="Shape4_18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35" draw:name="Shape4_185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51" draw:name="Shape4_18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_5f_Header_20_G_20_page_20_paire_20__28_G_29_"><draw:line text:anchor-type="paragraph" draw:z-index="390" draw:name="Shape3_30" draw:style-name="Mgr8" draw:text-style-name="MP16" svg:x1="11.435cm" svg:y1="0.388cm" svg:x2="20.496cm" svg:y2="0.36cm"><text:p/></draw:line><text:span text:style-name="MT62">Angles</text:span> : <text:span text:style-name="MT62">Mesurer un angle</text:span></text:p>
      </style:header-left>
      <style:footer>
        <text:p text:style-name="MP6"><draw:frame draw:style-name="Mfr3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391" draw:name="Shape4_17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63">Angles </text:span><text:span text:style-name="MT8">: </text:span><text:span text:style-name="MT63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92" draw:name="Shape3_31" draw:style-name="Mgr8" draw:text-style-name="MP16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41" draw:name="Shape3_32" draw:style-name="Mgr8" draw:text-style-name="MP16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3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4"><text:span text:style-name="MT55">Angles : </text:span><text:span text:style-name="MT64">Mesurer un angle</text:span></text:p></draw:text-box></draw:frame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4"><text:span text:style-name="MT55">Angles : </text:span><text:span text:style-name="MT57">Mesurer un angle</text:span></text:p></draw:text-box></draw:frame></text:h>
      </style:footer>
      <style:footer-left>
        <text:h text:style-name="_5f_Footer_20_page_20_impaire_20__28_D_29_" text:outline-level="1"><draw:frame draw:style-name="Mfr3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4"><text:span text:style-name="MT55">Angles : </text:span><text:span text:style-name="MT57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393" draw:name="Shape4_18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99" draw:name="Shape4_18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342" draw:name="Shape4_18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400" draw:name="Shape3_34" draw:style-name="Mgr8" draw:text-style-name="MP16" svg:x1="15.448cm" svg:y1="0.365cm" svg:x2="20.496cm" svg:y2="0.36cm"><text:p/></draw:line><text:span text:style-name="MT65">Angles</text:span><text:span text:style-name="MT66"> : </text:span><text:span text:style-name="MT67">Calculer des mesures d’angle</text:span></text:p>
      </style:header>
      <style:header-left>
        <text:p text:style-name="_5f_Header_20_G_20_page_20_paire_20__28_G_29_"><draw:line text:anchor-type="paragraph" draw:z-index="266" draw:name="Shape3_36" draw:style-name="Mgr8" draw:text-style-name="MP16" svg:x1="15.448cm" svg:y1="0.365cm" svg:x2="20.496cm" svg:y2="0.36cm"><text:p/></draw:line><text:span text:style-name="MT65">Angles : </text:span><text:span text:style-name="MT67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4"><text:span text:style-name="MT55">Angles : </text:span><text:span text:style-name="MT57">Mesurer un angle</text:span></text:p></draw:text-box></draw:frame><draw:frame draw:style-name="Mfr3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4"><text:span text:style-name="MT55">Angles : </text:span><text:span text:style-name="MT68">Calculer des </text:span><text:span text:style-name="MT64">Mesure</text:span><text:span text:style-name="MT68">s</text:span><text:span text:style-name="MT64"> un angle</text:span></text:p></draw:text-box></draw:frame></text:h>
      </style:footer>
      <style:footer-left>
        <text:h text:style-name="_5f_Footer_20_page_20_impaire_20__28_D_29_" text:outline-level="1"><draw:frame draw:style-name="Mfr3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4"><text:span text:style-name="MT55">Angles : </text:span><text:span text:style-name="MT69">Calculer des mesures d’angle</text:span></text:p></draw:text-box></draw:frame></text:h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47"><draw:path text:anchor-type="paragraph" draw:z-index="125" draw:name="Shape1_5" draw:style-name="Mgr6" draw:text-style-name="MP17" svg:width="4.329cm" svg:height="2.238cm" svg:x="-1.5cm" svg:y="-1.001cm" svg:viewBox="0 0 4330 2239" svg:d="M0 2239l3984-288c209-15 363-167 345-342l-170-1609h-4159z"><text:p/></draw:path><draw:line text:anchor-type="paragraph" draw:z-index="126" draw:name="Shape3_21" draw:style-name="Mgr5" draw:text-style-name="MP16" svg:x1="10.308cm" svg:y1="0.388cm" svg:x2="20.496cm" svg:y2="0.36cm"><text:p/></draw:line><text:span text:style-name="MT25">Fractions</text:span><text:span text:style-name="MT26"> : </text:span><text:span text:style-name="MT27">Problèmes</text:span><text:span text:style-name="MT26"> </text:span></text:p>
      </style:header>
      <style:footer>
        <text:p text:style-name="MP1"><draw:frame draw:style-name="Mfr3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2"><draw:g text:anchor-type="paragraph" draw:z-index="88" draw:name="Shape4_25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8"><text:span text:style-name="MT28">F</text:span>ractions : Problèmes</text:p></draw:text-box></draw:frame></text:p>
      </style:footer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336" draw:name="Shape3_3" draw:style-name="Mgr9" draw:text-style-name="MP16" svg:x1="12.104cm" svg:y1="0.392cm" svg:x2="20.497cm" svg:y2="0.36cm"><text:p/></draw:line><text:span text:style-name="MT70">Périmètre</text:span> : <text:span text:style-name="MT71">Coder et calculer</text:span></text:p>
      </style:header>
      <style:header-left>
        <text:p text:style-name="_5f_Header_20_M_20_page_20_impaire_20__28_D_29_"><draw:line text:anchor-type="paragraph" draw:z-index="338" draw:name="Shape3_18" draw:style-name="Mgr9" draw:text-style-name="MP16" svg:x1="12.104cm" svg:y1="0.392cm" svg:x2="20.497cm" svg:y2="0.36cm"><text:p/></draw:line><text:span text:style-name="MT70">Périmètre</text:span> : <text:span text:style-name="MT71">Coder et calculer</text:span></text:p>
      </style:header-left>
      <style:footer>
        <text:p text:style-name="MP1"><draw:frame draw:style-name="Mfr3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2"><draw:g text:anchor-type="paragraph" draw:z-index="337" draw:name="Shape4_106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9"><text:span text:style-name="MT72">Périmètre : </text:span><text:span text:style-name="MT73">coder et calculer</text:span></text:p></draw:text-box></draw:frame></text:p>
      </style:footer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333" draw:name="Shape4_10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34" draw:name="Shape4_10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335" draw:name="Shape4_10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4">Proportionnalité et pourcentages</text:span><text:span text:style-name="MT41"> </text:span>: <text:span text:style-name="MT74">proportionnalité</text:span> </text:p>
        <text:p text:style-name="MP50"/>
      </style:header>
      <style:header-left>
        <text:p text:style-name="Header"><text:span text:style-name="MT74">Proportionnalité et pourcentages</text:span><text:span text:style-name="MT41"> </text:span>: <text:span text:style-name="MT74">proportionnalité</text:span> </text:p>
        <text:p text:style-name="MP50"/>
      </style:header-left>
      <style:footer>
        <text:p text:style-name="MP6"><draw:frame draw:style-name="Mfr3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1">Proportionnalité et pourcentages : proportionalité</text:p></draw:text-box></draw:frame><draw:g text:anchor-type="paragraph" draw:z-index="331" draw:name="Shape4_8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2">: </text:p></draw:text-box></draw:frame><draw:g text:anchor-type="paragraph" draw:z-index="332" draw:name="Shape4_87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5">P</text:span>roportionnalité </text:p>
      </style:header>
      <style:header-left>
        <text:p text:style-name="_5f_Header_20_D_20_page_20_paire_20__28_G_29_"><text:span text:style-name="MT74"><text:tab/>Proportionnalité et pourcentage</text:span><text:span text:style-name="MT41"> </text:span>: <text:span text:style-name="MT74">proportionnalité</text:span> </text:p>
      </style:header-left>
      <style:footer>
        <text:p text:style-name="MP1"><draw:frame draw:style-name="Mfr3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3"><draw:g text:anchor-type="paragraph" draw:z-index="329" draw:name="Shape4_73" draw:style-name="Mgr1"><draw:path draw:style-name="Mgr3" draw:text-style-name="MP40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6"><draw:frame draw:style-name="Mfr3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2"><draw:g text:anchor-type="paragraph" draw:z-index="330" draw:name="Shape4_88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4">Proportionnalité et pourcentages</text:span><text:span text:style-name="MT41"> </text:span>: <text:span text:style-name="MT74">proportionnalité</text:span> </text:p>
        <text:p text:style-name="MP50"/>
      </style:header>
      <style:header-left>
        <text:p text:style-name="Header"><text:span text:style-name="MT74">Proportionnalité et pourcentages</text:span><text:span text:style-name="MT41"> </text:span>: <text:span text:style-name="MT74">proportionnalité</text:span> </text:p>
        <text:p text:style-name="MP50"/>
      </style:header-left>
      <style:footer>
        <text:p text:style-name="MP6"><draw:frame draw:style-name="Mfr3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1">Proportionnalité et pourcentages : proportionalité</text:p></draw:text-box></draw:frame><draw:g text:anchor-type="paragraph" draw:z-index="327" draw:name="Shape4_98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2">: </text:p></draw:text-box></draw:frame><draw:g text:anchor-type="paragraph" draw:z-index="328" draw:name="Shape4_99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4">Proportionnalité et pourcentage</text:span><text:span text:style-name="MT41"> </text:span>: <text:span text:style-name="MT76">Pourcentages</text:span> </text:p>
      </style:header>
      <style:header-left>
        <text:p text:style-name="_5f_Header_20_D_20_page_20_impaire_20__28_D_29_"><text:span text:style-name="MT74">Proportionnalité et pourcentage</text:span><text:span text:style-name="MT41"> </text:span>: <text:span text:style-name="MT76">Pourcentages</text:span> </text:p>
      </style:header-left>
      <style:footer>
        <text:p text:style-name="MP1"><draw:frame draw:style-name="Mfr3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2"><draw:g text:anchor-type="paragraph" draw:z-index="325" draw:name="Shape4_100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77">Proportionnalité et pourcentage : </text:span><text:span text:style-name="MT78">pourcentages</text:span></text:p></draw:text-box></draw:frame></text:p>
      </style:footer>
      <style:footer-left>
        <text:p text:style-name="MP6"><draw:frame draw:style-name="Mfr3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6"><text:span text:style-name="MT79">Proportionnalité et pourcentages : </text:span><text:span text:style-name="MT78">pourcentages</text:span></text:p></draw:text-box></draw:frame><draw:g text:anchor-type="paragraph" draw:z-index="326" draw:name="Shape4_112" draw:style-name="Mgr1"><draw:path draw:style-name="Mgr3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322" draw:name="Shape4_9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23" draw:name="Shape4_10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24" draw:name="Shape4_10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0">Périmètre</text:span> : <text:span text:style-name="MT70">Calculs sur une figure</text:span></text:p>
      </style:header>
      <style:header-left>
        <text:p text:style-name="_5f_Header_20_M_20_page_20_paire_20__28_G_29_"><text:span text:style-name="MT70">Périmètre</text:span> : <text:span text:style-name="MT70">Calculs sur une figure</text:span></text:p>
      </style:header-left>
      <style:footer>
        <text:p text:style-name="MP1"><draw:frame draw:style-name="Mfr3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2"><draw:g text:anchor-type="paragraph" draw:z-index="319" draw:name="Shape4_94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2"><draw:g text:anchor-type="paragraph" draw:z-index="320" draw:name="Shape4_95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321" draw:name="Shape4_96" draw:style-name="Mgr1"><draw:path draw:style-name="Mgr10" draw:text-style-name="MP48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316" draw:name="Shape4_11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17" draw:name="Shape4_11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318" draw:name="Shape4_11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313" draw:name="Shape3_1" draw:style-name="Mgr9" draw:text-style-name="MP16" svg:x1="12.45cm" svg:y1="0.362cm" svg:x2="20.497cm" svg:y2="0.36cm"><text:p/></draw:line><text:span text:style-name="MT70">Périmètre</text:span> : <text:span text:style-name="MT80">Mesurer, reporter</text:span></text:p>
      </style:header>
      <style:header-left>
        <text:p text:style-name="_5f_Header_20_M_20_page_20_impaire_20__28_D_29_"><draw:line text:anchor-type="paragraph" draw:z-index="315" draw:name="Shape3_20" draw:style-name="Mgr9" draw:text-style-name="MP16" svg:x1="12.45cm" svg:y1="0.362cm" svg:x2="20.497cm" svg:y2="0.36cm"><text:p/></draw:line><text:span text:style-name="MT70">Périmètre</text:span> : <text:span text:style-name="MT80">Mesurer, reporter</text:span></text:p>
      </style:header-left>
      <style:footer>
        <text:p text:style-name="MP1"><draw:frame draw:style-name="Mfr3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2"><draw:g text:anchor-type="paragraph" draw:z-index="314" draw:name="Shape4_116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9"><text:span text:style-name="MT72">Périmètre : </text:span><text:span text:style-name="MT81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310" draw:name="Shape4_8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11" draw:name="Shape4_257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312" draw:name="Shape4_25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307" draw:name="Shape3_16" draw:style-name="Mgr9" draw:text-style-name="MP16" svg:x1="12.726cm" svg:y1="0.399cm" svg:x2="20.496cm" svg:y2="0.36cm"><text:p/></draw:line><text:span text:style-name="MT70">Périmètre</text:span> : <text:span text:style-name="MT82">Périmètres et unités</text:span></text:p>
      </style:header>
      <style:header-left>
        <text:p text:style-name="MP57"><draw:line text:anchor-type="paragraph" draw:z-index="309" draw:name="Shape3_17" draw:style-name="Mgr9" draw:text-style-name="MP16" svg:x1="16.083cm" svg:y1="0.383cm" svg:x2="20.496cm" svg:y2="0.36cm"><text:p/></draw:line><text:span text:style-name="MT70">Périmètre</text:span> : <text:span text:style-name="MT82">Périmètres et unités</text:span></text:p>
      </style:header-left>
      <style:footer>
        <text:p text:style-name="MP1"><draw:frame draw:style-name="Mfr3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2"><draw:g text:anchor-type="paragraph" draw:z-index="308" draw:name="Shape4_107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2">Périmètre <text:s/>: </text:span><text:span text:style-name="MT83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304" draw:name="Shape4_10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05" draw:name="Shape4_12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6" draw:name="Shape4_121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2"><draw:g text:anchor-type="paragraph" draw:z-index="302" draw:name="Shape4_109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9"><text:span text:style-name="MT72">Périmètre : </text:span><text:span text:style-name="MT84">Problèmes</text:span></text:p></draw:text-box></draw:frame></text:p>
      </style:footer>
      <style:footer-left>
        <text:p text:style-name="MP58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9"><text:span text:style-name="MT72">Périmètre : </text:span><text:span text:style-name="MT84">Problèmes</text:span></text:p></draw:text-box></draw:frame><draw:g text:anchor-type="paragraph" draw:z-index="303" draw:name="Shape4_122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9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3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5">Conversions d’unités : </text:span><text:span text:style-name="MT86">Volume</text:span><text:span text:style-name="MT8"> </text:span></text:p></draw:text-box></draw:frame><draw:g text:anchor-type="paragraph" draw:z-index="301" draw:name="Shape4_145" draw:style-name="Mgr1"><draw:path draw:style-name="Mgr2" draw:text-style-name="MP3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60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1"><draw:frame draw:style-name="Mfr1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1">Conversions d’unités : longueurs</text:p></draw:text-box></draw:frame><draw:g text:anchor-type="paragraph" draw:z-index="298" draw:name="Shape4_12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2"><draw:g text:anchor-type="paragraph" draw:z-index="299" draw:name="Shape4_6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Conversions d’unités : longueurs</text:p></draw:text-box></draw:frame><draw:g text:anchor-type="paragraph" draw:z-index="300" draw:name="Shape4_126" draw:style-name="Mgr1"><draw:path draw:style-name="Mgr2" draw:text-style-name="MP3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87">Conversions d’unités : longueurs</text:span></text:p>
      </style:header>
      <style:header-left>
        <text:p text:style-name="_5f_Header_20_N_20_page_20_impaire_20__28_D_29_"><text:s/><text:span text:style-name="MT87">Conversions d’unités : longueurs</text:span></text:p>
      </style:header-left>
      <style:footer>
        <text:p text:style-name="MP6"><draw:frame draw:style-name="Mfr3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5">Conversions d’unités : longueurs</text:span><text:span text:style-name="MT8"> </text:span></text:p></draw:text-box></draw:frame><draw:g text:anchor-type="paragraph" draw:z-index="295" draw:name="Shape4_12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96" draw:name="Shape4_12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97" draw:name="Shape4_12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87">Conversions d’unités : </text:span><text:span text:style-name="MT88">masses</text:span></text:p>
      </style:header>
      <style:header-left>
        <text:p text:style-name="_5f_Header_20_N_20_page_20_impaire_20__28_D_29_"><text:s/><text:span text:style-name="MT87">Conversions d’unités : </text:span><text:span text:style-name="MT88">masses</text:span></text:p>
      </style:header-left>
      <style:footer>
        <text:p text:style-name="MP6"><draw:frame draw:style-name="Mfr3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5">Conversions d’unités : </text:span><text:span text:style-name="MT89">masses</text:span><text:span text:style-name="MT8"> </text:span></text:p></draw:text-box></draw:frame><draw:g text:anchor-type="paragraph" draw:z-index="292" draw:name="Shape4_9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93" draw:name="Shape4_11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4" draw:name="Shape4_12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88"><text:s/></text:span><text:span text:style-name="MT87">Conversions d’unités : </text:span><text:span text:style-name="MT88">masses</text:span></text:p>
      </style:header>
      <style:header-left>
        <text:p text:style-name="_5f_Header_20_N_20_page_20_impaire_20__28_D_29_"><text:span text:style-name="MT88"><text:s/></text:span><text:span text:style-name="MT87">Conversions d’unités : </text:span><text:span text:style-name="MT88">masses</text:span></text:p>
      </style:header-left>
      <style:footer>
        <text:p text:style-name="MP63"><draw:frame draw:style-name="Mfr3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5">Conversions d’unités : </text:span><text:span text:style-name="MT90">Masses</text:span><text:span text:style-name="MT8"> </text:span></text:p></draw:text-box></draw:frame><draw:g text:anchor-type="paragraph" draw:z-index="289" draw:name="Shape4_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draw:g text:anchor-type="paragraph" draw:z-index="290" draw:name="Shape4_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1"><draw:frame draw:style-name="Mfr1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2"><draw:g text:anchor-type="paragraph" draw:z-index="291" draw:name="Shape4_12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1">Conversions d’unités : </text:span><text:span text:style-name="MT92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87">Conversions d’unités : </text:span><text:span text:style-name="MT93">Capacités</text:span></text:p>
      </style:header>
      <style:header-left>
        <text:p text:style-name="Header"><text:s/><text:span text:style-name="MT87">Conversions d’unités : </text:span><text:span text:style-name="MT93">Capacités</text:span></text:p>
      </style:header-left>
      <style:footer>
        <text:p text:style-name="MP6"><draw:frame draw:style-name="Mfr3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5">Conversions d’unités : </text:span><text:span text:style-name="MT94">capacités</text:span><text:span text:style-name="MT8"> </text:span></text:p></draw:text-box></draw:frame><draw:g text:anchor-type="paragraph" draw:z-index="286" draw:name="Shape4_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87" draw:name="Shape4_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8" draw:name="Shape4_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5">Conversions d’unités : </text:span><text:span text:style-name="MT93">Capacités</text:span></text:p>
      </style:header>
      <style:header-left>
        <text:p text:style-name="_5f_Header_20_N_20_page_20_impaire_20__28_D_29_"><text:span text:style-name="MT95">Conversions d’unités : </text:span><text:span text:style-name="MT93">Capacités</text:span></text:p>
      </style:header-left>
      <style:footer>
        <text:p text:style-name="MP1"><draw:frame draw:style-name="Mfr3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5">Conversions d’unités : </text:span><text:span text:style-name="MT96">Capacités</text:span><text:span text:style-name="MT8"> </text:span></text:p></draw:text-box></draw:frame><draw:g text:anchor-type="paragraph" draw:z-index="285" draw:name="Shape4_1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87">Conversions d’unités : </text:span><text:span text:style-name="MT97">Temps et d</text:span><text:span text:style-name="MT98">urées</text:span></text:p>
      </style:header>
      <style:header-left>
        <text:p text:style-name="Header"><text:s/><text:span text:style-name="MT87">Conversions d’unités : </text:span><text:span text:style-name="MT97">Temps et d</text:span><text:span text:style-name="MT98">urées</text:span></text:p>
      </style:header-left>
      <style:footer>
        <text:p text:style-name="MP6"><draw:frame draw:style-name="Mfr3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5">Conversions d’unités : </text:span><text:span text:style-name="MT99">temps et </text:span><text:span text:style-name="MT100">durées</text:span><text:span text:style-name="MT8"> </text:span></text:p></draw:text-box></draw:frame><draw:g text:anchor-type="paragraph" draw:z-index="282" draw:name="Shape4_13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83" draw:name="Shape4_133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84" draw:name="Shape4_13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5">Conversions d’unités : </text:span><text:span text:style-name="MT97">Temps et d</text:span><text:span text:style-name="MT98">urées</text:span></text:p>
      </style:header>
      <style:header-left>
        <text:p text:style-name="_5f_Header_20_N_20_page_20_impaire_20__28_D_29_"><text:span text:style-name="MT95">Conversions d’unités : </text:span><text:span text:style-name="MT97">Temps et d</text:span><text:span text:style-name="MT98">urées</text:span></text:p>
      </style:header-left>
      <style:footer>
        <text:p text:style-name="MP1"><draw:frame draw:style-name="Mfr3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5">Conversions d’unités : </text:span><text:span text:style-name="MT99">temps et </text:span><text:span text:style-name="MT100">durées</text:span><text:span text:style-name="MT8"> </text:span></text:p></draw:text-box></draw:frame><draw:g text:anchor-type="paragraph" draw:z-index="280" draw:name="Shape4_13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2"><draw:g text:anchor-type="paragraph" draw:z-index="281" draw:name="Shape4_136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1">Conversions d’unités : </text:span><text:span text:style-name="MT99">temps et </text:span><text:span text:style-name="MT100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87">Conversions d’unités : </text:span><text:span text:style-name="MT101">Temps et durées</text:span></text:p>
      </style:header>
      <style:header-left>
        <text:p text:style-name="_5f_Header_20_N_20_page_20_impaire_20__28_D_29_"><text:s/><text:span text:style-name="MT87">Conversions d’unités : </text:span><text:span text:style-name="MT101">Temps et durées</text:span></text:p>
      </style:header-left>
      <style:footer>
        <text:p text:style-name="MP6"><draw:frame draw:style-name="Mfr3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5">Conversions d’unités : </text:span><text:span text:style-name="MT102">Temps et </text:span><text:span text:style-name="MT103">Durée</text:span><text:span text:style-name="MT8"> </text:span></text:p></draw:text-box></draw:frame><draw:g text:anchor-type="paragraph" draw:z-index="277" draw:name="Shape4_13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78" draw:name="Shape4_13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79" draw:name="Shape4_13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5">Conversions d’unités : </text:span><text:span text:style-name="MT104">Vitesse</text:span></text:p>
      </style:header>
      <style:header-left>
        <text:p text:style-name="_5f_Header_20_N_20_page_20_impaire_20__28_D_29_"><text:span text:style-name="MT95">Conversions d’unités : </text:span><text:span text:style-name="MT104">Vitesse</text:span></text:p>
      </style:header-left>
      <style:footer>
        <text:p text:style-name="MP1"><draw:frame draw:style-name="Mfr3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5">Conversions d’unités : </text:span><text:span text:style-name="MT105">vitesse</text:span><text:span text:style-name="MT8"> </text:span></text:p></draw:text-box></draw:frame><draw:g text:anchor-type="paragraph" draw:z-index="275" draw:name="Shape4_14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2"><draw:g text:anchor-type="paragraph" draw:z-index="276" draw:name="Shape4_14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1">Conversions d’unités : </text:span><text:span text:style-name="MT105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87">Conversions d’unités : </text:span><text:span text:style-name="MT106">Aires</text:span></text:p>
      </style:header>
      <style:header-left>
        <text:p text:style-name="Header"><text:s/><text:span text:style-name="MT87">Conversions d’unités : </text:span><text:span text:style-name="MT106">Aires</text:span></text:p>
      </style:header-left>
      <style:footer>
        <text:p text:style-name="MP6"><draw:frame draw:style-name="Mfr3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5">Conversions d’unités : </text:span><text:span text:style-name="MT107">aires</text:span></text:p></draw:text-box></draw:frame><draw:g text:anchor-type="paragraph" draw:z-index="272" draw:name="Shape4_14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73" draw:name="Shape4_14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4" draw:name="Shape4_14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5">Conversions d’unités : </text:span><text:span text:style-name="MT106">Aires</text:span></text:p>
      </style:header>
      <style:header-left>
        <text:p text:style-name="_5f_Header_20_N_20_page_20_paire_20__28_G_29_"><text:span text:style-name="MT95">Conversions d’unités : </text:span><text:span text:style-name="MT106">Aires</text:span></text:p>
      </style:header-left>
      <style:footer>
        <text:p text:style-name="MP1"><draw:frame draw:style-name="Mfr3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85">Conversions d’unités : </text:span><text:span text:style-name="MT107">Aires</text:span></text:h></draw:text-box></draw:frame><draw:g text:anchor-type="paragraph" draw:z-index="271" draw:name="Shape4_25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87">Conversions d’unités : </text:span><text:span text:style-name="MT108">Problèmes</text:span></text:p>
      </style:header>
      <style:header-left>
        <text:p text:style-name="_5f_Header_20_N_20_page_20_paire_20__28_G_29_"><text:s/><text:span text:style-name="MT87">Conversions d’unités : </text:span><text:span text:style-name="MT108">Problèmes</text:span></text:p>
      </style:header-left>
      <style:footer>
        <text:p text:style-name="MP6"><draw:frame draw:style-name="Mfr3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5">Conversions d’unités : </text:span><text:span text:style-name="MT109">problèmes</text:span></text:p></draw:text-box></draw:frame><draw:g text:anchor-type="paragraph" draw:z-index="269" draw:name="Shape4_15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110">Conversions d’unités </text:span><text:span text:style-name="MT8">: </text:span><text:span text:style-name="MT110">problèmes</text:span></text:p></draw:text-box></draw:frame><draw:g text:anchor-type="paragraph" draw:z-index="270" draw:name="Shape4_177" draw:style-name="Mgr1"><draw:path draw:style-name="Mgr2" draw:text-style-name="MP3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5"><text:span text:style-name="MT95">Conversions d’unités : </text:span><text:span text:style-name="MT108">Problèmes</text:span></text:p>
      </style:header>
      <style:header-left>
        <text:p text:style-name="MP65"><text:span text:style-name="MT95">Conversions d’unités : </text:span><text:span text:style-name="MT108">Problèmes</text:span></text:p>
      </style:header-left>
      <style:footer>
        <text:p text:style-name="MP1"><draw:frame draw:style-name="Mfr3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5">Conversions d’unités : </text:span><text:span text:style-name="MT109">problèmes</text:span></text:p></draw:text-box></draw:frame><draw:g text:anchor-type="paragraph" draw:z-index="267" draw:name="Shape4_14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4"><text:span text:style-name="MT91">Conversions d’unités : </text:span><text:span text:style-name="MT109">problèmes</text:span></text:p></draw:text-box></draw:frame><draw:g text:anchor-type="paragraph" draw:z-index="268" draw:name="Shape4_148" draw:style-name="Mgr1"><draw:path draw:style-name="Mgr2" draw:text-style-name="MP3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63" draw:name="Shape4_14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341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64" draw:name="Shape4_155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65" draw:name="Shape4_15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6"><text:span text:style-name="MT111"><text:s text:c="15"/>A</text:span>ires : Aire et unité</text:p>
      </style:header>
      <style:header-left>
        <text:p text:style-name="MP66"><text:span text:style-name="MT111"><text:s text:c="15"/>A</text:span>ires : Aire et unité</text:p>
      </style:header-left>
      <style:footer>
        <text:p text:style-name="MP1"><draw:frame draw:style-name="Mfr3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2"><draw:g text:anchor-type="paragraph" draw:z-index="262" draw:name="Shape4_157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13">Géométrie plane, </text:span><text:span text:style-name="MT112">partie 1</text:span> : <text:span text:style-name="MT113">Assembler et décomposer</text:span></text:p>
      </style:header>
      <style:footer>
        <text:p text:style-name="MP1"><draw:frame draw:style-name="Mfr3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14">Géométrie plane, </text:span><text:span text:style-name="MT115">partie 1</text:span><text:span text:style-name="MT114"> : </text:span><text:span text:style-name="MT116">assembler et décomposer</text:span></text:p></draw:text-box></draw:frame><draw:g text:anchor-type="paragraph" draw:z-index="260" draw:name="Shape4_216" draw:style-name="Mgr1"><draw:path draw:style-name="Mgr4" draw:text-style-name="MP11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2"><draw:g text:anchor-type="paragraph" draw:z-index="261" draw:name="Shape4_217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">Géométrie plane, </text:span><text:span text:style-name="MT115">partie 1</text:span><text:span text:style-name="MT17"> : </text:span><text:span text:style-name="MT116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0"><text:span text:style-name="MT117">Géométrie plane</text:span><text:span text:style-name="MT118"> : </text:span><text:span text:style-name="MT119">Vocabulaire</text:span></text:p>
      </style:header>
      <style:footer>
        <text:p text:style-name="MP6"><draw:frame draw:style-name="Mfr3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17">Géométrie plane : </text:span><text:span text:style-name="MT120">vocabulaire</text:span></text:p></draw:text-box></draw:frame><draw:g text:anchor-type="paragraph" draw:z-index="258" draw:name="Shape4_213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17">Géométrie plane : </text:span><text:span text:style-name="MT120">vocabulaire</text:span></text:p></draw:text-box></draw:frame><draw:g text:anchor-type="paragraph" draw:z-index="259" draw:name="Shape4_214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13">Géométrie plane, </text:span><text:span text:style-name="MT112">partie 1</text:span> : <text:span text:style-name="MT121">coder</text:span></text:p>
      </style:header>
      <style:footer>
        <text:p text:style-name="MP1"><draw:frame draw:style-name="Mfr3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14">Géométrie plane, </text:span><text:span text:style-name="MT115">partie 1</text:span><text:span text:style-name="MT114"> : </text:span><text:span text:style-name="MT122">coder</text:span></text:p></draw:text-box></draw:frame><draw:g text:anchor-type="paragraph" draw:z-index="256" draw:name="Shape4_211" draw:style-name="Mgr1"><draw:path draw:style-name="Mgr4" draw:text-style-name="MP11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9"><text:span text:style-name="MT17">Géométrie plane, </text:span><text:span text:style-name="MT115">partie 1</text:span><text:span text:style-name="MT17"> : </text:span><text:span text:style-name="MT122">coder</text:span></text:p></draw:text-box></draw:frame><draw:g text:anchor-type="paragraph" draw:z-index="257" draw:name="Shape4_212" draw:style-name="Mgr1"><draw:path draw:style-name="Mgr4" draw:text-style-name="MP11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0"><text:span text:style-name="MT117">Géométrie plane</text:span><text:span text:style-name="MT118"> : </text:span><text:span text:style-name="MT119">Vocabulaire</text:span></text:p>
      </style:header>
      <style:header-left>
        <text:p text:style-name="MP70"><text:span text:style-name="MT117">Géométrie plane</text:span><text:span text:style-name="MT118"> : </text:span><text:span text:style-name="MT119">Vocabulaire</text:span></text:p>
      </style:header-left>
      <style:footer>
        <text:p text:style-name="MP6"><draw:frame draw:style-name="Mfr3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17">Géométrie plane : </text:span><text:span text:style-name="MT120">vocabulaire</text:span></text:p></draw:text-box></draw:frame><draw:g text:anchor-type="paragraph" draw:z-index="254" draw:name="Shape4_209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17">Géométrie plane : </text:span><text:span text:style-name="MT120">vocabulaire</text:span></text:p></draw:text-box></draw:frame><draw:g text:anchor-type="paragraph" draw:z-index="255" draw:name="Shape4_210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13">Géométrie plane</text:span> : <text:span text:style-name="MT14">P</text:span><text:span text:style-name="MT15">arallèles, perpendiculaires,<text:line-break/> </text:span><text:span text:style-name="MT16">distances</text:span></text:p>
      </style:header>
      <style:footer>
        <text:p text:style-name="MP1"><draw:frame draw:style-name="Mfr3" draw:name="Frame209" text:anchor-type="paragraph" svg:y="-0.06cm" draw:z-index="0"><draw:text-box fo:min-height="0.499cm" fo:min-width="7.096cm"><draw:frame draw:style-name="Mfr2" draw:name="Frame7" text:anchor-type="frame" svg:x="0.45cm" svg:y="0.079cm" svg:width="0.817cm" draw:z-index="0"><draw:text-box fo:min-height="0.355cm"><text:p text:style-name="MP2"><draw:g text:anchor-type="paragraph" draw:z-index="252" draw:name="Shape4_20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4">Géométrie plane : </text:span><text:span text:style-name="MT18">Parallèles, perpendiculaires, </text:span><text:span text:style-name="MT19">distances</text:span></text:h></draw:text-box></draw:frame></text:p>
      </style:footer>
      <style:footer-left>
        <text:h text:style-name="_5f_Footer_20_page_20_paire_20__28_G_29_" text:outline-level="1"><draw:frame draw:style-name="Mfr3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9"><text:span text:style-name="MT17">Géométrie plane : </text:span><text:span text:style-name="MT18">parallèles, perpendiculaires, </text:span><text:span text:style-name="MT19">distances</text:span></text:p></draw:text-box></draw:frame><draw:g text:anchor-type="paragraph" draw:z-index="253" draw:name="Shape4_206" draw:style-name="Mgr1"><draw:path draw:style-name="Mgr4" draw:text-style-name="MP11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6"><draw:frame draw:style-name="Mfr3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3">Géométrie plane : </text:span><text:span text:style-name="MT14">parallèles, perpendiculaires, </text:span><text:span text:style-name="MT50">distances</text:span></text:p></draw:text-box></draw:frame><draw:g text:anchor-type="paragraph" draw:z-index="250" draw:name="Shape4_205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3">Géométrie plane : </text:span><text:span text:style-name="MT14">parallèles, perpendiculaires, </text:span><text:span text:style-name="MT50">distances</text:span></text:p></draw:text-box></draw:frame><draw:g text:anchor-type="paragraph" draw:z-index="251" draw:name="Shape4_154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13">Géométrie plane</text:span> : <text:span text:style-name="MT124">Milieu, alignement, </text:span><text:span text:style-name="MT125">appartenance</text:span></text:p>
      </style:header>
      <style:footer>
        <text:p text:style-name="MP1"><draw:frame draw:style-name="Mfr3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2"><draw:g text:anchor-type="paragraph" draw:z-index="248" draw:name="Shape4_15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4">Géométrie plane : </text:span><text:span text:style-name="MT126">milieu, Alignement, </text:span><text:span text:style-name="MT127">APPARTENANCE</text:span></text:p></draw:text-box></draw:frame></text:p>
      </style:footer>
      <style:footer-left>
        <text:p text:style-name="MP6"><draw:frame draw:style-name="Mfr3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2"><draw:g text:anchor-type="paragraph" draw:z-index="249" draw:name="Shape4_158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">Géométrie plane : </text:span><text:span text:style-name="MT126">milieu, alignement, </text:span><text:span text:style-name="MT127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2"><text:span text:style-name="MT128">S</text:span><text:span text:style-name="MT129">olides</text:span> : <text:span text:style-name="MT128">Vocabulaire, nature</text:span></text:p>
      </style:header>
      <style:footer>
        <text:p text:style-name="MP6"><draw:frame draw:style-name="Mfr3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246" draw:name="Shape4_159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247" draw:name="Shape4_160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13">Géométrie plane</text:span> : <text:span text:style-name="MT13">Points, droites </text:span><text:span text:style-name="MT130">et cercles</text:span></text:p>
      </style:header>
      <style:footer>
        <text:p text:style-name="MP6"><draw:frame draw:style-name="Mfr3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2"><draw:g text:anchor-type="paragraph" draw:z-index="244" draw:name="Shape4_20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1">et cercles</text:span></text:p></draw:text-box></draw:frame></text:p>
      </style:footer>
      <style:footer-left>
        <text:p text:style-name="MP6"><draw:frame draw:style-name="Mfr3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2"><draw:g text:anchor-type="paragraph" draw:z-index="245" draw:name="Shape4_20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Géométrie plane : points, droites <text:span text:style-name="MT131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2"><text:span text:style-name="MT128">S</text:span><text:span text:style-name="MT129">olides</text:span> : <text:span text:style-name="MT128">Vocabulaire, nature</text:span></text:p>
      </style:header>
      <style:footer>
        <text:p text:style-name="MP6"><draw:frame draw:style-name="Mfr3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242" draw:name="Shape4_200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243" draw:name="Shape4_201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1"><text:span text:style-name="MT49">Repères du plan : Se repérer</text:span> </text:p>
      </style:header>
      <style:footer>
        <text:p text:style-name="MP1"><draw:frame draw:style-name="Mfr3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2"><draw:g text:anchor-type="paragraph" draw:z-index="240" draw:name="Shape4_19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0">R</text:span>epères du plan : se repérer</text:p></draw:text-box></draw:frame></text:p>
      </style:footer>
      <style:footer-left>
        <text:p text:style-name="MP6"><draw:frame draw:style-name="Mfr3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2"><draw:g text:anchor-type="paragraph" draw:z-index="241" draw:name="Shape4_19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0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2">R</text:span><text:span text:style-name="MT133">epères du plan : Se </text:span><text:span text:style-name="MT134">déplacer</text:span></text:p>
      </style:header>
      <style:footer>
        <text:p text:style-name="MP6"><draw:frame draw:style-name="Mfr3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">Repères du plan : Se </text:span><text:span text:style-name="MT135">déplacer</text:span></text:p></draw:text-box></draw:frame><draw:g text:anchor-type="paragraph" draw:z-index="238" draw:name="Shape4_192" draw:style-name="Mgr1"><draw:path draw:style-name="Mgr4" draw:text-style-name="MP11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6"><draw:frame draw:style-name="Mfr3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6"><text:span text:style-name="MT8">Repères du plan : se </text:span><text:span text:style-name="MT135">déplacer</text:span></text:p></draw:text-box></draw:frame><draw:g text:anchor-type="paragraph" draw:z-index="239" draw:name="Shape4_193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1"><text:span text:style-name="MT49">Repères du plan : Se repérer</text:span> </text:p>
      </style:header>
      <style:footer>
        <text:p text:style-name="MP1"><draw:frame draw:style-name="Mfr3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2"><draw:g text:anchor-type="paragraph" draw:z-index="236" draw:name="Shape4_19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0">R</text:span>epères du plan : se repérer</text:p></draw:text-box></draw:frame></text:p>
      </style:footer>
      <style:footer-left>
        <text:p text:style-name="MP6"><draw:frame draw:style-name="Mfr3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2"><draw:g text:anchor-type="paragraph" draw:z-index="237" draw:name="Shape4_19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0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50">R</text:span>epères du plan : Se repérer</text:p>
      </style:header>
      <style:header-left>
        <text:p text:style-name="_5f_Header_20_G_20_page_20_paire_20__28_G_29_"><text:span text:style-name="MT50">R</text:span>epères du plan : Se repérer</text:p>
      </style:header-left>
      <style:footer>
        <text:p text:style-name="MP6"><draw:frame draw:style-name="Mfr3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7">Repères du plan : Se repérer</text:p></draw:text-box></draw:frame><draw:g text:anchor-type="paragraph" draw:z-index="234" draw:name="Shape4_161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2">Repères du plan : se repérer</text:p></draw:text-box></draw:frame><draw:g text:anchor-type="paragraph" draw:z-index="235" draw:name="Shape4_189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8">Volumes : Volumes par comptage</text:p>
      </style:header>
      <style:footer>
        <text:p text:style-name="MP6"><draw:frame draw:style-name="Mfr3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2"><draw:g text:anchor-type="paragraph" draw:z-index="233" draw:name="Shape4_179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/><text:span text:style-name="MT136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80"><draw:line text:anchor-type="paragraph" draw:z-index="226" draw:name="Shape7_8" draw:style-name="Mgr9" draw:text-style-name="MP16" svg:x1="9.042cm" svg:y1="0.36cm" svg:x2="20.461cm" svg:y2="0.36cm"><text:p/></draw:line><draw:path text:anchor-type="paragraph" draw:z-index="227" draw:name="Shape5_1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228" draw:name="Shape6_2" draw:style-name="Mgr12" draw:text-style-name="MP82" svg:width="2.703cm" svg:height="0.715cm" draw:transform="rotate (0.0872664625997165) translate (-0.172861111111111cm 0.218722222222222cm)"><draw:text-box><text:p text:style-name="MP16"><text:span text:style-name="MT137">Série 1</text:span></text:p></draw:text-box></draw:frame>T<text:span text:style-name="MT138">itre de la série</text:span></text:p>
      </style:header>
      <style:header-left>
        <text:p text:style-name="MP80"><draw:line text:anchor-type="paragraph" draw:z-index="230" draw:name="Shape7_9" draw:style-name="Mgr9" draw:text-style-name="MP16" svg:x1="9.042cm" svg:y1="0.36cm" svg:x2="20.461cm" svg:y2="0.36cm"><text:p/></draw:line><draw:path text:anchor-type="paragraph" draw:z-index="231" draw:name="Shape5_2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232" draw:name="Shape6_5" draw:style-name="Mgr12" draw:text-style-name="MP82" svg:width="2.703cm" svg:height="0.715cm" draw:transform="rotate (0.0872664625997165) translate (-0.172861111111111cm 0.218722222222222cm)"><draw:text-box><text:p text:style-name="MP16"><text:span text:style-name="MT137">Série 1</text:span></text:p></draw:text-box></draw:frame>T<text:span text:style-name="MT138">itre de la série</text:span></text:p>
      </style:header-left>
      <style:footer>
        <text:p text:style-name="MP6"><draw:frame draw:style-name="Mfr3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2"><draw:g text:anchor-type="paragraph" draw:z-index="229" draw:name="Shape8_5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39">Angles</text:span> • <text:span text:style-name="MT139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3"><text:span text:style-name="MT111"><text:s text:c="15"/>A</text:span>ires : Aires de triangles</text:p>
      </style:header>
      <style:footer>
        <text:p text:style-name="MP1"><draw:frame draw:style-name="Mfr3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2"><draw:g text:anchor-type="paragraph" draw:z-index="225" draw:name="Shape4_178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22" draw:name="Shape4_181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23" draw:name="Shape4_18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24" draw:name="Shape4_18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5"><text:span text:style-name="MT70"><text:s text:c="15"/>A</text:span><text:span text:style-name="MT140">ires : Problèmes d’aires</text:span></text:p>
      </style:header>
      <style:footer>
        <text:p text:style-name="MP1"><draw:frame draw:style-name="Mfr3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2"><draw:g text:anchor-type="paragraph" draw:z-index="221" draw:name="Shape4_169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18" draw:name="Shape4_16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19" draw:name="Shape4_167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20" draw:name="Shape4_16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15" draw:name="Shape4_17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16" draw:name="Shape4_17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17" draw:name="Shape4_17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7"><text:span text:style-name="MT111"><text:s text:c="15"/>A</text:span>ires : Aires de disques</text:p>
      </style:header>
      <style:footer>
        <text:p text:style-name="MP1"><draw:frame draw:style-name="Mfr3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2"><draw:g text:anchor-type="paragraph" draw:z-index="214" draw:name="Shape4_173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80"><draw:path text:anchor-type="paragraph" draw:z-index="207" draw:name="Shape5_3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208" draw:name="Shape6_3" draw:style-name="Mgr12" draw:text-style-name="MP82" svg:width="2.703cm" svg:height="0.715cm" draw:transform="rotate (0.0872664625997165) translate (-0.172861111111111cm 0.218722222222222cm)"><draw:text-box><text:p text:style-name="MP16"><text:span text:style-name="MT137">Série 1</text:span></text:p></draw:text-box></draw:frame><draw:line text:anchor-type="paragraph" draw:z-index="209" draw:name="Shape7_6" draw:style-name="Mgr9" draw:text-style-name="MP16" svg:x1="9.042cm" svg:y1="0.36cm" svg:x2="20.461cm" svg:y2="0.36cm"><text:p/></draw:line>T<text:span text:style-name="MT138">itre de la série</text:span></text:p>
      </style:header>
      <style:header-left>
        <text:p text:style-name="MP80"><draw:path text:anchor-type="paragraph" draw:z-index="211" draw:name="Shape5_4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212" draw:name="Shape6_4" draw:style-name="Mgr12" draw:text-style-name="MP82" svg:width="2.703cm" svg:height="0.715cm" draw:transform="rotate (0.0872664625997165) translate (-0.172861111111111cm 0.218722222222222cm)"><draw:text-box><text:p text:style-name="MP16"><text:span text:style-name="MT137">Série 1</text:span></text:p></draw:text-box></draw:frame><draw:line text:anchor-type="paragraph" draw:z-index="213" draw:name="Shape7_3" draw:style-name="Mgr9" draw:text-style-name="MP16" svg:x1="9.042cm" svg:y1="0.36cm" svg:x2="20.461cm" svg:y2="0.36cm"><text:p/></draw:line>T<text:span text:style-name="MT138">itre de la série</text:span></text:p>
      </style:header-left>
      <style:footer>
        <text:p text:style-name="MP6"><draw:frame draw:style-name="Mfr3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2"><draw:g text:anchor-type="paragraph" draw:z-index="210" draw:name="Shape8_4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39">Angles</text:span> • <text:span text:style-name="MT139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1">Volumes : </text:span><text:span text:style-name="MT142">Calculs et conversions</text:span></text:p>
      </style:header>
      <style:header-left>
        <text:p text:style-name="_5f_Header_20_M_20_page_20_paire_20__28_G_29_"><text:span text:style-name="MT141">Volumes : </text:span><text:span text:style-name="MT142">Calculs et conversions</text:span></text:p>
      </style:header-left>
      <style:footer>
        <text:list xml:id="list3110462168" text:style-name="_5f_Numérotation_20_des_20_exercices">
          <text:list-item>
            <text:list>
              <text:list-item>
                <text:p text:style-name="MP89"><draw:frame draw:style-name="Mfr3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9"><text:s/><text:span text:style-name="MT136">Volumes : </text:span><text:span text:style-name="MT143">Calculs et conversions</text:span> </text:p></draw:text-box></draw:frame><draw:g text:anchor-type="paragraph" draw:z-index="205" draw:name="Shape4_174" draw:style-name="Mgr1"><draw:path draw:style-name="Mgr10" draw:text-style-name="MP48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85315769876744" text:continue-numbering="true" text:style-name="_5f_Numérotation_20_des_20_exercices">
          <text:list-item>
            <text:list>
              <text:list-item>
                <text:p text:style-name="MP89"><draw:frame draw:style-name="Mfr3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9"><text:s/><text:span text:style-name="MT136">Volumes : </text:span><text:span text:style-name="MT143">Calculs et conversions</text:span> </text:p></draw:text-box></draw:frame><draw:g text:anchor-type="paragraph" draw:z-index="206" draw:name="Shape4_175" draw:style-name="Mgr1"><draw:path draw:style-name="Mgr10" draw:text-style-name="MP48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2"><text:span text:style-name="MT128">S</text:span><text:span text:style-name="MT129">olides</text:span> : <text:span text:style-name="MT128">Vocabulaire, nature</text:span></text:p>
      </style:header>
      <style:footer>
        <text:p text:style-name="MP6"><draw:frame draw:style-name="Mfr3" draw:name="Frame14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203" draw:name="Shape4_19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204" draw:name="Shape4_197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0"><text:span text:style-name="MT13">Géométrie plane</text:span> : <text:span text:style-name="MT144">D</text:span><text:span text:style-name="MT13">roites, </text:span><text:span text:style-name="MT145">demi-droites </text:span><text:span text:style-name="MT146">&amp; </text:span><text:span text:style-name="MT145">segments</text:span></text:p>
      </style:header>
      <style:footer>
        <text:p text:style-name="MP6"><draw:frame draw:style-name="Mfr3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2"><draw:g text:anchor-type="paragraph" draw:z-index="201" draw:name="Shape4_198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4">Géométrie plane : </text:span><text:span text:style-name="MT17">droites, </text:span><text:span text:style-name="MT147">DEMI-droites et segments</text:span></text:p></draw:text-box></draw:frame></text:p>
      </style:footer>
      <style:footer-left>
        <text:p text:style-name="MP6"><draw:frame draw:style-name="Mfr3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2"><draw:g text:anchor-type="paragraph" draw:z-index="202" draw:name="Shape4_19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">Géométrie plane : droites, </text:span><text:span text:style-name="MT147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1"><text:span text:style-name="MT111"><text:s text:c="15"/>A</text:span>ires : Aire par comptage</text:p>
      </style:header>
      <style:footer>
        <text:p text:style-name="MP1"><draw:frame draw:style-name="Mfr3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2"><draw:g text:anchor-type="paragraph" draw:z-index="200" draw:name="Shape4_165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9"><text:span text:style-name="MT148">Aires</text:span><text:span text:style-name="MT72"> <text:s/>: </text:span><text:span text:style-name="MT148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197" draw:name="Shape4_16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98" draw:name="Shape4_163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199" draw:name="Shape4_16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49">Aires </text:span>: <text:span text:style-name="MT149">problèmes <text:s text:c="4"/></text:span></text:h>
      </style:footer>
      <style:footer-left>
        <text:p text:style-name="MP92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194" draw:name="Shape4_20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95" draw:name="Shape4_20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196" draw:name="Shape4_21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3"><text:span text:style-name="MT111"><text:s text:c="15"/>A</text:span>ires : Calculer une aire</text:p>
      </style:header>
      <style:footer>
        <text:p text:style-name="MP1"><draw:frame draw:style-name="Mfr3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2"><draw:g text:anchor-type="paragraph" draw:z-index="193" draw:name="Shape4_218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5"><text:span text:style-name="MT150">Constructions géométriques : </text:span><text:span text:style-name="MT151">Reproduire</text:span></text:p>
      </style:header>
      <style:header-left>
        <text:p text:style-name="MP95"><text:span text:style-name="MT150">Constructions géométriques : </text:span><text:span text:style-name="MT151">Reproduire</text:span></text:p>
      </style:header-left>
      <style:footer>
        <text:p text:style-name="MP6"><draw:frame draw:style-name="Mfr3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2"><draw:g text:anchor-type="paragraph" draw:z-index="191" draw:name="Shape10_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2">CONSTRUCTIONS Géométriques : <text:s/></text:span><text:span text:style-name="MT153">REPRODUIRE</text:span></text:p></draw:text-box></draw:frame></text:p>
      </style:footer>
      <style:footer-left>
        <text:p text:style-name="MP6"><draw:frame draw:style-name="Mfr3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2"><draw:g text:anchor-type="paragraph" draw:z-index="192" draw:name="Shape10_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2">CONSTRUCTIONS Géométriques : <text:s/></text:span><text:span text:style-name="MT153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7">Géométrie de base, partie 1: nommer, mesurer</text:p>
      </style:header>
      <style:header-left>
        <text:p text:style-name="_5f_Header_20_G_20_page_20_impaire_20__28_D_29_">Géométrie plane : Vocabulaire</text:p>
        <text:p text:style-name="MP98">Géométrie de base, partie 1: nommer, mesurer</text:p>
      </style:header-left>
      <style:footer>
        <text:p text:style-name="MP6"><draw:frame draw:style-name="Mfr3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2"><draw:g text:anchor-type="paragraph" draw:z-index="189" draw:name="Shape4_21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3">G</text:span><text:span text:style-name="MT154">éométrie </text:span><text:span text:style-name="MT155">plane </text:span><text:span text:style-name="MT154">: </text:span><text:span text:style-name="MT155">vocabulaire</text:span></text:h></draw:text-box></draw:frame></text:p>
      </style:footer>
      <style:footer-left>
        <text:p text:style-name="MP6"><draw:frame draw:style-name="Mfr3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2"><draw:g text:anchor-type="paragraph" draw:z-index="190" draw:name="Shape4_22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<text:span text:style-name="MT153">G</text:span><text:span text:style-name="MT154">éométrie </text:span><text:span text:style-name="MT156">plane</text:span><text:span text:style-name="MT154"> : </text:span><text:span text:style-name="MT156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100"><draw:line text:anchor-type="paragraph" draw:z-index="185" draw:name="Shape9" draw:style-name="Mgr8" draw:text-style-name="MP16" svg:x1="11.559cm" svg:y1="0.36cm" svg:x2="20.5cm" svg:y2="0.36cm"><text:p/></draw:line><draw:frame text:anchor-type="paragraph" draw:z-index="186" draw:name="Shape8" draw:style-name="Mgr12" draw:text-style-name="MP82" svg:width="2.703cm" svg:height="0.715cm" draw:transform="rotate (0.0872664625997165) translate (-0.172861111111111cm 0.218722222222222cm)"><draw:text-box><text:p text:style-name="MP16"><text:span text:style-name="MT137">Série 1</text:span></text:p></draw:text-box></draw:frame><draw:path text:anchor-type="paragraph" draw:z-index="187" draw:name="Shape7" draw:style-name="Mgr13" draw:text-style-name="MP101" svg:width="4.329cm" svg:height="2.24cm" svg:x="-1.499cm" svg:y="-1cm" svg:viewBox="0 0 4330 2241" svg:d="M0 2241l3984-288c209-15 363-168 345-342l-170-1611h-4159z"><text:p/></draw:path>T<text:span text:style-name="MT157">itre de la série</text:span></text:p>
      </style:header>
      <style:footer>
        <text:p text:style-name="MP6"><draw:frame draw:style-name="Mfr3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2"><draw:g text:anchor-type="paragraph" draw:z-index="188" draw:name="Shape1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58">Éléments de géométrie</text:span> • <text:span text:style-name="MT158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6"><draw:frame draw:style-name="Mfr3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2"><draw:g text:anchor-type="paragraph" draw:z-index="184" draw:name="Shape4_22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0">Constructions géométriques : </text:span><text:span text:style-name="MT151">Reproduire</text:span></text:p>
      </style:header>
      <style:header-left>
        <text:p text:style-name="MP104"><text:span text:style-name="MT150">Constructions géométriques : </text:span><text:span text:style-name="MT151">Reproduire</text:span></text:p>
      </style:header-left>
      <style:footer>
        <text:p text:style-name="MP6"><draw:frame draw:style-name="Mfr3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183" draw:name="Shape4_222" draw:style-name="Mgr1"><draw:path draw:style-name="Mgr4" draw:text-style-name="MP11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6"><text:span text:style-name="MT152">CONSTRUCTIONS Géométriques : <text:s/></text:span><text:span text:style-name="MT153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59">Constructions géométriques : </text:span><text:span text:style-name="MT160">Reproduire</text:span></text:p>
      </style:header>
      <style:header-left>
        <text:p text:style-name="_5f_Header_20_G_20_page_20_paire_20__28_G_29_"><text:span text:style-name="MT159">Constructions géométriques : </text:span><text:span text:style-name="MT160">Reproduire</text:span></text:p>
      </style:header-left>
      <style:footer>
        <text:p text:style-name="MP6"><draw:frame draw:style-name="Mfr3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2"><draw:g text:anchor-type="paragraph" draw:z-index="181" draw:name="Shape4_22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2">CONSTRUCTIONS Géométriques : </text:span><text:span text:style-name="MT153">REPRODUIRE</text:span></text:p></draw:text-box></draw:frame></text:p>
      </style:footer>
      <style:footer-left>
        <text:p text:style-name="MP6"><draw:frame draw:style-name="Mfr3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2"><draw:g text:anchor-type="paragraph" draw:z-index="182" draw:name="Shape4_22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2">CONSTRUCTIONS Géométriques : <text:s/></text:span><text:span text:style-name="MT153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5"><text:span text:style-name="MT150">Constructions géométriques : </text:span><text:span text:style-name="MT151">Reproduire</text:span></text:p>
      </style:header>
      <style:footer>
        <text:p text:style-name="MP6"><draw:frame draw:style-name="Mfr3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2"><draw:g text:anchor-type="paragraph" draw:z-index="179" draw:name="Shape10_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2">CONSTRUCTIONS Géométriques : <text:s/></text:span><text:span text:style-name="MT153">REPRODUIRE</text:span></text:p></draw:text-box></draw:frame></text:p>
      </style:footer>
      <style:footer-left>
        <text:p text:style-name="MP6"><draw:frame draw:style-name="Mfr3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2"><draw:g text:anchor-type="paragraph" draw:z-index="180" draw:name="Shape10_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2">CONSTRUCTIONS Géométriques : <text:s/></text:span><text:span text:style-name="MT153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59">Constructions géométriques : </text:span><text:span text:style-name="MT161">Rédiger</text:span></text:p>
      </style:header>
      <style:header-left>
        <text:p text:style-name="_5f_Header_20_G_20_page_20_paire_20__28_G_29_"><text:span text:style-name="MT159">Constructions géométriques : </text:span><text:span text:style-name="MT161">Rédiger</text:span></text:p>
      </style:header-left>
      <style:footer>
        <text:p text:style-name="MP6"><draw:frame draw:style-name="Mfr3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2"><draw:g text:anchor-type="paragraph" draw:z-index="178" draw:name="Shape4_22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2">CONSTRUCTIONS Géométriques : </text:span><text:span text:style-name="MT162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3">S</text:span>olides : <text:span text:style-name="MT163">Vocabulaire, nature</text:span></text:p>
      </style:header>
      <style:header-left>
        <text:p text:style-name="_5f_Header_20_G_20_page_20_impaire_20__28_D_29_"><text:span text:style-name="MT163">S</text:span>olides : <text:span text:style-name="MT163">Vocabulaire, nature</text:span></text:p>
      </style:header-left>
      <style:footer>
        <text:h text:style-name="_5f_Footer_20_page_20_impaire_20__28_D_29_" text:outline-level="1"><draw:frame draw:style-name="Mfr3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2"><draw:g text:anchor-type="paragraph" draw:z-index="176" draw:name="Shape4_25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solides : Vocabulaire, NatuRE</text:p></draw:text-box></draw:frame></text:h>
      </style:footer>
      <style:footer-left>
        <text:p text:style-name="MP6"><draw:frame draw:style-name="Mfr3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6">solides : Vocabulaire, NatuRE</text:p></draw:text-box></draw:frame><draw:g text:anchor-type="paragraph" draw:z-index="177" draw:name="Shape4_255" draw:style-name="Mgr1"><draw:path draw:style-name="Mgr4" draw:text-style-name="MP11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2"><text:span text:style-name="MT128">S</text:span><text:span text:style-name="MT129">olides</text:span> : <text:span text:style-name="MT128">Vocabulaire, nature</text:span></text:p>
      </style:header>
      <style:header-left>
        <text:p text:style-name="MP72"><text:span text:style-name="MT128">S</text:span><text:span text:style-name="MT129">olides</text:span> : <text:span text:style-name="MT128">Vocabulaire, nature</text:span></text:p>
      </style:header-left>
      <style:footer>
        <text:p text:style-name="MP6"><draw:frame draw:style-name="Mfr3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174" draw:name="Shape4_22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175" draw:name="Shape4_253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3">S</text:span>olides : <text:span text:style-name="MT164">Perspective cavalière</text:span></text:p>
      </style:header>
      <style:header-left>
        <text:p text:style-name="_5f_Header_20_G_20_page_20_impaire_20__28_D_29_"><text:span text:style-name="MT163">S</text:span>olides : <text:span text:style-name="MT164">Perspective cavalière</text:span></text:p>
      </style:header-left>
      <style:footer>
        <text:p text:style-name="MP6"><draw:frame draw:style-name="Mfr3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2"><draw:g text:anchor-type="paragraph" draw:z-index="172" draw:name="Shape4_227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5">solides : </text:span><text:span text:style-name="MT166">perspective cavalière</text:span></text:h></draw:text-box></draw:frame></text:p>
      </style:footer>
      <style:footer-left>
        <text:p text:style-name="MP6"><draw:frame draw:style-name="Mfr3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2"><draw:g text:anchor-type="paragraph" draw:z-index="173" draw:name="Shape4_25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65">solides : </text:span><text:span text:style-name="MT166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28">Solides : </text:span><text:span text:style-name="MT167">Patrons</text:span></text:p>
      </style:header>
      <style:header-left>
        <text:p text:style-name="_5f_Header_20_G_20_page_20_paire_20__28_G_29_"><text:span text:style-name="MT128">Solides : </text:span><text:span text:style-name="MT167">Patrons</text:span></text:p>
      </style:header-left>
      <style:footer>
        <text:h text:style-name="_5f_Footer_20_page_20_impaire_20__28_D_29_" text:outline-level="1"><draw:frame draw:style-name="Mfr3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solides : <text:span text:style-name="MT168">patrons</text:span></text:p></draw:text-box></draw:frame><draw:g text:anchor-type="paragraph" draw:z-index="170" draw:name="Shape4_228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6"><draw:frame draw:style-name="Mfr3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paire_20__28_G_29_" text:outline-level="1">solides : <text:span text:style-name="MT168">patrons</text:span></text:h></draw:text-box></draw:frame><draw:g text:anchor-type="paragraph" draw:z-index="171" draw:name="Shape4_251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3">S</text:span>olides : <text:span text:style-name="MT169">Patrons</text:span></text:p>
      </style:header>
      <style:header-left>
        <text:p text:style-name="_5f_Header_20_G_20_page_20_impaire_20__28_D_29_"><text:span text:style-name="MT163">S</text:span>olides : <text:span text:style-name="MT169">Patrons</text:span></text:p>
      </style:header-left>
      <style:footer>
        <text:p text:style-name="MP6"><draw:frame draw:style-name="Mfr3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2"><draw:g text:anchor-type="paragraph" draw:z-index="168" draw:name="Shape4_22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5">solides : </text:span><text:span text:style-name="MT170">Patrons</text:span></text:h></draw:text-box></draw:frame></text:p>
      </style:footer>
      <style:footer-left>
        <text:p text:style-name="MP6"><draw:frame draw:style-name="Mfr3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2"><draw:g text:anchor-type="paragraph" draw:z-index="169" draw:name="Shape4_25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65">solides : </text:span><text:span text:style-name="MT170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28">S</text:span><text:span text:style-name="MT129">olides</text:span> : <text:span text:style-name="MT128">Vocabulaire, nature</text:span></text:p>
      </style:header>
      <style:header-left>
        <text:p text:style-name="_5f_Header_20_G_20_page_20_impaire_20__28_D_29_"><text:span text:style-name="MT128">S</text:span><text:span text:style-name="MT129">olides</text:span> : <text:span text:style-name="MT128">Vocabulaire, nature</text:span></text:p>
      </style:header-left>
      <style:footer>
        <text:p text:style-name="MP6"><draw:frame draw:style-name="Mfr3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166" draw:name="Shape4_248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167" draw:name="Shape4_249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7"><text:span text:style-name="MT171">Géométrie plane</text:span><text:span text:style-name="MT128"> : </text:span><text:span text:style-name="MT172">Parallèles, perpendiculaires,<text:line-break/> </text:span><text:span text:style-name="MT173">distances</text:span></text:p>
      </style:header>
      <style:footer>
        <text:p text:style-name="MP6"><draw:frame draw:style-name="Mfr3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3">Géométrie plane : </text:span><text:span text:style-name="MT14">parallèles, perpendiculaires, </text:span><text:span text:style-name="MT50">distances</text:span></text:p></draw:text-box></draw:frame><draw:g text:anchor-type="paragraph" draw:z-index="164" draw:name="Shape4_24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3">Géométrie plane : </text:span><text:span text:style-name="MT14">parallèles, perpendiculaires, </text:span><text:span text:style-name="MT50">distances</text:span></text:p></draw:text-box></draw:frame><draw:g text:anchor-type="paragraph" draw:z-index="165" draw:name="Shape4_247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4">Symétrie axiale</text:span><text:span text:style-name="MT16"> : </text:span><text:span text:style-name="MT175">Reconnaissance et axes</text:span></text:p>
      </style:header>
      <style:footer>
        <text:p text:style-name="MP1"><draw:frame draw:style-name="Mfr3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2"><draw:g text:anchor-type="paragraph" draw:z-index="162" draw:name="Shape4_24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0">S</text:span>ymétrie axiale : reconnaissance et axes</text:h></draw:text-box></draw:frame></text:p>
      </style:footer>
      <style:footer-left>
        <text:p text:style-name="MP6"><draw:frame draw:style-name="Mfr3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2"><draw:g text:anchor-type="paragraph" draw:z-index="163" draw:name="Shape4_24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">Géométrie plane : </text:span><text:span text:style-name="MT18">parallèles, perpendiculaires, </text:span><text:span text:style-name="MT19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7"><text:span text:style-name="MT171">Géométrie plane</text:span><text:span text:style-name="MT128"> : </text:span><text:span text:style-name="MT172">Parallèles, perpendiculaires,<text:line-break/> </text:span><text:span text:style-name="MT173">distances</text:span></text:p>
      </style:header>
      <style:footer>
        <text:p text:style-name="MP6"><draw:frame draw:style-name="Mfr3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3">Géométrie plane : </text:span><text:span text:style-name="MT14">parallèles, perpendiculaires, </text:span><text:span text:style-name="MT50">distances</text:span></text:p></draw:text-box></draw:frame><draw:g text:anchor-type="paragraph" draw:z-index="160" draw:name="Shape4_242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3">Géométrie plane : </text:span><text:span text:style-name="MT14">parallèles, perpendiculaires, </text:span><text:span text:style-name="MT50">distances</text:span></text:p></draw:text-box></draw:frame><draw:g text:anchor-type="paragraph" draw:z-index="161" draw:name="Shape4_243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4">Symétrie axiale</text:span><text:span text:style-name="MT16"> : </text:span><text:span text:style-name="MT174">Médiatrice d’un segment</text:span></text:p>
      </style:header>
      <style:footer>
        <text:p text:style-name="MP1"><draw:frame draw:style-name="Mfr3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2"><draw:g text:anchor-type="paragraph" draw:z-index="158" draw:name="Shape4_24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4">S</text:span><text:span text:style-name="MT176">ymétrie axiale : </text:span><text:span text:style-name="MT177">Médiatrice d’un segment</text:span></text:h></draw:text-box></draw:frame></text:p>
      </style:footer>
      <style:footer-left>
        <text:p text:style-name="MP6"><draw:frame draw:style-name="Mfr3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2"><draw:g text:anchor-type="paragraph" draw:z-index="159" draw:name="Shape4_24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8"><text:span text:style-name="MT114">S</text:span><text:span text:style-name="MT176">ymétrie axiale : </text:span><text:span text:style-name="MT177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6"><draw:frame draw:style-name="Mfr3" draw:name="Frame2911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3">Géométrie plane : </text:span><text:span text:style-name="MT14">parallèles, perpendiculaires, </text:span><text:span text:style-name="MT50">distances</text:span></text:p></draw:text-box></draw:frame><draw:g text:anchor-type="paragraph" draw:z-index="156" draw:name="Shape4_230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9">Symétrie axiale : constructions</text:p></draw:text-box></draw:frame><draw:g text:anchor-type="paragraph" draw:z-index="157" draw:name="Shape4_239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50">S</text:span><text:span text:style-name="MT16">ymétrie axiale : Constructions</text:span></text:p>
      </style:header>
      <style:footer>
        <text:p text:style-name="MP1"><draw:frame draw:style-name="Mfr3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2"><draw:g text:anchor-type="paragraph" draw:z-index="154" draw:name="Shape4_237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0" text:outline-level="1"><text:span text:style-name="MT50">S</text:span>ymétrie axiale : Constructions</text:h></draw:text-box></draw:frame></text:p>
      </style:footer>
      <style:footer-left>
        <text:p text:style-name="MP6"><draw:frame draw:style-name="Mfr3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2"><draw:g text:anchor-type="paragraph" draw:z-index="155" draw:name="Shape4_238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">Géométrie plane : </text:span><text:span text:style-name="MT18">parallèles, perpendiculaires, </text:span><text:span text:style-name="MT19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7"><text:span text:style-name="MT171">Géométrie plane</text:span><text:span text:style-name="MT128"> : </text:span><text:span text:style-name="MT172">Parallèles, perpendiculaires,<text:line-break/> </text:span><text:span text:style-name="MT173">distances</text:span></text:p>
      </style:header>
      <style:header-left>
        <text:p text:style-name="MP107"><text:span text:style-name="MT171">Géométrie plane</text:span><text:span text:style-name="MT128"> : </text:span><text:span text:style-name="MT172">Parallèles, perpendiculaires,<text:line-break/> </text:span><text:span text:style-name="MT173">distances</text:span></text:p>
      </style:header-left>
      <style:footer>
        <text:p text:style-name="MP6"><draw:frame draw:style-name="Mfr3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3">Géométrie plane : </text:span><text:span text:style-name="MT14">parallèles, perpendiculaires, </text:span><text:span text:style-name="MT50">distances</text:span></text:p></draw:text-box></draw:frame><draw:g text:anchor-type="paragraph" draw:z-index="152" draw:name="Shape4_235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" text:anchor-type="paragraph" svg:y="-0.06cm" draw:z-index="0"><draw:text-box fo:min-height="0.499cm" fo:min-width="3cm"><draw:frame draw:style-name="Mfr2" draw:name="Frame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3">Géométrie plane : </text:span><text:span text:style-name="MT14">parallèles, perpendiculaires, </text:span><text:span text:style-name="MT50">distances</text:span></text:p></draw:text-box></draw:frame><draw:g text:anchor-type="paragraph" draw:z-index="153" draw:name="Shape4_236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78">Symétrie axiale</text:span><text:span text:style-name="MT16"> : </text:span><text:span text:style-name="MT179">Axes de symétrie de figures</text:span></text:p>
      </style:header>
      <style:header-left>
        <text:p text:style-name="MP111"><text:span text:style-name="MT178">Symétrie axiale</text:span><text:span text:style-name="MT16"> : </text:span><text:span text:style-name="MT179">Axes de symétrie de figures</text:span></text:p>
      </style:header-left>
      <style:footer>
        <text:p text:style-name="MP1"><draw:frame draw:style-name="Mfr3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2"><draw:g text:anchor-type="paragraph" draw:z-index="150" draw:name="Shape4_23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50">S</text:span>ymétrie axiale : axes de symétrie de figures</text:p></draw:text-box></draw:frame></text:p>
      </style:footer>
      <style:footer-left>
        <text:p text:style-name="MP6"><draw:frame draw:style-name="Mfr3" draw:name="Frame3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2"><draw:g text:anchor-type="paragraph" draw:z-index="151" draw:name="Shape4_23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">Géométrie plane : </text:span><text:span text:style-name="MT18">parallèles, perpendiculaires, </text:span><text:span text:style-name="MT19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7"><text:span text:style-name="MT171">Géométrie plane</text:span><text:span text:style-name="MT128"> : </text:span><text:span text:style-name="MT172">Parallèles, perpendiculaires,<text:line-break/> </text:span><text:span text:style-name="MT173">distances</text:span></text:p>
      </style:header>
      <style:footer>
        <text:p text:style-name="MP6"><draw:frame draw:style-name="Mfr3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3">Géométrie plane : </text:span><text:span text:style-name="MT14">parallèles, perpendiculaires, </text:span><text:span text:style-name="MT50">distances</text:span></text:p></draw:text-box></draw:frame><draw:g text:anchor-type="paragraph" draw:z-index="148" draw:name="Shape4_231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3">Géométrie plane : </text:span><text:span text:style-name="MT14">parallèles, perpendiculaires, </text:span><text:span text:style-name="MT50">distances</text:span></text:p></draw:text-box></draw:frame><draw:g text:anchor-type="paragraph" draw:z-index="149" draw:name="Shape4_232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50">S</text:span>ymétrie : Propriétés</text:p>
      </style:header>
      <style:footer>
        <text:p text:style-name="MP1"><draw:frame draw:style-name="Mfr3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2"><draw:g text:anchor-type="paragraph" draw:z-index="146" draw:name="Shape4_15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50">S</text:span>ymétrie axiale : propriétés</text:p></draw:text-box></draw:frame></text:p>
      </style:footer>
      <style:footer-left>
        <text:p text:style-name="MP6"><draw:frame draw:style-name="Mfr3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2"><draw:g text:anchor-type="paragraph" draw:z-index="147" draw:name="Shape4_15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">Géométrie plane : </text:span><text:span text:style-name="MT18">parallèles, perpendiculaires, </text:span><text:span text:style-name="MT19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7"><text:span text:style-name="MT171">Géométrie plane</text:span><text:span text:style-name="MT128"> : </text:span><text:span text:style-name="MT172">Parallèles, perpendiculaires,<text:line-break/> </text:span><text:span text:style-name="MT173">distances</text:span></text:p>
      </style:header>
      <style:footer>
        <text:p text:style-name="MP6"><draw:frame draw:style-name="Mfr3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3">Géométrie plane : </text:span><text:span text:style-name="MT14">parallèles, perpendiculaires, </text:span><text:span text:style-name="MT50">distances</text:span></text:p></draw:text-box></draw:frame><draw:g text:anchor-type="paragraph" draw:z-index="144" draw:name="Shape4_131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3">Géométrie plane : </text:span><text:span text:style-name="MT14">parallèles, perpendiculaires, </text:span><text:span text:style-name="MT50">distances</text:span></text:p></draw:text-box></draw:frame><draw:g text:anchor-type="paragraph" draw:z-index="145" draw:name="Shape4_146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4"><text:span text:style-name="MT50">S</text:span>ymétrie axiale : pour aller plus loin</text:p>
      </style:header>
      <style:footer>
        <text:p text:style-name="MP1"><draw:frame draw:style-name="Mfr3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2"><draw:g text:anchor-type="paragraph" draw:z-index="142" draw:name="Shape4_4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5"><text:span text:style-name="MT50">S</text:span>ymétrie axiale : pour aller plus loin</text:p></draw:text-box></draw:frame></text:p>
      </style:footer>
      <style:footer-left>
        <text:p text:style-name="MP6"><draw:frame draw:style-name="Mfr3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2"><draw:g text:anchor-type="paragraph" draw:z-index="143" draw:name="Shape4_5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">Géométrie plane : </text:span><text:span text:style-name="MT18">parallèles, perpendiculaires, </text:span><text:span text:style-name="MT19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136" draw:name="Shape3_0" draw:style-name="Mgr14" draw:text-style-name="MP16" svg:x1="10.893cm" svg:y1="0.403cm" svg:x2="20.503cm" svg:y2="0.327cm"><text:p/></draw:line><draw:path text:anchor-type="char" draw:z-index="137" draw:name="Shape1_3" draw:style-name="Mgr15" draw:text-style-name="MP116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140" draw:name="Shape1_9" draw:style-name="Mgr15" draw:text-style-name="MP116" svg:width="4.329cm" svg:height="2.24cm" svg:x="-1.499cm" svg:y="-0.991cm" svg:viewBox="0 0 4330 2241" svg:d="M0 2241l3984-288c209-15 363-168 345-342l-170-1611h-4159z"><text:p/></draw:path>Résoudre des problèmes<draw:line text:anchor-type="char" draw:z-index="139" draw:name="Shape3_38" draw:style-name="Mgr14" draw:text-style-name="MP16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1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2"><draw:g text:anchor-type="paragraph" draw:z-index="138" draw:name="Shape4_130" draw:style-name="Mgr1"><draw:path draw:style-name="Mgr16" draw:text-style-name="MP11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40">R</text:span>ésoudre des problèmes</text:p></draw:text-box></draw:frame></text:h>
      </style:footer>
      <style:footer-left>
        <text:h text:style-name="_5f_Footer_20_page_20_paire_20__28_G_29_" text:outline-level="1"><draw:frame draw:style-name="Mfr1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9">Résoudre des problèmes</text:p></draw:text-box></draw:frame><draw:g text:anchor-type="paragraph" draw:z-index="141" draw:name="Shape4_264" draw:style-name="Mgr1"><draw:path draw:style-name="Mgr16" draw:text-style-name="MP117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8"><draw:line text:anchor-type="paragraph" draw:z-index="394" draw:name="Shape3_23" draw:style-name="Mgr5" draw:text-style-name="MP16" svg:x1="11.52cm" svg:y1="0.376cm" svg:x2="20.496cm" svg:y2="0.36cm"><text:p/></draw:line><text:span text:style-name="MT31">Fractions</text:span> : <text:span text:style-name="MT31">Droite graduée</text:span></text:p>
      </style:header>
      <style:footer>
        <text:p text:style-name="MP1"><draw:frame draw:style-name="Mfr3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2"><draw:g text:anchor-type="paragraph" draw:z-index="395" draw:name="Shape4_26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8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10" text:anchor-type="paragraph" svg:y="-0.06cm" draw:z-index="0"><draw:text-box fo:min-height="0.499cm" fo:min-width="3cm"><draw:frame draw:style-name="Mfr2" draw:name="Frame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396" draw:name="Shape4_26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97" draw:name="Shape4_26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98" draw:name="Shape4_267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09-19T08:53:12.130000000</dc:date>
    <meta:editing-duration>P3DT2H51M31S</meta:editing-duration>
    <meta:editing-cycles>384</meta:editing-cycles>
    <meta:generator>LibreOffice/7.1.1.2$Windows_X86_64 LibreOffice_project/fe0b08f4af1bacafe4c7ecc87ce55bb426164676</meta:generator>
    <meta:document-statistic meta:table-count="13" meta:image-count="0" meta:object-count="0" meta:page-count="5" meta:paragraph-count="1014" meta:word-count="3703" meta:character-count="21138" meta:non-whitespace-character-count="18042"/>
    <meta:template xlink:type="simple" xlink:actuate="onRequest" xlink:title="Modele_cahier_numerique" xlink:href="../../AppData/Local/Temp/Modele_cahier_numerique.ott" meta:date="2021-06-26T11:37:57.266475964"/>
  </office:meta>
</office:document-meta>
</file>